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991cm"/>
    </style:style>
    <style:style style:name="co4" style:family="table-column">
      <style:table-column-properties fo:break-before="auto" style:column-width="8.96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WenQuanYi Zen Hei" style:font-name-complex="Lohit Devanagari"/>
    </style:style>
    <style:style style:name="ce3" style:family="table-cell" style:parent-style-name="Default">
      <style:text-properties style:use-window-font-color="true" style:font-name="Liberation Sans" fo:font-size="10pt" fo:language="en" fo:country="GB" style:font-name-asian="WenQuanYi Zen Hei" style:font-size-asian="10pt" style:language-asian="zh" style:country-asian="CN" style:font-name-complex="Lohit Devanagari" style:font-size-complex="10pt" style:language-complex="hi" style:country-complex="IN"/>
    </style:style>
  </office:automatic-styles>
  <office:body>
    <office:spreadsheet>
      <table:table table:name="ADC Timing" table:style-name="ta1" table:print="false">
        <table:table-column table:style-name="co3" table:default-cell-style-name="ce1"/>
        <table:table-column table:style-name="co2" table:number-columns-repeated="8" table:default-cell-style-name="Default"/>
        <table:table-column table:style-name="co2" table:number-columns-repeated="2" table:default-cell-style-name="ce2"/>
        <table:table-column table:style-name="co2" table:number-columns-repeated="4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number-columns-repeated="2" table:default-cell-style-name="ce2"/>
        <table:table-row table:style-name="ro1">
          <table:table-cell office:value-type="string">
            <text:p>MCU Instruction Frequency (Hz)</text:p>
          </table:table-cell>
          <table:table-cell office:value-type="float" office:value="29491200">
            <text:p>29491200</text:p>
          </table:table-cell>
          <table:table-cell table:number-columns-repeated="7"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>
            <text:p>MCU Instruction Interval (s)</text:p>
          </table:table-cell>
          <table:table-cell table:formula="of:=1/[.$B$1]" office:value-type="float" office:value="0.0000000339084201388889">
            <text:p>3.39084201388889E-008</text:p>
          </table:table-cell>
          <table:table-cell table:number-columns-repeated="7"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>
            <text:p>Desired Sample Rate (Hz)</text:p>
          </table:table-cell>
          <table:table-cell office:value-type="float" office:value="80000">
            <text:p>80000</text:p>
          </table:table-cell>
          <table:table-cell table:number-columns-repeated="7"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>
            <text:p>Sample Interval (s)</text:p>
          </table:table-cell>
          <table:table-cell table:formula="of:=1/[.$B$4]" office:value-type="float" office:value="0.0000125">
            <text:p>0.0000125</text:p>
          </table:table-cell>
          <table:table-cell table:number-columns-repeated="7"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2">
          <table:table-cell office:value-type="string">
            <text:p>Minimum Tad (ns)</text:p>
          </table:table-cell>
          <table:table-cell office:value-type="float" office:value="256.41">
            <text:p>256.41</text:p>
          </table:table-cell>
          <table:table-cell/>
          <table:table-cell table:style-name="ce1" office:value-type="string">
            <text:p>According to DS70064E, Section 17.23, Table 17.9</text:p>
          </table:table-cell>
          <table:table-cell table:number-columns-repeated="5"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"/>
          <table:table-cell table:number-columns-repeated="5"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"/>
          <table:table-cell table:number-columns-repeated="4"/>
          <table:table-cell table:style-name="ce1" office:value-type="string">
            <text:p>SAMC values are in the columns below. <text:s/>Note that SAMC is a 5-bit wide value, so only values 0-31 are valid !</text:p>
          </table:table-cell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2">
          <table:table-cell table:style-name="Default"/>
          <table:table-cell table:style-name="ce1" office:value-type="string">
            <text:p>ADCS</text:p>
          </table:table-cell>
          <table:table-cell/>
          <table:table-cell table:style-name="ce1" office:value-type="string">
            <text:p>Tad (s)</text:p>
          </table:table-cell>
          <table:table-cell table:style-name="ce1" office:value-type="string">
            <text:p>Tad (ns)</text:p>
          </table:table-cell>
          <table:table-cell table:style-name="ce1"/>
          <table:table-cell table:style-name="ce1" office:value-type="string">
            <text:p>Adjusted Sample Interval (s)</text:p>
          </table:table-cell>
          <table:table-cell/>
          <table:table-cell table:style-name="ce1" office:value-type="string">
            <text:p>Floor</text:p>
          </table:table-cell>
          <table:table-cell table:style-name="ce1" office:value-type="string">
            <text:p>Ceiling</text:p>
          </table:table-cell>
          <table:table-cell table:style-name="ce1" office:value-type="string">
            <text:p>Nearest</text:p>
          </table:table-cell>
          <table:table-cell/>
          <table:table-cell table:style-name="ce1" office:value-type="string">
            <text:p>Floor Frequency / Offset</text:p>
          </table:table-cell>
          <table:table-cell table:number-columns-repeated="2"/>
          <table:table-cell table:style-name="ce1" office:value-type="string">
            <text:p>Ceiling Frequency / Offset</text:p>
          </table:table-cell>
          <table:table-cell table:number-columns-repeated="2"/>
          <table:table-cell table:style-name="ce1" office:value-type="string">
            <text:p>Nearest Frequency / Offset</text:p>
          </table:table-cell>
          <table:table-cell table:style-name="Default"/>
        </table:table-row>
        <table:table-row table:style-name="ro1">
          <table:table-cell table:formula="of:=IF([.$E12] &lt; [.$B$7]; &quot;!!! INVALID TAD CLOCK !!!&quot;; &quot;&quot;)" office:value-type="string" office:string-value="!!! INVALID TAD CLOCK !!!">
            <text:p>!!! INVALID TAD CLOCK !!!</text:p>
          </table:table-cell>
          <table:table-cell office:value-type="float" office:value="1">
            <text:p>1</text:p>
          </table:table-cell>
          <table:table-cell/>
          <table:table-cell table:formula="of:=[.$B$2]*([.$B12]+1)/2" office:value-type="float" office:value="0.0000000339084201388889">
            <text:p>3.39084201388889E-008</text:p>
          </table:table-cell>
          <table:table-cell table:formula="of:=[.$D12] * 1000000000" office:value-type="float" office:value="33.9084201388889">
            <text:p>33.9084201389</text:p>
          </table:table-cell>
          <table:table-cell/>
          <table:table-cell table:formula="of:=[.$B$5]-12*[.$D12]" office:value-type="float" office:value="0.0000120930989583333">
            <text:p>1.20930989583333E-005</text:p>
          </table:table-cell>
          <table:table-cell/>
          <table:table-cell table:formula="of:=FLOOR([.$G12]/[.$D12];1)" office:value-type="float" office:value="356">
            <text:p>356</text:p>
          </table:table-cell>
          <table:table-cell table:formula="of:=CEILING([.$G12]/[.$D12];1)" office:value-type="float" office:value="357">
            <text:p>357</text:p>
          </table:table-cell>
          <table:table-cell table:formula="of:=FLOOR([.$G12]/[.$D12]+0.5;1)" office:value-type="float" office:value="357">
            <text:p>357</text:p>
          </table:table-cell>
          <table:table-cell/>
          <table:table-cell table:formula="of:=1/([.$D12]*(12+[.I12]))" office:value-type="float" office:value="80139.1304347826">
            <text:p>80139.1304347826</text:p>
          </table:table-cell>
          <table:table-cell table:formula="of:=[.$B$4]-[.$M12]" office:value-type="float" office:value="-139.130434782608">
            <text:p>-139.1304347826</text:p>
          </table:table-cell>
          <table:table-cell/>
          <table:table-cell table:formula="of:=1/([.$D12]*(12+[.J12]))" office:value-type="float" office:value="79921.9512195122">
            <text:p>79921.9512195122</text:p>
          </table:table-cell>
          <table:table-cell table:formula="of:=[.$B$4]-[.P12]" office:value-type="float" office:value="78.0487804878067">
            <text:p>78.0487804878</text:p>
          </table:table-cell>
          <table:table-cell/>
          <table:table-cell table:formula="of:=1/([.$D12]*(12+[.K12]))" office:value-type="float" office:value="79921.9512195122">
            <text:p>79921.9512195122</text:p>
          </table:table-cell>
          <table:table-cell table:formula="of:=[.$B$4]-[.$S12]" office:value-type="float" office:value="78.0487804878067">
            <text:p>78.0487804878</text:p>
          </table:table-cell>
        </table:table-row>
        <table:table-row table:style-name="ro1">
          <table:table-cell table:formula="of:=IF([.$E13] &lt; [.$B$7]; &quot;!!! INVALID TAD CLOCK !!!&quot;; &quot;&quot;)" office:value-type="string" office:string-value="!!! INVALID TAD CLOCK !!!">
            <text:p>!!! INVALID TAD CLOCK !!!</text:p>
          </table:table-cell>
          <table:table-cell table:formula="of:=[.$B12]+1" office:value-type="float" office:value="2">
            <text:p>2</text:p>
          </table:table-cell>
          <table:table-cell/>
          <table:table-cell table:formula="of:=[.$B$2]*([.$B13]+1)/2" office:value-type="float" office:value="0.0000000508626302083333">
            <text:p>5.08626302083333E-008</text:p>
          </table:table-cell>
          <table:table-cell table:formula="of:=[.$D13] * 1000000000" office:value-type="float" office:value="50.8626302083333">
            <text:p>50.8626302083</text:p>
          </table:table-cell>
          <table:table-cell/>
          <table:table-cell table:formula="of:=[.$B$5]-12*[.$D13]" office:value-type="float" office:value="0.0000118896484375">
            <text:p>1.18896484375E-005</text:p>
          </table:table-cell>
          <table:table-cell/>
          <table:table-cell table:formula="of:=FLOOR([.$G13]/[.$D13];1)" office:value-type="float" office:value="233">
            <text:p>233</text:p>
          </table:table-cell>
          <table:table-cell table:formula="of:=CEILING([.$G13]/[.$D13];1)" office:value-type="float" office:value="234">
            <text:p>234</text:p>
          </table:table-cell>
          <table:table-cell table:formula="of:=FLOOR([.$G13]/[.$D13]+0.5;1)" office:value-type="float" office:value="234">
            <text:p>234</text:p>
          </table:table-cell>
          <table:table-cell/>
          <table:table-cell table:formula="of:=1/([.$D13]*(12+[.I13]))" office:value-type="float" office:value="80248.1632653061">
            <text:p>80248.1632653061</text:p>
          </table:table-cell>
          <table:table-cell table:formula="of:=[.$B$4]-[.$M13]" office:value-type="float" office:value="-248.163265306124">
            <text:p>-248.1632653061</text:p>
          </table:table-cell>
          <table:table-cell/>
          <table:table-cell table:formula="of:=1/([.$D13]*(12+[.J13]))" office:value-type="float" office:value="79921.9512195122">
            <text:p>79921.9512195122</text:p>
          </table:table-cell>
          <table:table-cell table:formula="of:=[.$B$4]-[.P13]" office:value-type="float" office:value="78.0487804878067">
            <text:p>78.0487804878</text:p>
          </table:table-cell>
          <table:table-cell/>
          <table:table-cell table:formula="of:=1/([.$D13]*(12+[.K13]))" office:value-type="float" office:value="79921.9512195122">
            <text:p>79921.9512195122</text:p>
          </table:table-cell>
          <table:table-cell table:formula="of:=[.$B$4]-[.$S13]" office:value-type="float" office:value="78.0487804878067">
            <text:p>78.0487804878</text:p>
          </table:table-cell>
        </table:table-row>
        <table:table-row table:style-name="ro1">
          <table:table-cell table:formula="of:=IF([.$E14] &lt; [.$B$7]; &quot;!!! INVALID TAD CLOCK !!!&quot;; &quot;&quot;)" office:value-type="string" office:string-value="!!! INVALID TAD CLOCK !!!">
            <text:p>!!! INVALID TAD CLOCK !!!</text:p>
          </table:table-cell>
          <table:table-cell table:formula="of:=[.$B13]+1" office:value-type="float" office:value="3">
            <text:p>3</text:p>
          </table:table-cell>
          <table:table-cell/>
          <table:table-cell table:formula="of:=[.$B$2]*([.$B14]+1)/2" office:value-type="float" office:value="0.0000000678168402777778">
            <text:p>6.78168402777778E-008</text:p>
          </table:table-cell>
          <table:table-cell table:formula="of:=[.$D14] * 1000000000" office:value-type="float" office:value="67.8168402777778">
            <text:p>67.8168402778</text:p>
          </table:table-cell>
          <table:table-cell/>
          <table:table-cell table:formula="of:=[.$B$5]-12*[.$D14]" office:value-type="float" office:value="0.0000116861979166667">
            <text:p>1.16861979166667E-005</text:p>
          </table:table-cell>
          <table:table-cell/>
          <table:table-cell table:formula="of:=FLOOR([.$G14]/[.$D14];1)" office:value-type="float" office:value="172">
            <text:p>172</text:p>
          </table:table-cell>
          <table:table-cell table:formula="of:=CEILING([.$G14]/[.$D14];1)" office:value-type="float" office:value="173">
            <text:p>173</text:p>
          </table:table-cell>
          <table:table-cell table:formula="of:=FLOOR([.$G14]/[.$D14]+0.5;1)" office:value-type="float" office:value="172">
            <text:p>172</text:p>
          </table:table-cell>
          <table:table-cell/>
          <table:table-cell table:formula="of:=1/([.$D14]*(12+[.I14]))" office:value-type="float" office:value="80139.1304347826">
            <text:p>80139.1304347826</text:p>
          </table:table-cell>
          <table:table-cell table:formula="of:=[.$B$4]-[.$M14]" office:value-type="float" office:value="-139.130434782608">
            <text:p>-139.1304347826</text:p>
          </table:table-cell>
          <table:table-cell/>
          <table:table-cell table:formula="of:=1/([.$D14]*(12+[.J14]))" office:value-type="float" office:value="79705.945945946">
            <text:p>79705.945945946</text:p>
          </table:table-cell>
          <table:table-cell table:formula="of:=[.$B$4]-[.P14]" office:value-type="float" office:value="294.054054054053">
            <text:p>294.0540540541</text:p>
          </table:table-cell>
          <table:table-cell/>
          <table:table-cell table:formula="of:=1/([.$D14]*(12+[.K14]))" office:value-type="float" office:value="80139.1304347826">
            <text:p>80139.1304347826</text:p>
          </table:table-cell>
          <table:table-cell table:formula="of:=[.$B$4]-[.$S14]" office:value-type="float" office:value="-139.130434782608">
            <text:p>-139.1304347826</text:p>
          </table:table-cell>
        </table:table-row>
        <table:table-row table:style-name="ro1">
          <table:table-cell table:formula="of:=IF([.$E15] &lt; [.$B$7]; &quot;!!! INVALID TAD CLOCK !!!&quot;; &quot;&quot;)" office:value-type="string" office:string-value="!!! INVALID TAD CLOCK !!!">
            <text:p>!!! INVALID TAD CLOCK !!!</text:p>
          </table:table-cell>
          <table:table-cell table:formula="of:=[.$B14]+1" office:value-type="float" office:value="4">
            <text:p>4</text:p>
          </table:table-cell>
          <table:table-cell/>
          <table:table-cell table:formula="of:=[.$B$2]*([.$B15]+1)/2" office:value-type="float" office:value="0.0000000847710503472222">
            <text:p>8.47710503472222E-008</text:p>
          </table:table-cell>
          <table:table-cell table:formula="of:=[.$D15] * 1000000000" office:value-type="float" office:value="84.7710503472222">
            <text:p>84.7710503472</text:p>
          </table:table-cell>
          <table:table-cell/>
          <table:table-cell table:formula="of:=[.$B$5]-12*[.$D15]" office:value-type="float" office:value="0.0000114827473958333">
            <text:p>1.14827473958333E-005</text:p>
          </table:table-cell>
          <table:table-cell/>
          <table:table-cell table:formula="of:=FLOOR([.$G15]/[.$D15];1)" office:value-type="float" office:value="135">
            <text:p>135</text:p>
          </table:table-cell>
          <table:table-cell table:formula="of:=CEILING([.$G15]/[.$D15];1)" office:value-type="float" office:value="136">
            <text:p>136</text:p>
          </table:table-cell>
          <table:table-cell table:formula="of:=FLOOR([.$G15]/[.$D15]+0.5;1)" office:value-type="float" office:value="135">
            <text:p>135</text:p>
          </table:table-cell>
          <table:table-cell/>
          <table:table-cell table:formula="of:=1/([.$D15]*(12+[.I15]))" office:value-type="float" office:value="80248.1632653061">
            <text:p>80248.1632653061</text:p>
          </table:table-cell>
          <table:table-cell table:formula="of:=[.$B$4]-[.$M15]" office:value-type="float" office:value="-248.163265306124">
            <text:p>-248.1632653061</text:p>
          </table:table-cell>
          <table:table-cell/>
          <table:table-cell table:formula="of:=1/([.$D15]*(12+[.J15]))" office:value-type="float" office:value="79705.9459459459">
            <text:p>79705.9459459459</text:p>
          </table:table-cell>
          <table:table-cell table:formula="of:=[.$B$4]-[.P15]" office:value-type="float" office:value="294.054054054068">
            <text:p>294.0540540541</text:p>
          </table:table-cell>
          <table:table-cell/>
          <table:table-cell table:formula="of:=1/([.$D15]*(12+[.K15]))" office:value-type="float" office:value="80248.1632653061">
            <text:p>80248.1632653061</text:p>
          </table:table-cell>
          <table:table-cell table:formula="of:=[.$B$4]-[.$S15]" office:value-type="float" office:value="-248.163265306124">
            <text:p>-248.1632653061</text:p>
          </table:table-cell>
        </table:table-row>
        <table:table-row table:style-name="ro1">
          <table:table-cell table:formula="of:=IF([.$E16] &lt; [.$B$7]; &quot;!!! INVALID TAD CLOCK !!!&quot;; &quot;&quot;)" office:value-type="string" office:string-value="!!! INVALID TAD CLOCK !!!">
            <text:p>!!! INVALID TAD CLOCK !!!</text:p>
          </table:table-cell>
          <table:table-cell table:formula="of:=[.$B15]+1" office:value-type="float" office:value="5">
            <text:p>5</text:p>
          </table:table-cell>
          <table:table-cell/>
          <table:table-cell table:formula="of:=[.$B$2]*([.$B16]+1)/2" office:value-type="float" office:value="0.000000101725260416667">
            <text:p>1.01725260416667E-007</text:p>
          </table:table-cell>
          <table:table-cell table:formula="of:=[.$D16] * 1000000000" office:value-type="float" office:value="101.725260416667">
            <text:p>101.7252604167</text:p>
          </table:table-cell>
          <table:table-cell/>
          <table:table-cell table:formula="of:=[.$B$5]-12*[.$D16]" office:value-type="float" office:value="0.000011279296875">
            <text:p>1.1279296875E-005</text:p>
          </table:table-cell>
          <table:table-cell/>
          <table:table-cell table:formula="of:=FLOOR([.$G16]/[.$D16];1)" office:value-type="float" office:value="110">
            <text:p>110</text:p>
          </table:table-cell>
          <table:table-cell table:formula="of:=CEILING([.$G16]/[.$D16];1)" office:value-type="float" office:value="111">
            <text:p>111</text:p>
          </table:table-cell>
          <table:table-cell table:formula="of:=FLOOR([.$G16]/[.$D16]+0.5;1)" office:value-type="float" office:value="111">
            <text:p>111</text:p>
          </table:table-cell>
          <table:table-cell/>
          <table:table-cell table:formula="of:=1/([.$D16]*(12+[.I16]))" office:value-type="float" office:value="80577.0491803279">
            <text:p>80577.0491803279</text:p>
          </table:table-cell>
          <table:table-cell table:formula="of:=[.$B$4]-[.$M16]" office:value-type="float" office:value="-577.049180327871">
            <text:p>-577.0491803279</text:p>
          </table:table-cell>
          <table:table-cell/>
          <table:table-cell table:formula="of:=1/([.$D16]*(12+[.J16]))" office:value-type="float" office:value="79921.9512195122">
            <text:p>79921.9512195122</text:p>
          </table:table-cell>
          <table:table-cell table:formula="of:=[.$B$4]-[.P16]" office:value-type="float" office:value="78.0487804878067">
            <text:p>78.0487804878</text:p>
          </table:table-cell>
          <table:table-cell/>
          <table:table-cell table:formula="of:=1/([.$D16]*(12+[.K16]))" office:value-type="float" office:value="79921.9512195122">
            <text:p>79921.9512195122</text:p>
          </table:table-cell>
          <table:table-cell table:formula="of:=[.$B$4]-[.$S16]" office:value-type="float" office:value="78.0487804878067">
            <text:p>78.0487804878</text:p>
          </table:table-cell>
        </table:table-row>
        <table:table-row table:style-name="ro1">
          <table:table-cell table:formula="of:=IF([.$E17] &lt; [.$B$7]; &quot;!!! INVALID TAD CLOCK !!!&quot;; &quot;&quot;)" office:value-type="string" office:string-value="!!! INVALID TAD CLOCK !!!">
            <text:p>!!! INVALID TAD CLOCK !!!</text:p>
          </table:table-cell>
          <table:table-cell table:formula="of:=[.$B16]+1" office:value-type="float" office:value="6">
            <text:p>6</text:p>
          </table:table-cell>
          <table:table-cell/>
          <table:table-cell table:formula="of:=[.$B$2]*([.$B17]+1)/2" office:value-type="float" office:value="0.000000118679470486111">
            <text:p>1.18679470486111E-007</text:p>
          </table:table-cell>
          <table:table-cell table:formula="of:=[.$D17] * 1000000000" office:value-type="float" office:value="118.679470486111">
            <text:p>118.6794704861</text:p>
          </table:table-cell>
          <table:table-cell/>
          <table:table-cell table:formula="of:=[.$B$5]-12*[.$D17]" office:value-type="float" office:value="0.0000110758463541667">
            <text:p>1.10758463541667E-005</text:p>
          </table:table-cell>
          <table:table-cell/>
          <table:table-cell table:formula="of:=FLOOR([.$G17]/[.$D17];1)" office:value-type="float" office:value="93">
            <text:p>93</text:p>
          </table:table-cell>
          <table:table-cell table:formula="of:=CEILING([.$G17]/[.$D17];1)" office:value-type="float" office:value="94">
            <text:p>94</text:p>
          </table:table-cell>
          <table:table-cell table:formula="of:=FLOOR([.$G17]/[.$D17]+0.5;1)" office:value-type="float" office:value="93">
            <text:p>93</text:p>
          </table:table-cell>
          <table:table-cell/>
          <table:table-cell table:formula="of:=1/([.$D17]*(12+[.I17]))" office:value-type="float" office:value="80248.1632653061">
            <text:p>80248.1632653061</text:p>
          </table:table-cell>
          <table:table-cell table:formula="of:=[.$B$4]-[.$M17]" office:value-type="float" office:value="-248.163265306124">
            <text:p>-248.1632653061</text:p>
          </table:table-cell>
          <table:table-cell/>
          <table:table-cell table:formula="of:=1/([.$D17]*(12+[.J17]))" office:value-type="float" office:value="79491.1051212938">
            <text:p>79491.1051212938</text:p>
          </table:table-cell>
          <table:table-cell table:formula="of:=[.$B$4]-[.P17]" office:value-type="float" office:value="508.894878706196">
            <text:p>508.8948787062</text:p>
          </table:table-cell>
          <table:table-cell/>
          <table:table-cell table:formula="of:=1/([.$D17]*(12+[.K17]))" office:value-type="float" office:value="80248.1632653061">
            <text:p>80248.1632653061</text:p>
          </table:table-cell>
          <table:table-cell table:formula="of:=[.$B$4]-[.$S17]" office:value-type="float" office:value="-248.163265306124">
            <text:p>-248.1632653061</text:p>
          </table:table-cell>
        </table:table-row>
        <table:table-row table:style-name="ro1">
          <table:table-cell table:formula="of:=IF([.$E18] &lt; [.$B$7]; &quot;!!! INVALID TAD CLOCK !!!&quot;; &quot;&quot;)" office:value-type="string" office:string-value="!!! INVALID TAD CLOCK !!!">
            <text:p>!!! INVALID TAD CLOCK !!!</text:p>
          </table:table-cell>
          <table:table-cell table:formula="of:=[.$B17]+1" office:value-type="float" office:value="7">
            <text:p>7</text:p>
          </table:table-cell>
          <table:table-cell/>
          <table:table-cell table:formula="of:=[.$B$2]*([.$B18]+1)/2" office:value-type="float" office:value="0.000000135633680555556">
            <text:p>1.35633680555556E-007</text:p>
          </table:table-cell>
          <table:table-cell table:formula="of:=[.$D18] * 1000000000" office:value-type="float" office:value="135.633680555556">
            <text:p>135.6336805556</text:p>
          </table:table-cell>
          <table:table-cell/>
          <table:table-cell table:formula="of:=[.$B$5]-12*[.$D18]" office:value-type="float" office:value="0.0000108723958333333">
            <text:p>1.08723958333333E-005</text:p>
          </table:table-cell>
          <table:table-cell/>
          <table:table-cell table:formula="of:=FLOOR([.$G18]/[.$D18];1)" office:value-type="float" office:value="80">
            <text:p>80</text:p>
          </table:table-cell>
          <table:table-cell table:formula="of:=CEILING([.$G18]/[.$D18];1)" office:value-type="float" office:value="81">
            <text:p>81</text:p>
          </table:table-cell>
          <table:table-cell table:formula="of:=FLOOR([.$G18]/[.$D18]+0.5;1)" office:value-type="float" office:value="80">
            <text:p>80</text:p>
          </table:table-cell>
          <table:table-cell/>
          <table:table-cell table:formula="of:=1/([.$D18]*(12+[.I18]))" office:value-type="float" office:value="80139.1304347826">
            <text:p>80139.1304347826</text:p>
          </table:table-cell>
          <table:table-cell table:formula="of:=[.$B$4]-[.$M18]" office:value-type="float" office:value="-139.130434782608">
            <text:p>-139.1304347826</text:p>
          </table:table-cell>
          <table:table-cell/>
          <table:table-cell table:formula="of:=1/([.$D18]*(12+[.J18]))" office:value-type="float" office:value="79277.4193548387">
            <text:p>79277.4193548387</text:p>
          </table:table-cell>
          <table:table-cell table:formula="of:=[.$B$4]-[.P18]" office:value-type="float" office:value="722.580645161288">
            <text:p>722.5806451613</text:p>
          </table:table-cell>
          <table:table-cell/>
          <table:table-cell table:formula="of:=1/([.$D18]*(12+[.K18]))" office:value-type="float" office:value="80139.1304347826">
            <text:p>80139.1304347826</text:p>
          </table:table-cell>
          <table:table-cell table:formula="of:=[.$B$4]-[.$S18]" office:value-type="float" office:value="-139.130434782608">
            <text:p>-139.1304347826</text:p>
          </table:table-cell>
        </table:table-row>
        <table:table-row table:style-name="ro1">
          <table:table-cell table:formula="of:=IF([.$E19] &lt; [.$B$7]; &quot;!!! INVALID TAD CLOCK !!!&quot;; &quot;&quot;)" office:value-type="string" office:string-value="!!! INVALID TAD CLOCK !!!">
            <text:p>!!! INVALID TAD CLOCK !!!</text:p>
          </table:table-cell>
          <table:table-cell table:formula="of:=[.$B18]+1" office:value-type="float" office:value="8">
            <text:p>8</text:p>
          </table:table-cell>
          <table:table-cell/>
          <table:table-cell table:formula="of:=[.$B$2]*([.$B19]+1)/2" office:value-type="float" office:value="0.000000152587890625">
            <text:p>1.52587890625E-007</text:p>
          </table:table-cell>
          <table:table-cell table:formula="of:=[.$D19] * 1000000000" office:value-type="float" office:value="152.587890625">
            <text:p>152.587890625</text:p>
          </table:table-cell>
          <table:table-cell/>
          <table:table-cell table:formula="of:=[.$B$5]-12*[.$D19]" office:value-type="float" office:value="0.0000106689453125">
            <text:p>1.06689453125E-005</text:p>
          </table:table-cell>
          <table:table-cell/>
          <table:table-cell table:formula="of:=FLOOR([.$G19]/[.$D19];1)" office:value-type="float" office:value="69">
            <text:p>69</text:p>
          </table:table-cell>
          <table:table-cell table:formula="of:=CEILING([.$G19]/[.$D19];1)" office:value-type="float" office:value="70">
            <text:p>70</text:p>
          </table:table-cell>
          <table:table-cell table:formula="of:=FLOOR([.$G19]/[.$D19]+0.5;1)" office:value-type="float" office:value="70">
            <text:p>70</text:p>
          </table:table-cell>
          <table:table-cell/>
          <table:table-cell table:formula="of:=1/([.$D19]*(12+[.I19]))" office:value-type="float" office:value="80908.6419753086">
            <text:p>80908.6419753086</text:p>
          </table:table-cell>
          <table:table-cell table:formula="of:=[.$B$4]-[.$M19]" office:value-type="float" office:value="-908.641975308638">
            <text:p>-908.6419753086</text:p>
          </table:table-cell>
          <table:table-cell/>
          <table:table-cell table:formula="of:=1/([.$D19]*(12+[.J19]))" office:value-type="float" office:value="79921.9512195122">
            <text:p>79921.9512195122</text:p>
          </table:table-cell>
          <table:table-cell table:formula="of:=[.$B$4]-[.P19]" office:value-type="float" office:value="78.0487804878067">
            <text:p>78.0487804878</text:p>
          </table:table-cell>
          <table:table-cell/>
          <table:table-cell table:formula="of:=1/([.$D19]*(12+[.K19]))" office:value-type="float" office:value="79921.9512195122">
            <text:p>79921.9512195122</text:p>
          </table:table-cell>
          <table:table-cell table:formula="of:=[.$B$4]-[.$S19]" office:value-type="float" office:value="78.0487804878067">
            <text:p>78.0487804878</text:p>
          </table:table-cell>
        </table:table-row>
        <table:table-row table:style-name="ro1">
          <table:table-cell table:formula="of:=IF([.$E20] &lt; [.$B$7]; &quot;!!! INVALID TAD CLOCK !!!&quot;; &quot;&quot;)" office:value-type="string" office:string-value="!!! INVALID TAD CLOCK !!!">
            <text:p>!!! INVALID TAD CLOCK !!!</text:p>
          </table:table-cell>
          <table:table-cell table:formula="of:=[.$B19]+1" office:value-type="float" office:value="9">
            <text:p>9</text:p>
          </table:table-cell>
          <table:table-cell/>
          <table:table-cell table:formula="of:=[.$B$2]*([.$B20]+1)/2" office:value-type="float" office:value="0.000000169542100694444">
            <text:p>1.69542100694444E-007</text:p>
          </table:table-cell>
          <table:table-cell table:formula="of:=[.$D20] * 1000000000" office:value-type="float" office:value="169.542100694444">
            <text:p>169.5421006944</text:p>
          </table:table-cell>
          <table:table-cell/>
          <table:table-cell table:formula="of:=[.$B$5]-12*[.$D20]" office:value-type="float" office:value="0.0000104654947916667">
            <text:p>1.04654947916667E-005</text:p>
          </table:table-cell>
          <table:table-cell/>
          <table:table-cell table:formula="of:=FLOOR([.$G20]/[.$D20];1)" office:value-type="float" office:value="61">
            <text:p>61</text:p>
          </table:table-cell>
          <table:table-cell table:formula="of:=CEILING([.$G20]/[.$D20];1)" office:value-type="float" office:value="62">
            <text:p>62</text:p>
          </table:table-cell>
          <table:table-cell table:formula="of:=FLOOR([.$G20]/[.$D20]+0.5;1)" office:value-type="float" office:value="62">
            <text:p>62</text:p>
          </table:table-cell>
          <table:table-cell/>
          <table:table-cell table:formula="of:=1/([.$D20]*(12+[.I20]))" office:value-type="float" office:value="80797.8082191781">
            <text:p>80797.8082191781</text:p>
          </table:table-cell>
          <table:table-cell table:formula="of:=[.$B$4]-[.$M20]" office:value-type="float" office:value="-797.808219178085">
            <text:p>-797.8082191781</text:p>
          </table:table-cell>
          <table:table-cell/>
          <table:table-cell table:formula="of:=1/([.$D20]*(12+[.J20]))" office:value-type="float" office:value="79705.9459459459">
            <text:p>79705.9459459459</text:p>
          </table:table-cell>
          <table:table-cell table:formula="of:=[.$B$4]-[.P20]" office:value-type="float" office:value="294.054054054068">
            <text:p>294.0540540541</text:p>
          </table:table-cell>
          <table:table-cell/>
          <table:table-cell table:formula="of:=1/([.$D20]*(12+[.K20]))" office:value-type="float" office:value="79705.9459459459">
            <text:p>79705.9459459459</text:p>
          </table:table-cell>
          <table:table-cell table:formula="of:=[.$B$4]-[.$S20]" office:value-type="float" office:value="294.054054054068">
            <text:p>294.0540540541</text:p>
          </table:table-cell>
        </table:table-row>
        <table:table-row table:style-name="ro1">
          <table:table-cell table:formula="of:=IF([.$E21] &lt; [.$B$7]; &quot;!!! INVALID TAD CLOCK !!!&quot;; &quot;&quot;)" office:value-type="string" office:string-value="!!! INVALID TAD CLOCK !!!">
            <text:p>!!! INVALID TAD CLOCK !!!</text:p>
          </table:table-cell>
          <table:table-cell table:formula="of:=[.$B20]+1" office:value-type="float" office:value="10">
            <text:p>10</text:p>
          </table:table-cell>
          <table:table-cell/>
          <table:table-cell table:formula="of:=[.$B$2]*([.$B21]+1)/2" office:value-type="float" office:value="0.000000186496310763889">
            <text:p>1.86496310763889E-007</text:p>
          </table:table-cell>
          <table:table-cell table:formula="of:=[.$D21] * 1000000000" office:value-type="float" office:value="186.496310763889">
            <text:p>186.4963107639</text:p>
          </table:table-cell>
          <table:table-cell/>
          <table:table-cell table:formula="of:=[.$B$5]-12*[.$D21]" office:value-type="float" office:value="0.0000102620442708333">
            <text:p>0.000010262</text:p>
          </table:table-cell>
          <table:table-cell/>
          <table:table-cell table:formula="of:=FLOOR([.$G21]/[.$D21];1)" office:value-type="float" office:value="55">
            <text:p>55</text:p>
          </table:table-cell>
          <table:table-cell table:formula="of:=CEILING([.$G21]/[.$D21];1)" office:value-type="float" office:value="56">
            <text:p>56</text:p>
          </table:table-cell>
          <table:table-cell table:formula="of:=FLOOR([.$G21]/[.$D21]+0.5;1)" office:value-type="float" office:value="55">
            <text:p>55</text:p>
          </table:table-cell>
          <table:table-cell/>
          <table:table-cell table:formula="of:=1/([.$D21]*(12+[.I21]))" office:value-type="float" office:value="80030.3934871099">
            <text:p>80030.3934871099</text:p>
          </table:table-cell>
          <table:table-cell table:formula="of:=[.$B$4]-[.$M21]" office:value-type="float" office:value="-30.3934871099045">
            <text:p>-30.3934871099</text:p>
          </table:table-cell>
          <table:table-cell/>
          <table:table-cell table:formula="of:=1/([.$D21]*(12+[.J21]))" office:value-type="float" office:value="78853.4759358289">
            <text:p>78853.4759358289</text:p>
          </table:table-cell>
          <table:table-cell table:formula="of:=[.$B$4]-[.P21]" office:value-type="float" office:value="1146.52406417113">
            <text:p>1146.5240641711</text:p>
          </table:table-cell>
          <table:table-cell/>
          <table:table-cell table:formula="of:=1/([.$D21]*(12+[.K21]))" office:value-type="float" office:value="80030.3934871099">
            <text:p>80030.3934871099</text:p>
          </table:table-cell>
          <table:table-cell table:formula="of:=[.$B$4]-[.$S21]" office:value-type="float" office:value="-30.3934871099045">
            <text:p>-30.3934871099</text:p>
          </table:table-cell>
        </table:table-row>
        <table:table-row table:style-name="ro1">
          <table:table-cell table:formula="of:=IF([.$E22] &lt; [.$B$7]; &quot;!!! INVALID TAD CLOCK !!!&quot;; &quot;&quot;)" office:value-type="string" office:string-value="!!! INVALID TAD CLOCK !!!">
            <text:p>!!! INVALID TAD CLOCK !!!</text:p>
          </table:table-cell>
          <table:table-cell table:formula="of:=[.$B21]+1" office:value-type="float" office:value="11">
            <text:p>11</text:p>
          </table:table-cell>
          <table:table-cell/>
          <table:table-cell table:formula="of:=[.$B$2]*([.$B22]+1)/2" office:value-type="float" office:value="0.000000203450520833333">
            <text:p>2.03450520833333E-007</text:p>
          </table:table-cell>
          <table:table-cell table:formula="of:=[.$D22] * 1000000000" office:value-type="float" office:value="203.450520833333">
            <text:p>203.4505208333</text:p>
          </table:table-cell>
          <table:table-cell/>
          <table:table-cell table:formula="of:=[.$B$5]-12*[.$D22]" office:value-type="float" office:value="0.00001005859375">
            <text:p>1.005859375E-005</text:p>
          </table:table-cell>
          <table:table-cell/>
          <table:table-cell table:formula="of:=FLOOR([.$G22]/[.$D22];1)" office:value-type="float" office:value="49">
            <text:p>49</text:p>
          </table:table-cell>
          <table:table-cell table:formula="of:=CEILING([.$G22]/[.$D22];1)" office:value-type="float" office:value="50">
            <text:p>50</text:p>
          </table:table-cell>
          <table:table-cell table:formula="of:=FLOOR([.$G22]/[.$D22]+0.5;1)" office:value-type="float" office:value="49">
            <text:p>49</text:p>
          </table:table-cell>
          <table:table-cell/>
          <table:table-cell table:formula="of:=1/([.$D22]*(12+[.I22]))" office:value-type="float" office:value="80577.0491803279">
            <text:p>80577.0491803279</text:p>
          </table:table-cell>
          <table:table-cell table:formula="of:=[.$B$4]-[.$M22]" office:value-type="float" office:value="-577.049180327871">
            <text:p>-577.0491803279</text:p>
          </table:table-cell>
          <table:table-cell/>
          <table:table-cell table:formula="of:=1/([.$D22]*(12+[.J22]))" office:value-type="float" office:value="79277.4193548387">
            <text:p>79277.4193548387</text:p>
          </table:table-cell>
          <table:table-cell table:formula="of:=[.$B$4]-[.P22]" office:value-type="float" office:value="722.580645161288">
            <text:p>722.5806451613</text:p>
          </table:table-cell>
          <table:table-cell/>
          <table:table-cell table:formula="of:=1/([.$D22]*(12+[.K22]))" office:value-type="float" office:value="80577.0491803279">
            <text:p>80577.0491803279</text:p>
          </table:table-cell>
          <table:table-cell table:formula="of:=[.$B$4]-[.$S22]" office:value-type="float" office:value="-577.049180327871">
            <text:p>-577.0491803279</text:p>
          </table:table-cell>
        </table:table-row>
        <table:table-row table:style-name="ro1">
          <table:table-cell table:formula="of:=IF([.$E23] &lt; [.$B$7]; &quot;!!! INVALID TAD CLOCK !!!&quot;; &quot;&quot;)" office:value-type="string" office:string-value="!!! INVALID TAD CLOCK !!!">
            <text:p>!!! INVALID TAD CLOCK !!!</text:p>
          </table:table-cell>
          <table:table-cell table:formula="of:=[.$B22]+1" office:value-type="float" office:value="12">
            <text:p>12</text:p>
          </table:table-cell>
          <table:table-cell/>
          <table:table-cell table:formula="of:=[.$B$2]*([.$B23]+1)/2" office:value-type="float" office:value="0.000000220404730902778">
            <text:p>2.20404730902778E-007</text:p>
          </table:table-cell>
          <table:table-cell table:formula="of:=[.$D23] * 1000000000" office:value-type="float" office:value="220.404730902778">
            <text:p>220.4047309028</text:p>
          </table:table-cell>
          <table:table-cell/>
          <table:table-cell table:formula="of:=[.$B$5]-12*[.$D23]" office:value-type="float" office:value="0.00000985514322916667">
            <text:p>9.85514322916667E-006</text:p>
          </table:table-cell>
          <table:table-cell/>
          <table:table-cell table:formula="of:=FLOOR([.$G23]/[.$D23];1)" office:value-type="float" office:value="44">
            <text:p>44</text:p>
          </table:table-cell>
          <table:table-cell table:formula="of:=CEILING([.$G23]/[.$D23];1)" office:value-type="float" office:value="45">
            <text:p>45</text:p>
          </table:table-cell>
          <table:table-cell table:formula="of:=FLOOR([.$G23]/[.$D23]+0.5;1)" office:value-type="float" office:value="45">
            <text:p>45</text:p>
          </table:table-cell>
          <table:table-cell/>
          <table:table-cell table:formula="of:=1/([.$D23]*(12+[.I23]))" office:value-type="float" office:value="81019.7802197802">
            <text:p>81019.7802197802</text:p>
          </table:table-cell>
          <table:table-cell table:formula="of:=[.$B$4]-[.$M23]" office:value-type="float" office:value="-1019.78021978022">
            <text:p>-1019.7802197802</text:p>
          </table:table-cell>
          <table:table-cell/>
          <table:table-cell table:formula="of:=1/([.$D23]*(12+[.J23]))" office:value-type="float" office:value="79598.3805668016">
            <text:p>79598.3805668016</text:p>
          </table:table-cell>
          <table:table-cell table:formula="of:=[.$B$4]-[.P23]" office:value-type="float" office:value="401.619433198372">
            <text:p>401.6194331984</text:p>
          </table:table-cell>
          <table:table-cell/>
          <table:table-cell table:formula="of:=1/([.$D23]*(12+[.K23]))" office:value-type="float" office:value="79598.3805668016">
            <text:p>79598.3805668016</text:p>
          </table:table-cell>
          <table:table-cell table:formula="of:=[.$B$4]-[.$S23]" office:value-type="float" office:value="401.619433198372">
            <text:p>401.6194331984</text:p>
          </table:table-cell>
        </table:table-row>
        <table:table-row table:style-name="ro1">
          <table:table-cell table:formula="of:=IF([.$E24] &lt; [.$B$7]; &quot;!!! INVALID TAD CLOCK !!!&quot;; &quot;&quot;)" office:value-type="string" office:string-value="!!! INVALID TAD CLOCK !!!">
            <text:p>!!! INVALID TAD CLOCK !!!</text:p>
          </table:table-cell>
          <table:table-cell table:formula="of:=[.$B23]+1" office:value-type="float" office:value="13">
            <text:p>13</text:p>
          </table:table-cell>
          <table:table-cell/>
          <table:table-cell table:formula="of:=[.$B$2]*([.$B24]+1)/2" office:value-type="float" office:value="0.000000237358940972222">
            <text:p>2.37358940972222E-007</text:p>
          </table:table-cell>
          <table:table-cell table:formula="of:=[.$D24] * 1000000000" office:value-type="float" office:value="237.358940972222">
            <text:p>237.3589409722</text:p>
          </table:table-cell>
          <table:table-cell/>
          <table:table-cell table:formula="of:=[.$B$5]-12*[.$D24]" office:value-type="float" office:value="0.00000965169270833333">
            <text:p>9.65169270833333E-006</text:p>
          </table:table-cell>
          <table:table-cell/>
          <table:table-cell table:formula="of:=FLOOR([.$G24]/[.$D24];1)" office:value-type="float" office:value="40">
            <text:p>40</text:p>
          </table:table-cell>
          <table:table-cell table:formula="of:=CEILING([.$G24]/[.$D24];1)" office:value-type="float" office:value="41">
            <text:p>41</text:p>
          </table:table-cell>
          <table:table-cell table:formula="of:=FLOOR([.$G24]/[.$D24]+0.5;1)" office:value-type="float" office:value="41">
            <text:p>41</text:p>
          </table:table-cell>
          <table:table-cell/>
          <table:table-cell table:formula="of:=1/([.$D24]*(12+[.I24]))" office:value-type="float" office:value="81019.7802197802">
            <text:p>81019.7802197802</text:p>
          </table:table-cell>
          <table:table-cell table:formula="of:=[.$B$4]-[.$M24]" office:value-type="float" office:value="-1019.78021978022">
            <text:p>-1019.7802197802</text:p>
          </table:table-cell>
          <table:table-cell/>
          <table:table-cell table:formula="of:=1/([.$D24]*(12+[.J24]))" office:value-type="float" office:value="79491.1051212938">
            <text:p>79491.1051212938</text:p>
          </table:table-cell>
          <table:table-cell table:formula="of:=[.$B$4]-[.P24]" office:value-type="float" office:value="508.894878706196">
            <text:p>508.8948787062</text:p>
          </table:table-cell>
          <table:table-cell/>
          <table:table-cell table:formula="of:=1/([.$D24]*(12+[.K24]))" office:value-type="float" office:value="79491.1051212938">
            <text:p>79491.1051212938</text:p>
          </table:table-cell>
          <table:table-cell table:formula="of:=[.$B$4]-[.$S24]" office:value-type="float" office:value="508.894878706196">
            <text:p>508.8948787062</text:p>
          </table:table-cell>
        </table:table-row>
        <table:table-row table:style-name="ro1">
          <table:table-cell table:formula="of:=IF([.$E25] &lt; [.$B$7]; &quot;!!! INVALID TAD CLOCK !!!&quot;; &quot;&quot;)" office:value-type="string" office:string-value="!!! INVALID TAD CLOCK !!!">
            <text:p>!!! INVALID TAD CLOCK !!!</text:p>
          </table:table-cell>
          <table:table-cell table:formula="of:=[.$B24]+1" office:value-type="float" office:value="14">
            <text:p>14</text:p>
          </table:table-cell>
          <table:table-cell/>
          <table:table-cell table:formula="of:=[.$B$2]*([.$B25]+1)/2" office:value-type="float" office:value="0.000000254313151041667">
            <text:p>2.54313151041667E-007</text:p>
          </table:table-cell>
          <table:table-cell table:formula="of:=[.$D25] * 1000000000" office:value-type="float" office:value="254.313151041667">
            <text:p>254.3131510417</text:p>
          </table:table-cell>
          <table:table-cell/>
          <table:table-cell table:formula="of:=[.$B$5]-12*[.$D25]" office:value-type="float" office:value="0.0000094482421875">
            <text:p>9.4482421875E-006</text:p>
          </table:table-cell>
          <table:table-cell/>
          <table:table-cell table:formula="of:=FLOOR([.$G25]/[.$D25];1)" office:value-type="float" office:value="37">
            <text:p>37</text:p>
          </table:table-cell>
          <table:table-cell table:formula="of:=CEILING([.$G25]/[.$D25];1)" office:value-type="float" office:value="38">
            <text:p>38</text:p>
          </table:table-cell>
          <table:table-cell table:formula="of:=FLOOR([.$G25]/[.$D25]+0.5;1)" office:value-type="float" office:value="37">
            <text:p>37</text:p>
          </table:table-cell>
          <table:table-cell/>
          <table:table-cell table:formula="of:=1/([.$D25]*(12+[.I25]))" office:value-type="float" office:value="80248.1632653061">
            <text:p>80248.1632653061</text:p>
          </table:table-cell>
          <table:table-cell table:formula="of:=[.$B$4]-[.$M25]" office:value-type="float" office:value="-248.163265306124">
            <text:p>-248.1632653061</text:p>
          </table:table-cell>
          <table:table-cell/>
          <table:table-cell table:formula="of:=1/([.$D25]*(12+[.J25]))" office:value-type="float" office:value="78643.2">
            <text:p>78643.2</text:p>
          </table:table-cell>
          <table:table-cell table:formula="of:=[.$B$4]-[.P25]" office:value-type="float" office:value="1356.8">
            <text:p>1356.8</text:p>
          </table:table-cell>
          <table:table-cell/>
          <table:table-cell table:formula="of:=1/([.$D25]*(12+[.K25]))" office:value-type="float" office:value="80248.1632653061">
            <text:p>80248.1632653061</text:p>
          </table:table-cell>
          <table:table-cell table:formula="of:=[.$B$4]-[.$S25]" office:value-type="float" office:value="-248.163265306124">
            <text:p>-248.1632653061</text:p>
          </table:table-cell>
        </table:table-row>
        <table:table-row table:style-name="ro1">
          <table:table-cell table:formula="of:=IF([.$E26] &lt; [.$B$7]; &quot;!!! INVALID TAD CLOCK !!!&quot;; &quot;&quot;)">
            <text:p/>
          </table:table-cell>
          <table:table-cell table:formula="of:=[.$B25]+1" office:value-type="float" office:value="15">
            <text:p>15</text:p>
          </table:table-cell>
          <table:table-cell/>
          <table:table-cell table:formula="of:=[.$B$2]*([.$B26]+1)/2" office:value-type="float" office:value="0.000000271267361111111">
            <text:p>2.71267361111111E-007</text:p>
          </table:table-cell>
          <table:table-cell table:formula="of:=[.$D26] * 1000000000" office:value-type="float" office:value="271.267361111111">
            <text:p>271.2673611111</text:p>
          </table:table-cell>
          <table:table-cell/>
          <table:table-cell table:formula="of:=[.$B$5]-12*[.$D26]" office:value-type="float" office:value="0.00000924479166666667">
            <text:p>9.24479166666667E-006</text:p>
          </table:table-cell>
          <table:table-cell/>
          <table:table-cell table:formula="of:=FLOOR([.$G26]/[.$D26];1)" office:value-type="float" office:value="34">
            <text:p>34</text:p>
          </table:table-cell>
          <table:table-cell table:formula="of:=CEILING([.$G26]/[.$D26];1)" office:value-type="float" office:value="35">
            <text:p>35</text:p>
          </table:table-cell>
          <table:table-cell table:formula="of:=FLOOR([.$G26]/[.$D26]+0.5;1)" office:value-type="float" office:value="34">
            <text:p>34</text:p>
          </table:table-cell>
          <table:table-cell/>
          <table:table-cell table:formula="of:=1/([.$D26]*(12+[.I26]))" office:value-type="float" office:value="80139.1304347826">
            <text:p>80139.1304347826</text:p>
          </table:table-cell>
          <table:table-cell table:formula="of:=[.$B$4]-[.$M26]" office:value-type="float" office:value="-139.130434782608">
            <text:p>-139.1304347826</text:p>
          </table:table-cell>
          <table:table-cell/>
          <table:table-cell table:formula="of:=1/([.$D26]*(12+[.J26]))" office:value-type="float" office:value="78434.0425531915">
            <text:p>78434.0425531915</text:p>
          </table:table-cell>
          <table:table-cell table:formula="of:=[.$B$4]-[.P26]" office:value-type="float" office:value="1565.95744680852">
            <text:p>1565.9574468085</text:p>
          </table:table-cell>
          <table:table-cell/>
          <table:table-cell table:formula="of:=1/([.$D26]*(12+[.K26]))" office:value-type="float" office:value="80139.1304347826">
            <text:p>80139.1304347826</text:p>
          </table:table-cell>
          <table:table-cell table:formula="of:=[.$B$4]-[.$S26]" office:value-type="float" office:value="-139.130434782608">
            <text:p>-139.1304347826</text:p>
          </table:table-cell>
        </table:table-row>
        <table:table-row table:style-name="ro1">
          <table:table-cell table:formula="of:=IF([.$E27] &lt; [.$B$7]; &quot;!!! INVALID TAD CLOCK !!!&quot;; &quot;&quot;)">
            <text:p/>
          </table:table-cell>
          <table:table-cell table:formula="of:=[.$B26]+1" office:value-type="float" office:value="16">
            <text:p>16</text:p>
          </table:table-cell>
          <table:table-cell/>
          <table:table-cell table:formula="of:=[.$B$2]*([.$B27]+1)/2" office:value-type="float" office:value="0.000000288221571180556">
            <text:p>2.88221571180556E-007</text:p>
          </table:table-cell>
          <table:table-cell table:formula="of:=[.$D27] * 1000000000" office:value-type="float" office:value="288.221571180556">
            <text:p>288.2215711806</text:p>
          </table:table-cell>
          <table:table-cell/>
          <table:table-cell table:formula="of:=[.$B$5]-12*[.$D27]" office:value-type="float" office:value="0.00000904134114583333">
            <text:p>9.04134114583333E-006</text:p>
          </table:table-cell>
          <table:table-cell/>
          <table:table-cell table:formula="of:=FLOOR([.$G27]/[.$D27];1)" office:value-type="float" office:value="31">
            <text:p>31</text:p>
          </table:table-cell>
          <table:table-cell table:formula="of:=CEILING([.$G27]/[.$D27];1)" office:value-type="float" office:value="32">
            <text:p>32</text:p>
          </table:table-cell>
          <table:table-cell table:formula="of:=FLOOR([.$G27]/[.$D27]+0.5;1)" office:value-type="float" office:value="31">
            <text:p>31</text:p>
          </table:table-cell>
          <table:table-cell/>
          <table:table-cell table:formula="of:=1/([.$D27]*(12+[.I27]))" office:value-type="float" office:value="80687.2777017784">
            <text:p>80687.2777017784</text:p>
          </table:table-cell>
          <table:table-cell table:formula="of:=[.$B$4]-[.$M27]" office:value-type="float" office:value="-687.277701778396">
            <text:p>-687.2777017784</text:p>
          </table:table-cell>
          <table:table-cell/>
          <table:table-cell table:formula="of:=1/([.$D27]*(12+[.J27]))" office:value-type="float" office:value="78853.4759358289">
            <text:p>78853.4759358289</text:p>
          </table:table-cell>
          <table:table-cell table:formula="of:=[.$B$4]-[.P27]" office:value-type="float" office:value="1146.52406417113">
            <text:p>1146.5240641711</text:p>
          </table:table-cell>
          <table:table-cell/>
          <table:table-cell table:formula="of:=1/([.$D27]*(12+[.K27]))" office:value-type="float" office:value="80687.2777017784">
            <text:p>80687.2777017784</text:p>
          </table:table-cell>
          <table:table-cell table:formula="of:=[.$B$4]-[.$S27]" office:value-type="float" office:value="-687.277701778396">
            <text:p>-687.2777017784</text:p>
          </table:table-cell>
        </table:table-row>
        <table:table-row table:style-name="ro1">
          <table:table-cell table:formula="of:=IF([.$E28] &lt; [.$B$7]; &quot;!!! INVALID TAD CLOCK !!!&quot;; &quot;&quot;)">
            <text:p/>
          </table:table-cell>
          <table:table-cell table:formula="of:=[.$B27]+1" office:value-type="float" office:value="17">
            <text:p>17</text:p>
          </table:table-cell>
          <table:table-cell/>
          <table:table-cell table:formula="of:=[.$B$2]*([.$B28]+1)/2" office:value-type="float" office:value="0.00000030517578125">
            <text:p>3.0517578125E-007</text:p>
          </table:table-cell>
          <table:table-cell table:formula="of:=[.$D28] * 1000000000" office:value-type="float" office:value="305.17578125">
            <text:p>305.17578125</text:p>
          </table:table-cell>
          <table:table-cell/>
          <table:table-cell table:formula="of:=[.$B$5]-12*[.$D28]" office:value-type="float" office:value="0.000008837890625">
            <text:p>8.837890625E-006</text:p>
          </table:table-cell>
          <table:table-cell/>
          <table:table-cell table:formula="of:=FLOOR([.$G28]/[.$D28];1)" office:value-type="float" office:value="28">
            <text:p>28</text:p>
          </table:table-cell>
          <table:table-cell table:formula="of:=CEILING([.$G28]/[.$D28];1)" office:value-type="float" office:value="29">
            <text:p>29</text:p>
          </table:table-cell>
          <table:table-cell table:formula="of:=FLOOR([.$G28]/[.$D28]+0.5;1)" office:value-type="float" office:value="29">
            <text:p>29</text:p>
          </table:table-cell>
          <table:table-cell/>
          <table:table-cell table:formula="of:=1/([.$D28]*(12+[.I28]))" office:value-type="float" office:value="81920">
            <text:p>81920</text:p>
          </table:table-cell>
          <table:table-cell table:formula="of:=[.$B$4]-[.$M28]" office:value-type="float" office:value="-1920">
            <text:p>-1920</text:p>
          </table:table-cell>
          <table:table-cell/>
          <table:table-cell table:formula="of:=1/([.$D28]*(12+[.J28]))" office:value-type="float" office:value="79921.9512195122">
            <text:p>79921.9512195122</text:p>
          </table:table-cell>
          <table:table-cell table:formula="of:=[.$B$4]-[.P28]" office:value-type="float" office:value="78.0487804878067">
            <text:p>78.0487804878</text:p>
          </table:table-cell>
          <table:table-cell/>
          <table:table-cell table:formula="of:=1/([.$D28]*(12+[.K28]))" office:value-type="float" office:value="79921.9512195122">
            <text:p>79921.9512195122</text:p>
          </table:table-cell>
          <table:table-cell table:formula="of:=[.$B$4]-[.$S28]" office:value-type="float" office:value="78.0487804878067">
            <text:p>78.0487804878</text:p>
          </table:table-cell>
        </table:table-row>
        <table:table-row table:style-name="ro1">
          <table:table-cell table:formula="of:=IF([.$E29] &lt; [.$B$7]; &quot;!!! INVALID TAD CLOCK !!!&quot;; &quot;&quot;)">
            <text:p/>
          </table:table-cell>
          <table:table-cell table:formula="of:=[.$B28]+1" office:value-type="float" office:value="18">
            <text:p>18</text:p>
          </table:table-cell>
          <table:table-cell/>
          <table:table-cell table:formula="of:=[.$B$2]*([.$B29]+1)/2" office:value-type="float" office:value="0.000000322129991319444">
            <text:p>3.22129991319444E-007</text:p>
          </table:table-cell>
          <table:table-cell table:formula="of:=[.$D29] * 1000000000" office:value-type="float" office:value="322.129991319444">
            <text:p>322.1299913194</text:p>
          </table:table-cell>
          <table:table-cell/>
          <table:table-cell table:formula="of:=[.$B$5]-12*[.$D29]" office:value-type="float" office:value="0.00000863444010416667">
            <text:p>8.63444010416667E-006</text:p>
          </table:table-cell>
          <table:table-cell/>
          <table:table-cell table:formula="of:=FLOOR([.$G29]/[.$D29];1)" office:value-type="float" office:value="26">
            <text:p>26</text:p>
          </table:table-cell>
          <table:table-cell table:formula="of:=CEILING([.$G29]/[.$D29];1)" office:value-type="float" office:value="27">
            <text:p>27</text:p>
          </table:table-cell>
          <table:table-cell table:formula="of:=FLOOR([.$G29]/[.$D29]+0.5;1)" office:value-type="float" office:value="27">
            <text:p>27</text:p>
          </table:table-cell>
          <table:table-cell/>
          <table:table-cell table:formula="of:=1/([.$D29]*(12+[.I29]))" office:value-type="float" office:value="81693.0747922438">
            <text:p>81693.0747922438</text:p>
          </table:table-cell>
          <table:table-cell table:formula="of:=[.$B$4]-[.$M29]" office:value-type="float" office:value="-1693.07479224376">
            <text:p>-1693.0747922438</text:p>
          </table:table-cell>
          <table:table-cell/>
          <table:table-cell table:formula="of:=1/([.$D29]*(12+[.J29]))" office:value-type="float" office:value="79598.3805668016">
            <text:p>79598.3805668016</text:p>
          </table:table-cell>
          <table:table-cell table:formula="of:=[.$B$4]-[.P29]" office:value-type="float" office:value="401.619433198386">
            <text:p>401.6194331984</text:p>
          </table:table-cell>
          <table:table-cell/>
          <table:table-cell table:formula="of:=1/([.$D29]*(12+[.K29]))" office:value-type="float" office:value="79598.3805668016">
            <text:p>79598.3805668016</text:p>
          </table:table-cell>
          <table:table-cell table:formula="of:=[.$B$4]-[.$S29]" office:value-type="float" office:value="401.619433198386">
            <text:p>401.6194331984</text:p>
          </table:table-cell>
        </table:table-row>
        <table:table-row table:style-name="ro1">
          <table:table-cell table:formula="of:=IF([.$E30] &lt; [.$B$7]; &quot;!!! INVALID TAD CLOCK !!!&quot;; &quot;&quot;)">
            <text:p/>
          </table:table-cell>
          <table:table-cell table:formula="of:=[.$B29]+1" office:value-type="float" office:value="19">
            <text:p>19</text:p>
          </table:table-cell>
          <table:table-cell/>
          <table:table-cell table:formula="of:=[.$B$2]*([.$B30]+1)/2" office:value-type="float" office:value="0.000000339084201388889">
            <text:p>3.39084201388889E-007</text:p>
          </table:table-cell>
          <table:table-cell table:formula="of:=[.$D30] * 1000000000" office:value-type="float" office:value="339.084201388889">
            <text:p>339.0842013889</text:p>
          </table:table-cell>
          <table:table-cell/>
          <table:table-cell table:formula="of:=[.$B$5]-12*[.$D30]" office:value-type="float" office:value="0.00000843098958333333">
            <text:p>0.000008431</text:p>
          </table:table-cell>
          <table:table-cell/>
          <table:table-cell table:formula="of:=FLOOR([.$G30]/[.$D30];1)" office:value-type="float" office:value="24">
            <text:p>24</text:p>
          </table:table-cell>
          <table:table-cell table:formula="of:=CEILING([.$G30]/[.$D30];1)" office:value-type="float" office:value="25">
            <text:p>25</text:p>
          </table:table-cell>
          <table:table-cell table:formula="of:=FLOOR([.$G30]/[.$D30]+0.5;1)" office:value-type="float" office:value="25">
            <text:p>25</text:p>
          </table:table-cell>
          <table:table-cell/>
          <table:table-cell table:formula="of:=1/([.$D30]*(12+[.I30]))" office:value-type="float" office:value="81920">
            <text:p>81920</text:p>
          </table:table-cell>
          <table:table-cell table:formula="of:=[.$B$4]-[.$M30]" office:value-type="float" office:value="-1920">
            <text:p>-1920</text:p>
          </table:table-cell>
          <table:table-cell/>
          <table:table-cell table:formula="of:=1/([.$D30]*(12+[.J30]))" office:value-type="float" office:value="79705.9459459459">
            <text:p>79705.9459459459</text:p>
          </table:table-cell>
          <table:table-cell table:formula="of:=[.$B$4]-[.P30]" office:value-type="float" office:value="294.054054054068">
            <text:p>294.0540540541</text:p>
          </table:table-cell>
          <table:table-cell/>
          <table:table-cell table:formula="of:=1/([.$D30]*(12+[.K30]))" office:value-type="float" office:value="79705.9459459459">
            <text:p>79705.9459459459</text:p>
          </table:table-cell>
          <table:table-cell table:formula="of:=[.$B$4]-[.$S30]" office:value-type="float" office:value="294.054054054068">
            <text:p>294.0540540541</text:p>
          </table:table-cell>
        </table:table-row>
        <table:table-row table:style-name="ro1">
          <table:table-cell table:formula="of:=IF([.$E31] &lt; [.$B$7]; &quot;!!! INVALID TAD CLOCK !!!&quot;; &quot;&quot;)">
            <text:p/>
          </table:table-cell>
          <table:table-cell table:formula="of:=[.$B30]+1" office:value-type="float" office:value="20">
            <text:p>20</text:p>
          </table:table-cell>
          <table:table-cell/>
          <table:table-cell table:formula="of:=[.$B$2]*([.$B31]+1)/2" office:value-type="float" office:value="0.000000356038411458333">
            <text:p>0.000000356</text:p>
          </table:table-cell>
          <table:table-cell table:formula="of:=[.$D31] * 1000000000" office:value-type="float" office:value="356.038411458333">
            <text:p>356.0384114583</text:p>
          </table:table-cell>
          <table:table-cell/>
          <table:table-cell table:formula="of:=[.$B$5]-12*[.$D31]" office:value-type="float" office:value="0.0000082275390625">
            <text:p>8.2275390625E-006</text:p>
          </table:table-cell>
          <table:table-cell/>
          <table:table-cell table:formula="of:=FLOOR([.$G31]/[.$D31];1)" office:value-type="float" office:value="23">
            <text:p>23</text:p>
          </table:table-cell>
          <table:table-cell table:formula="of:=CEILING([.$G31]/[.$D31];1)" office:value-type="float" office:value="24">
            <text:p>24</text:p>
          </table:table-cell>
          <table:table-cell table:formula="of:=FLOOR([.$G31]/[.$D31]+0.5;1)" office:value-type="float" office:value="23">
            <text:p>23</text:p>
          </table:table-cell>
          <table:table-cell/>
          <table:table-cell table:formula="of:=1/([.$D31]*(12+[.I31]))" office:value-type="float" office:value="80248.1632653061">
            <text:p>80248.1632653061</text:p>
          </table:table-cell>
          <table:table-cell table:formula="of:=[.$B$4]-[.$M31]" office:value-type="float" office:value="-248.163265306124">
            <text:p>-248.1632653061</text:p>
          </table:table-cell>
          <table:table-cell/>
          <table:table-cell table:formula="of:=1/([.$D31]*(12+[.J31]))" office:value-type="float" office:value="78019.0476190476">
            <text:p>78019.0476190476</text:p>
          </table:table-cell>
          <table:table-cell table:formula="of:=[.$B$4]-[.P31]" office:value-type="float" office:value="1980.95238095238">
            <text:p>1980.9523809524</text:p>
          </table:table-cell>
          <table:table-cell/>
          <table:table-cell table:formula="of:=1/([.$D31]*(12+[.K31]))" office:value-type="float" office:value="80248.1632653061">
            <text:p>80248.1632653061</text:p>
          </table:table-cell>
          <table:table-cell table:formula="of:=[.$B$4]-[.$S31]" office:value-type="float" office:value="-248.163265306124">
            <text:p>-248.1632653061</text:p>
          </table:table-cell>
        </table:table-row>
        <table:table-row table:style-name="ro1">
          <table:table-cell table:formula="of:=IF([.$E32] &lt; [.$B$7]; &quot;!!! INVALID TAD CLOCK !!!&quot;; &quot;&quot;)">
            <text:p/>
          </table:table-cell>
          <table:table-cell table:formula="of:=[.$B31]+1" office:value-type="float" office:value="21">
            <text:p>21</text:p>
          </table:table-cell>
          <table:table-cell/>
          <table:table-cell table:formula="of:=[.$B$2]*([.$B32]+1)/2" office:value-type="float" office:value="0.000000372992621527778">
            <text:p>0.000000373</text:p>
          </table:table-cell>
          <table:table-cell table:formula="of:=[.$D32] * 1000000000" office:value-type="float" office:value="372.992621527778">
            <text:p>372.9926215278</text:p>
          </table:table-cell>
          <table:table-cell/>
          <table:table-cell table:formula="of:=[.$B$5]-12*[.$D32]" office:value-type="float" office:value="0.00000802408854166667">
            <text:p>8.02408854166667E-006</text:p>
          </table:table-cell>
          <table:table-cell/>
          <table:table-cell table:formula="of:=FLOOR([.$G32]/[.$D32];1)" office:value-type="float" office:value="21">
            <text:p>21</text:p>
          </table:table-cell>
          <table:table-cell table:formula="of:=CEILING([.$G32]/[.$D32];1)" office:value-type="float" office:value="22">
            <text:p>22</text:p>
          </table:table-cell>
          <table:table-cell table:formula="of:=FLOOR([.$G32]/[.$D32]+0.5;1)" office:value-type="float" office:value="22">
            <text:p>22</text:p>
          </table:table-cell>
          <table:table-cell/>
          <table:table-cell table:formula="of:=1/([.$D32]*(12+[.I32]))" office:value-type="float" office:value="81242.9752066116">
            <text:p>81242.9752066116</text:p>
          </table:table-cell>
          <table:table-cell table:formula="of:=[.$B$4]-[.$M32]" office:value-type="float" office:value="-1242.97520661156">
            <text:p>-1242.9752066116</text:p>
          </table:table-cell>
          <table:table-cell/>
          <table:table-cell table:formula="of:=1/([.$D32]*(12+[.J32]))" office:value-type="float" office:value="78853.4759358289">
            <text:p>78853.4759358289</text:p>
          </table:table-cell>
          <table:table-cell table:formula="of:=[.$B$4]-[.P32]" office:value-type="float" office:value="1146.52406417113">
            <text:p>1146.5240641711</text:p>
          </table:table-cell>
          <table:table-cell/>
          <table:table-cell table:formula="of:=1/([.$D32]*(12+[.K32]))" office:value-type="float" office:value="78853.4759358289">
            <text:p>78853.4759358289</text:p>
          </table:table-cell>
          <table:table-cell table:formula="of:=[.$B$4]-[.$S32]" office:value-type="float" office:value="1146.52406417113">
            <text:p>1146.5240641711</text:p>
          </table:table-cell>
        </table:table-row>
        <table:table-row table:style-name="ro1">
          <table:table-cell table:formula="of:=IF([.$E33] &lt; [.$B$7]; &quot;!!! INVALID TAD CLOCK !!!&quot;; &quot;&quot;)">
            <text:p/>
          </table:table-cell>
          <table:table-cell table:formula="of:=[.$B32]+1" office:value-type="float" office:value="22">
            <text:p>22</text:p>
          </table:table-cell>
          <table:table-cell/>
          <table:table-cell table:formula="of:=[.$B$2]*([.$B33]+1)/2" office:value-type="float" office:value="0.000000389946831597222">
            <text:p>3.89946831597222E-007</text:p>
          </table:table-cell>
          <table:table-cell table:formula="of:=[.$D33] * 1000000000" office:value-type="float" office:value="389.946831597222">
            <text:p>389.9468315972</text:p>
          </table:table-cell>
          <table:table-cell/>
          <table:table-cell table:formula="of:=[.$B$5]-12*[.$D33]" office:value-type="float" office:value="0.00000782063802083333">
            <text:p>7.82063802083333E-006</text:p>
          </table:table-cell>
          <table:table-cell/>
          <table:table-cell table:formula="of:=FLOOR([.$G33]/[.$D33];1)" office:value-type="float" office:value="20">
            <text:p>20</text:p>
          </table:table-cell>
          <table:table-cell table:formula="of:=CEILING([.$G33]/[.$D33];1)" office:value-type="float" office:value="21">
            <text:p>21</text:p>
          </table:table-cell>
          <table:table-cell table:formula="of:=FLOOR([.$G33]/[.$D33]+0.5;1)" office:value-type="float" office:value="20">
            <text:p>20</text:p>
          </table:table-cell>
          <table:table-cell/>
          <table:table-cell table:formula="of:=1/([.$D33]*(12+[.I33]))" office:value-type="float" office:value="80139.1304347826">
            <text:p>80139.1304347826</text:p>
          </table:table-cell>
          <table:table-cell table:formula="of:=[.$B$4]-[.$M33]" office:value-type="float" office:value="-139.130434782608">
            <text:p>-139.1304347826</text:p>
          </table:table-cell>
          <table:table-cell/>
          <table:table-cell table:formula="of:=1/([.$D33]*(12+[.J33]))" office:value-type="float" office:value="77710.6719367589">
            <text:p>77710.6719367589</text:p>
          </table:table-cell>
          <table:table-cell table:formula="of:=[.$B$4]-[.P33]" office:value-type="float" office:value="2289.3280632411">
            <text:p>2289.3280632411</text:p>
          </table:table-cell>
          <table:table-cell/>
          <table:table-cell table:formula="of:=1/([.$D33]*(12+[.K33]))" office:value-type="float" office:value="80139.1304347826">
            <text:p>80139.1304347826</text:p>
          </table:table-cell>
          <table:table-cell table:formula="of:=[.$B$4]-[.$S33]" office:value-type="float" office:value="-139.130434782608">
            <text:p>-139.1304347826</text:p>
          </table:table-cell>
        </table:table-row>
        <table:table-row table:style-name="ro1">
          <table:table-cell table:formula="of:=IF([.$E34] &lt; [.$B$7]; &quot;!!! INVALID TAD CLOCK !!!&quot;; &quot;&quot;)">
            <text:p/>
          </table:table-cell>
          <table:table-cell table:formula="of:=[.$B33]+1" office:value-type="float" office:value="23">
            <text:p>23</text:p>
          </table:table-cell>
          <table:table-cell/>
          <table:table-cell table:formula="of:=[.$B$2]*([.$B34]+1)/2" office:value-type="float" office:value="0.000000406901041666667">
            <text:p>4.06901041666667E-007</text:p>
          </table:table-cell>
          <table:table-cell table:formula="of:=[.$D34] * 1000000000" office:value-type="float" office:value="406.901041666667">
            <text:p>406.9010416667</text:p>
          </table:table-cell>
          <table:table-cell/>
          <table:table-cell table:formula="of:=[.$B$5]-12*[.$D34]" office:value-type="float" office:value="0.0000076171875">
            <text:p>7.6171875E-006</text:p>
          </table:table-cell>
          <table:table-cell/>
          <table:table-cell table:formula="of:=FLOOR([.$G34]/[.$D34];1)" office:value-type="float" office:value="18">
            <text:p>18</text:p>
          </table:table-cell>
          <table:table-cell table:formula="of:=CEILING([.$G34]/[.$D34];1)" office:value-type="float" office:value="19">
            <text:p>19</text:p>
          </table:table-cell>
          <table:table-cell table:formula="of:=FLOOR([.$G34]/[.$D34]+0.5;1)" office:value-type="float" office:value="19">
            <text:p>19</text:p>
          </table:table-cell>
          <table:table-cell/>
          <table:table-cell table:formula="of:=1/([.$D34]*(12+[.I34]))" office:value-type="float" office:value="81920">
            <text:p>81920</text:p>
          </table:table-cell>
          <table:table-cell table:formula="of:=[.$B$4]-[.$M34]" office:value-type="float" office:value="-1920">
            <text:p>-1920</text:p>
          </table:table-cell>
          <table:table-cell/>
          <table:table-cell table:formula="of:=1/([.$D34]*(12+[.J34]))" office:value-type="float" office:value="79277.4193548387">
            <text:p>79277.4193548387</text:p>
          </table:table-cell>
          <table:table-cell table:formula="of:=[.$B$4]-[.P34]" office:value-type="float" office:value="722.580645161288">
            <text:p>722.5806451613</text:p>
          </table:table-cell>
          <table:table-cell/>
          <table:table-cell table:formula="of:=1/([.$D34]*(12+[.K34]))" office:value-type="float" office:value="79277.4193548387">
            <text:p>79277.4193548387</text:p>
          </table:table-cell>
          <table:table-cell table:formula="of:=[.$B$4]-[.$S34]" office:value-type="float" office:value="722.580645161288">
            <text:p>722.5806451613</text:p>
          </table:table-cell>
        </table:table-row>
        <table:table-row table:style-name="ro1">
          <table:table-cell table:formula="of:=IF([.$E35] &lt; [.$B$7]; &quot;!!! INVALID TAD CLOCK !!!&quot;; &quot;&quot;)">
            <text:p/>
          </table:table-cell>
          <table:table-cell table:formula="of:=[.$B34]+1" office:value-type="float" office:value="24">
            <text:p>24</text:p>
          </table:table-cell>
          <table:table-cell/>
          <table:table-cell table:formula="of:=[.$B$2]*([.$B35]+1)/2" office:value-type="float" office:value="0.000000423855251736111">
            <text:p>4.23855251736111E-007</text:p>
          </table:table-cell>
          <table:table-cell table:formula="of:=[.$D35] * 1000000000" office:value-type="float" office:value="423.855251736111">
            <text:p>423.8552517361</text:p>
          </table:table-cell>
          <table:table-cell/>
          <table:table-cell table:formula="of:=[.$B$5]-12*[.$D35]" office:value-type="float" office:value="0.00000741373697916667">
            <text:p>7.41373697916667E-006</text:p>
          </table:table-cell>
          <table:table-cell/>
          <table:table-cell table:formula="of:=FLOOR([.$G35]/[.$D35];1)" office:value-type="float" office:value="17">
            <text:p>17</text:p>
          </table:table-cell>
          <table:table-cell table:formula="of:=CEILING([.$G35]/[.$D35];1)" office:value-type="float" office:value="18">
            <text:p>18</text:p>
          </table:table-cell>
          <table:table-cell table:formula="of:=FLOOR([.$G35]/[.$D35]+0.5;1)" office:value-type="float" office:value="17">
            <text:p>17</text:p>
          </table:table-cell>
          <table:table-cell/>
          <table:table-cell table:formula="of:=1/([.$D35]*(12+[.I35]))" office:value-type="float" office:value="81355.0344827586">
            <text:p>81355.0344827586</text:p>
          </table:table-cell>
          <table:table-cell table:formula="of:=[.$B$4]-[.$M35]" office:value-type="float" office:value="-1355.03448275862">
            <text:p>-1355.0344827586</text:p>
          </table:table-cell>
          <table:table-cell/>
          <table:table-cell table:formula="of:=1/([.$D35]*(12+[.J35]))" office:value-type="float" office:value="78643.2">
            <text:p>78643.2</text:p>
          </table:table-cell>
          <table:table-cell table:formula="of:=[.$B$4]-[.P35]" office:value-type="float" office:value="1356.79999999999">
            <text:p>1356.8</text:p>
          </table:table-cell>
          <table:table-cell/>
          <table:table-cell table:formula="of:=1/([.$D35]*(12+[.K35]))" office:value-type="float" office:value="81355.0344827586">
            <text:p>81355.0344827586</text:p>
          </table:table-cell>
          <table:table-cell table:formula="of:=[.$B$4]-[.$S35]" office:value-type="float" office:value="-1355.03448275862">
            <text:p>-1355.0344827586</text:p>
          </table:table-cell>
        </table:table-row>
        <table:table-row table:style-name="ro1">
          <table:table-cell table:formula="of:=IF([.$E36] &lt; [.$B$7]; &quot;!!! INVALID TAD CLOCK !!!&quot;; &quot;&quot;)">
            <text:p/>
          </table:table-cell>
          <table:table-cell table:formula="of:=[.$B35]+1" office:value-type="float" office:value="25">
            <text:p>25</text:p>
          </table:table-cell>
          <table:table-cell/>
          <table:table-cell table:formula="of:=[.$B$2]*([.$B36]+1)/2" office:value-type="float" office:value="0.000000440809461805556">
            <text:p>4.40809461805556E-007</text:p>
          </table:table-cell>
          <table:table-cell table:formula="of:=[.$D36] * 1000000000" office:value-type="float" office:value="440.809461805556">
            <text:p>440.8094618056</text:p>
          </table:table-cell>
          <table:table-cell/>
          <table:table-cell table:formula="of:=[.$B$5]-12*[.$D36]" office:value-type="float" office:value="0.00000721028645833333">
            <text:p>7.21028645833333E-006</text:p>
          </table:table-cell>
          <table:table-cell/>
          <table:table-cell table:formula="of:=FLOOR([.$G36]/[.$D36];1)" office:value-type="float" office:value="16">
            <text:p>16</text:p>
          </table:table-cell>
          <table:table-cell table:formula="of:=CEILING([.$G36]/[.$D36];1)" office:value-type="float" office:value="17">
            <text:p>17</text:p>
          </table:table-cell>
          <table:table-cell table:formula="of:=FLOOR([.$G36]/[.$D36]+0.5;1)" office:value-type="float" office:value="16">
            <text:p>16</text:p>
          </table:table-cell>
          <table:table-cell/>
          <table:table-cell table:formula="of:=1/([.$D36]*(12+[.I36]))" office:value-type="float" office:value="81019.7802197802">
            <text:p>81019.7802197802</text:p>
          </table:table-cell>
          <table:table-cell table:formula="of:=[.$B$4]-[.$M36]" office:value-type="float" office:value="-1019.78021978022">
            <text:p>-1019.7802197802</text:p>
          </table:table-cell>
          <table:table-cell/>
          <table:table-cell table:formula="of:=1/([.$D36]*(12+[.J36]))" office:value-type="float" office:value="78225.9946949602">
            <text:p>78225.9946949602</text:p>
          </table:table-cell>
          <table:table-cell table:formula="of:=[.$B$4]-[.P36]" office:value-type="float" office:value="1774.00530503978">
            <text:p>1774.0053050398</text:p>
          </table:table-cell>
          <table:table-cell/>
          <table:table-cell table:formula="of:=1/([.$D36]*(12+[.K36]))" office:value-type="float" office:value="81019.7802197802">
            <text:p>81019.7802197802</text:p>
          </table:table-cell>
          <table:table-cell table:formula="of:=[.$B$4]-[.$S36]" office:value-type="float" office:value="-1019.78021978022">
            <text:p>-1019.7802197802</text:p>
          </table:table-cell>
        </table:table-row>
        <table:table-row table:style-name="ro1">
          <table:table-cell table:formula="of:=IF([.$E37] &lt; [.$B$7]; &quot;!!! INVALID TAD CLOCK !!!&quot;; &quot;&quot;)">
            <text:p/>
          </table:table-cell>
          <table:table-cell table:formula="of:=[.$B36]+1" office:value-type="float" office:value="26">
            <text:p>26</text:p>
          </table:table-cell>
          <table:table-cell/>
          <table:table-cell table:formula="of:=[.$B$2]*([.$B37]+1)/2" office:value-type="float" office:value="0.000000457763671875">
            <text:p>4.57763671875E-007</text:p>
          </table:table-cell>
          <table:table-cell table:formula="of:=[.$D37] * 1000000000" office:value-type="float" office:value="457.763671875">
            <text:p>457.763671875</text:p>
          </table:table-cell>
          <table:table-cell/>
          <table:table-cell table:formula="of:=[.$B$5]-12*[.$D37]" office:value-type="float" office:value="0.0000070068359375">
            <text:p>7.0068359375E-006</text:p>
          </table:table-cell>
          <table:table-cell/>
          <table:table-cell table:formula="of:=FLOOR([.$G37]/[.$D37];1)" office:value-type="float" office:value="15">
            <text:p>15</text:p>
          </table:table-cell>
          <table:table-cell table:formula="of:=CEILING([.$G37]/[.$D37];1)" office:value-type="float" office:value="16">
            <text:p>16</text:p>
          </table:table-cell>
          <table:table-cell table:formula="of:=FLOOR([.$G37]/[.$D37]+0.5;1)" office:value-type="float" office:value="15">
            <text:p>15</text:p>
          </table:table-cell>
          <table:table-cell/>
          <table:table-cell table:formula="of:=1/([.$D37]*(12+[.I37]))" office:value-type="float" office:value="80908.6419753086">
            <text:p>80908.6419753086</text:p>
          </table:table-cell>
          <table:table-cell table:formula="of:=[.$B$4]-[.$M37]" office:value-type="float" office:value="-908.641975308652">
            <text:p>-908.6419753087</text:p>
          </table:table-cell>
          <table:table-cell/>
          <table:table-cell table:formula="of:=1/([.$D37]*(12+[.J37]))" office:value-type="float" office:value="78019.0476190476">
            <text:p>78019.0476190476</text:p>
          </table:table-cell>
          <table:table-cell table:formula="of:=[.$B$4]-[.P37]" office:value-type="float" office:value="1980.95238095238">
            <text:p>1980.9523809524</text:p>
          </table:table-cell>
          <table:table-cell/>
          <table:table-cell table:formula="of:=1/([.$D37]*(12+[.K37]))" office:value-type="float" office:value="80908.6419753086">
            <text:p>80908.6419753086</text:p>
          </table:table-cell>
          <table:table-cell table:formula="of:=[.$B$4]-[.$S37]" office:value-type="float" office:value="-908.641975308652">
            <text:p>-908.6419753087</text:p>
          </table:table-cell>
        </table:table-row>
        <table:table-row table:style-name="ro1">
          <table:table-cell table:formula="of:=IF([.$E38] &lt; [.$B$7]; &quot;!!! INVALID TAD CLOCK !!!&quot;; &quot;&quot;)">
            <text:p/>
          </table:table-cell>
          <table:table-cell table:formula="of:=[.$B37]+1" office:value-type="float" office:value="27">
            <text:p>27</text:p>
          </table:table-cell>
          <table:table-cell/>
          <table:table-cell table:formula="of:=[.$B$2]*([.$B38]+1)/2" office:value-type="float" office:value="0.000000474717881944444">
            <text:p>4.74717881944444E-007</text:p>
          </table:table-cell>
          <table:table-cell table:formula="of:=[.$D38] * 1000000000" office:value-type="float" office:value="474.717881944444">
            <text:p>474.7178819444</text:p>
          </table:table-cell>
          <table:table-cell/>
          <table:table-cell table:formula="of:=[.$B$5]-12*[.$D38]" office:value-type="float" office:value="0.00000680338541666667">
            <text:p>6.80338541666667E-006</text:p>
          </table:table-cell>
          <table:table-cell/>
          <table:table-cell table:formula="of:=FLOOR([.$G38]/[.$D38];1)" office:value-type="float" office:value="14">
            <text:p>14</text:p>
          </table:table-cell>
          <table:table-cell table:formula="of:=CEILING([.$G38]/[.$D38];1)" office:value-type="float" office:value="15">
            <text:p>15</text:p>
          </table:table-cell>
          <table:table-cell table:formula="of:=FLOOR([.$G38]/[.$D38]+0.5;1)" office:value-type="float" office:value="14">
            <text:p>14</text:p>
          </table:table-cell>
          <table:table-cell/>
          <table:table-cell table:formula="of:=1/([.$D38]*(12+[.I38]))" office:value-type="float" office:value="81019.7802197802">
            <text:p>81019.7802197802</text:p>
          </table:table-cell>
          <table:table-cell table:formula="of:=[.$B$4]-[.$M38]" office:value-type="float" office:value="-1019.78021978022">
            <text:p>-1019.7802197802</text:p>
          </table:table-cell>
          <table:table-cell/>
          <table:table-cell table:formula="of:=1/([.$D38]*(12+[.J38]))" office:value-type="float" office:value="78019.0476190476">
            <text:p>78019.0476190476</text:p>
          </table:table-cell>
          <table:table-cell table:formula="of:=[.$B$4]-[.P38]" office:value-type="float" office:value="1980.95238095238">
            <text:p>1980.9523809524</text:p>
          </table:table-cell>
          <table:table-cell/>
          <table:table-cell table:formula="of:=1/([.$D38]*(12+[.K38]))" office:value-type="float" office:value="81019.7802197802">
            <text:p>81019.7802197802</text:p>
          </table:table-cell>
          <table:table-cell table:formula="of:=[.$B$4]-[.$S38]" office:value-type="float" office:value="-1019.78021978022">
            <text:p>-1019.7802197802</text:p>
          </table:table-cell>
        </table:table-row>
        <table:table-row table:style-name="ro1">
          <table:table-cell table:formula="of:=IF([.$E39] &lt; [.$B$7]; &quot;!!! INVALID TAD CLOCK !!!&quot;; &quot;&quot;)">
            <text:p/>
          </table:table-cell>
          <table:table-cell table:formula="of:=[.$B38]+1" office:value-type="float" office:value="28">
            <text:p>28</text:p>
          </table:table-cell>
          <table:table-cell/>
          <table:table-cell table:formula="of:=[.$B$2]*([.$B39]+1)/2" office:value-type="float" office:value="0.000000491672092013889">
            <text:p>4.91672092013889E-007</text:p>
          </table:table-cell>
          <table:table-cell table:formula="of:=[.$D39] * 1000000000" office:value-type="float" office:value="491.672092013889">
            <text:p>491.6720920139</text:p>
          </table:table-cell>
          <table:table-cell/>
          <table:table-cell table:formula="of:=[.$B$5]-12*[.$D39]" office:value-type="float" office:value="0.00000659993489583333">
            <text:p>6.59993489583333E-006</text:p>
          </table:table-cell>
          <table:table-cell/>
          <table:table-cell table:formula="of:=FLOOR([.$G39]/[.$D39];1)" office:value-type="float" office:value="13">
            <text:p>13</text:p>
          </table:table-cell>
          <table:table-cell table:formula="of:=CEILING([.$G39]/[.$D39];1)" office:value-type="float" office:value="14">
            <text:p>14</text:p>
          </table:table-cell>
          <table:table-cell table:formula="of:=FLOOR([.$G39]/[.$D39]+0.5;1)" office:value-type="float" office:value="13">
            <text:p>13</text:p>
          </table:table-cell>
          <table:table-cell/>
          <table:table-cell table:formula="of:=1/([.$D39]*(12+[.I39]))" office:value-type="float" office:value="81355.0344827586">
            <text:p>81355.0344827586</text:p>
          </table:table-cell>
          <table:table-cell table:formula="of:=[.$B$4]-[.$M39]" office:value-type="float" office:value="-1355.03448275862">
            <text:p>-1355.0344827586</text:p>
          </table:table-cell>
          <table:table-cell/>
          <table:table-cell table:formula="of:=1/([.$D39]*(12+[.J39]))" office:value-type="float" office:value="78225.9946949602">
            <text:p>78225.9946949602</text:p>
          </table:table-cell>
          <table:table-cell table:formula="of:=[.$B$4]-[.P39]" office:value-type="float" office:value="1774.00530503978">
            <text:p>1774.0053050398</text:p>
          </table:table-cell>
          <table:table-cell/>
          <table:table-cell table:formula="of:=1/([.$D39]*(12+[.K39]))" office:value-type="float" office:value="81355.0344827586">
            <text:p>81355.0344827586</text:p>
          </table:table-cell>
          <table:table-cell table:formula="of:=[.$B$4]-[.$S39]" office:value-type="float" office:value="-1355.03448275862">
            <text:p>-1355.0344827586</text:p>
          </table:table-cell>
        </table:table-row>
        <table:table-row table:style-name="ro1">
          <table:table-cell table:formula="of:=IF([.$E40] &lt; [.$B$7]; &quot;!!! INVALID TAD CLOCK !!!&quot;; &quot;&quot;)">
            <text:p/>
          </table:table-cell>
          <table:table-cell table:formula="of:=[.$B39]+1" office:value-type="float" office:value="29">
            <text:p>29</text:p>
          </table:table-cell>
          <table:table-cell/>
          <table:table-cell table:formula="of:=[.$B$2]*([.$B40]+1)/2" office:value-type="float" office:value="0.000000508626302083333">
            <text:p>5.08626302083333E-007</text:p>
          </table:table-cell>
          <table:table-cell table:formula="of:=[.$D40] * 1000000000" office:value-type="float" office:value="508.626302083333">
            <text:p>508.6263020833</text:p>
          </table:table-cell>
          <table:table-cell/>
          <table:table-cell table:formula="of:=[.$B$5]-12*[.$D40]" office:value-type="float" office:value="0.000006396484375">
            <text:p>6.396484375E-006</text:p>
          </table:table-cell>
          <table:table-cell/>
          <table:table-cell table:formula="of:=FLOOR([.$G40]/[.$D40];1)" office:value-type="float" office:value="12">
            <text:p>12</text:p>
          </table:table-cell>
          <table:table-cell table:formula="of:=CEILING([.$G40]/[.$D40];1)" office:value-type="float" office:value="13">
            <text:p>13</text:p>
          </table:table-cell>
          <table:table-cell table:formula="of:=FLOOR([.$G40]/[.$D40]+0.5;1)" office:value-type="float" office:value="13">
            <text:p>13</text:p>
          </table:table-cell>
          <table:table-cell/>
          <table:table-cell table:formula="of:=1/([.$D40]*(12+[.I40]))" office:value-type="float" office:value="81920">
            <text:p>81920</text:p>
          </table:table-cell>
          <table:table-cell table:formula="of:=[.$B$4]-[.$M40]" office:value-type="float" office:value="-1920">
            <text:p>-1920</text:p>
          </table:table-cell>
          <table:table-cell/>
          <table:table-cell table:formula="of:=1/([.$D40]*(12+[.J40]))" office:value-type="float" office:value="78643.2">
            <text:p>78643.2</text:p>
          </table:table-cell>
          <table:table-cell table:formula="of:=[.$B$4]-[.P40]" office:value-type="float" office:value="1356.8">
            <text:p>1356.8</text:p>
          </table:table-cell>
          <table:table-cell/>
          <table:table-cell table:formula="of:=1/([.$D40]*(12+[.K40]))" office:value-type="float" office:value="78643.2">
            <text:p>78643.2</text:p>
          </table:table-cell>
          <table:table-cell table:formula="of:=[.$B$4]-[.$S40]" office:value-type="float" office:value="1356.8">
            <text:p>1356.8</text:p>
          </table:table-cell>
        </table:table-row>
        <table:table-row table:style-name="ro1">
          <table:table-cell table:formula="of:=IF([.$E41] &lt; [.$B$7]; &quot;!!! INVALID TAD CLOCK !!!&quot;; &quot;&quot;)">
            <text:p/>
          </table:table-cell>
          <table:table-cell table:formula="of:=[.$B40]+1" office:value-type="float" office:value="30">
            <text:p>30</text:p>
          </table:table-cell>
          <table:table-cell/>
          <table:table-cell table:formula="of:=[.$B$2]*([.$B41]+1)/2" office:value-type="float" office:value="0.000000525580512152778">
            <text:p>5.25580512152778E-007</text:p>
          </table:table-cell>
          <table:table-cell table:formula="of:=[.$D41] * 1000000000" office:value-type="float" office:value="525.580512152778">
            <text:p>525.5805121528</text:p>
          </table:table-cell>
          <table:table-cell/>
          <table:table-cell table:formula="of:=[.$B$5]-12*[.$D41]" office:value-type="float" office:value="0.00000619303385416667">
            <text:p>0.000006193</text:p>
          </table:table-cell>
          <table:table-cell/>
          <table:table-cell table:formula="of:=FLOOR([.$G41]/[.$D41];1)" office:value-type="float" office:value="11">
            <text:p>11</text:p>
          </table:table-cell>
          <table:table-cell table:formula="of:=CEILING([.$G41]/[.$D41];1)" office:value-type="float" office:value="12">
            <text:p>12</text:p>
          </table:table-cell>
          <table:table-cell table:formula="of:=FLOOR([.$G41]/[.$D41]+0.5;1)" office:value-type="float" office:value="12">
            <text:p>12</text:p>
          </table:table-cell>
          <table:table-cell/>
          <table:table-cell table:formula="of:=1/([.$D41]*(12+[.I41]))" office:value-type="float" office:value="82724.2636746143">
            <text:p>82724.2636746143</text:p>
          </table:table-cell>
          <table:table-cell table:formula="of:=[.$B$4]-[.$M41]" office:value-type="float" office:value="-2724.26367461431">
            <text:p>-2724.2636746143</text:p>
          </table:table-cell>
          <table:table-cell/>
          <table:table-cell table:formula="of:=1/([.$D41]*(12+[.J41]))" office:value-type="float" office:value="79277.4193548387">
            <text:p>79277.4193548387</text:p>
          </table:table-cell>
          <table:table-cell table:formula="of:=[.$B$4]-[.P41]" office:value-type="float" office:value="722.580645161288">
            <text:p>722.5806451613</text:p>
          </table:table-cell>
          <table:table-cell/>
          <table:table-cell table:formula="of:=1/([.$D41]*(12+[.K41]))" office:value-type="float" office:value="79277.4193548387">
            <text:p>79277.4193548387</text:p>
          </table:table-cell>
          <table:table-cell table:formula="of:=[.$B$4]-[.$S41]" office:value-type="float" office:value="722.580645161288">
            <text:p>722.5806451613</text:p>
          </table:table-cell>
        </table:table-row>
        <table:table-row table:style-name="ro1">
          <table:table-cell table:formula="of:=IF([.$E42] &lt; [.$B$7]; &quot;!!! INVALID TAD CLOCK !!!&quot;; &quot;&quot;)">
            <text:p/>
          </table:table-cell>
          <table:table-cell table:formula="of:=[.$B41]+1" office:value-type="float" office:value="31">
            <text:p>31</text:p>
          </table:table-cell>
          <table:table-cell/>
          <table:table-cell table:formula="of:=[.$B$2]*([.$B42]+1)/2" office:value-type="float" office:value="0.000000542534722222222">
            <text:p>5.42534722222222E-007</text:p>
          </table:table-cell>
          <table:table-cell table:formula="of:=[.$D42] * 1000000000" office:value-type="float" office:value="542.534722222222">
            <text:p>542.5347222222</text:p>
          </table:table-cell>
          <table:table-cell/>
          <table:table-cell table:formula="of:=[.$B$5]-12*[.$D42]" office:value-type="float" office:value="0.00000598958333333334">
            <text:p>5.98958333333334E-006</text:p>
          </table:table-cell>
          <table:table-cell/>
          <table:table-cell table:formula="of:=FLOOR([.$G42]/[.$D42];1)" office:value-type="float" office:value="11">
            <text:p>11</text:p>
          </table:table-cell>
          <table:table-cell table:formula="of:=CEILING([.$G42]/[.$D42];1)" office:value-type="float" office:value="12">
            <text:p>12</text:p>
          </table:table-cell>
          <table:table-cell table:formula="of:=FLOOR([.$G42]/[.$D42]+0.5;1)" office:value-type="float" office:value="11">
            <text:p>11</text:p>
          </table:table-cell>
          <table:table-cell/>
          <table:table-cell table:formula="of:=1/([.$D42]*(12+[.I42]))" office:value-type="float" office:value="80139.1304347826">
            <text:p>80139.1304347826</text:p>
          </table:table-cell>
          <table:table-cell table:formula="of:=[.$B$4]-[.$M42]" office:value-type="float" office:value="-139.130434782608">
            <text:p>-139.1304347826</text:p>
          </table:table-cell>
          <table:table-cell/>
          <table:table-cell table:formula="of:=1/([.$D42]*(12+[.J42]))" office:value-type="float" office:value="76800">
            <text:p>76800</text:p>
          </table:table-cell>
          <table:table-cell table:formula="of:=[.$B$4]-[.P42]" office:value-type="float" office:value="3200">
            <text:p>3200</text:p>
          </table:table-cell>
          <table:table-cell/>
          <table:table-cell table:formula="of:=1/([.$D42]*(12+[.K42]))" office:value-type="float" office:value="80139.1304347826">
            <text:p>80139.1304347826</text:p>
          </table:table-cell>
          <table:table-cell table:formula="of:=[.$B$4]-[.$S42]" office:value-type="float" office:value="-139.130434782608">
            <text:p>-139.1304347826</text:p>
          </table:table-cell>
        </table:table-row>
        <table:table-row table:style-name="ro1">
          <table:table-cell table:formula="of:=IF([.$E43] &lt; [.$B$7]; &quot;!!! INVALID TAD CLOCK !!!&quot;; &quot;&quot;)">
            <text:p/>
          </table:table-cell>
          <table:table-cell table:formula="of:=[.$B42]+1" office:value-type="float" office:value="32">
            <text:p>32</text:p>
          </table:table-cell>
          <table:table-cell/>
          <table:table-cell table:formula="of:=[.$B$2]*([.$B43]+1)/2" office:value-type="float" office:value="0.000000559488932291667">
            <text:p>5.59488932291667E-007</text:p>
          </table:table-cell>
          <table:table-cell table:formula="of:=[.$D43] * 1000000000" office:value-type="float" office:value="559.488932291667">
            <text:p>559.4889322917</text:p>
          </table:table-cell>
          <table:table-cell/>
          <table:table-cell table:formula="of:=[.$B$5]-12*[.$D43]" office:value-type="float" office:value="0.0000057861328125">
            <text:p>5.7861328125E-006</text:p>
          </table:table-cell>
          <table:table-cell/>
          <table:table-cell table:formula="of:=FLOOR([.$G43]/[.$D43];1)" office:value-type="float" office:value="10">
            <text:p>10</text:p>
          </table:table-cell>
          <table:table-cell table:formula="of:=CEILING([.$G43]/[.$D43];1)" office:value-type="float" office:value="11">
            <text:p>11</text:p>
          </table:table-cell>
          <table:table-cell table:formula="of:=FLOOR([.$G43]/[.$D43]+0.5;1)" office:value-type="float" office:value="10">
            <text:p>10</text:p>
          </table:table-cell>
          <table:table-cell/>
          <table:table-cell table:formula="of:=1/([.$D43]*(12+[.I43]))" office:value-type="float" office:value="81242.9752066116">
            <text:p>81242.9752066116</text:p>
          </table:table-cell>
          <table:table-cell table:formula="of:=[.$B$4]-[.$M43]" office:value-type="float" office:value="-1242.97520661158">
            <text:p>-1242.9752066116</text:p>
          </table:table-cell>
          <table:table-cell/>
          <table:table-cell table:formula="of:=1/([.$D43]*(12+[.J43]))" office:value-type="float" office:value="77710.6719367589">
            <text:p>77710.6719367589</text:p>
          </table:table-cell>
          <table:table-cell table:formula="of:=[.$B$4]-[.P43]" office:value-type="float" office:value="2289.3280632411">
            <text:p>2289.3280632411</text:p>
          </table:table-cell>
          <table:table-cell/>
          <table:table-cell table:formula="of:=1/([.$D43]*(12+[.K43]))" office:value-type="float" office:value="81242.9752066116">
            <text:p>81242.9752066116</text:p>
          </table:table-cell>
          <table:table-cell table:formula="of:=[.$B$4]-[.$S43]" office:value-type="float" office:value="-1242.97520661158">
            <text:p>-1242.9752066116</text:p>
          </table:table-cell>
        </table:table-row>
        <table:table-row table:style-name="ro1">
          <table:table-cell table:formula="of:=IF([.$E44] &lt; [.$B$7]; &quot;!!! INVALID TAD CLOCK !!!&quot;; &quot;&quot;)">
            <text:p/>
          </table:table-cell>
          <table:table-cell table:formula="of:=[.$B43]+1" office:value-type="float" office:value="33">
            <text:p>33</text:p>
          </table:table-cell>
          <table:table-cell/>
          <table:table-cell table:formula="of:=[.$B$2]*([.$B44]+1)/2" office:value-type="float" office:value="0.000000576443142361111">
            <text:p>5.76443142361111E-007</text:p>
          </table:table-cell>
          <table:table-cell table:formula="of:=[.$D44] * 1000000000" office:value-type="float" office:value="576.443142361111">
            <text:p>576.4431423611</text:p>
          </table:table-cell>
          <table:table-cell/>
          <table:table-cell table:formula="of:=[.$B$5]-12*[.$D44]" office:value-type="float" office:value="0.00000558268229166667">
            <text:p>5.58268229166667E-006</text:p>
          </table:table-cell>
          <table:table-cell/>
          <table:table-cell table:formula="of:=FLOOR([.$G44]/[.$D44];1)" office:value-type="float" office:value="9">
            <text:p>9</text:p>
          </table:table-cell>
          <table:table-cell table:formula="of:=CEILING([.$G44]/[.$D44];1)" office:value-type="float" office:value="10">
            <text:p>10</text:p>
          </table:table-cell>
          <table:table-cell table:formula="of:=FLOOR([.$G44]/[.$D44]+0.5;1)" office:value-type="float" office:value="10">
            <text:p>10</text:p>
          </table:table-cell>
          <table:table-cell/>
          <table:table-cell table:formula="of:=1/([.$D44]*(12+[.I44]))" office:value-type="float" office:value="82608.4033613445">
            <text:p>82608.4033613445</text:p>
          </table:table-cell>
          <table:table-cell table:formula="of:=[.$B$4]-[.$M44]" office:value-type="float" office:value="-2608.40336134454">
            <text:p>-2608.4033613445</text:p>
          </table:table-cell>
          <table:table-cell/>
          <table:table-cell table:formula="of:=1/([.$D44]*(12+[.J44]))" office:value-type="float" office:value="78853.4759358289">
            <text:p>78853.4759358289</text:p>
          </table:table-cell>
          <table:table-cell table:formula="of:=[.$B$4]-[.P44]" office:value-type="float" office:value="1146.52406417113">
            <text:p>1146.5240641711</text:p>
          </table:table-cell>
          <table:table-cell/>
          <table:table-cell table:formula="of:=1/([.$D44]*(12+[.K44]))" office:value-type="float" office:value="78853.4759358289">
            <text:p>78853.4759358289</text:p>
          </table:table-cell>
          <table:table-cell table:formula="of:=[.$B$4]-[.$S44]" office:value-type="float" office:value="1146.52406417113">
            <text:p>1146.5240641711</text:p>
          </table:table-cell>
        </table:table-row>
        <table:table-row table:style-name="ro1">
          <table:table-cell table:formula="of:=IF([.$E45] &lt; [.$B$7]; &quot;!!! INVALID TAD CLOCK !!!&quot;; &quot;&quot;)">
            <text:p/>
          </table:table-cell>
          <table:table-cell table:formula="of:=[.$B44]+1" office:value-type="float" office:value="34">
            <text:p>34</text:p>
          </table:table-cell>
          <table:table-cell/>
          <table:table-cell table:formula="of:=[.$B$2]*([.$B45]+1)/2" office:value-type="float" office:value="0.000000593397352430556">
            <text:p>5.93397352430556E-007</text:p>
          </table:table-cell>
          <table:table-cell table:formula="of:=[.$D45] * 1000000000" office:value-type="float" office:value="593.397352430556">
            <text:p>593.3973524306</text:p>
          </table:table-cell>
          <table:table-cell/>
          <table:table-cell table:formula="of:=[.$B$5]-12*[.$D45]" office:value-type="float" office:value="0.00000537923177083333">
            <text:p>5.37923177083333E-006</text:p>
          </table:table-cell>
          <table:table-cell/>
          <table:table-cell table:formula="of:=FLOOR([.$G45]/[.$D45];1)" office:value-type="float" office:value="9">
            <text:p>9</text:p>
          </table:table-cell>
          <table:table-cell table:formula="of:=CEILING([.$G45]/[.$D45];1)" office:value-type="float" office:value="10">
            <text:p>10</text:p>
          </table:table-cell>
          <table:table-cell table:formula="of:=FLOOR([.$G45]/[.$D45]+0.5;1)" office:value-type="float" office:value="9">
            <text:p>9</text:p>
          </table:table-cell>
          <table:table-cell/>
          <table:table-cell table:formula="of:=1/([.$D45]*(12+[.I45]))" office:value-type="float" office:value="80248.1632653061">
            <text:p>80248.1632653061</text:p>
          </table:table-cell>
          <table:table-cell table:formula="of:=[.$B$4]-[.$M45]" office:value-type="float" office:value="-248.163265306124">
            <text:p>-248.1632653061</text:p>
          </table:table-cell>
          <table:table-cell/>
          <table:table-cell table:formula="of:=1/([.$D45]*(12+[.J45]))" office:value-type="float" office:value="76600.5194805195">
            <text:p>76600.5194805195</text:p>
          </table:table-cell>
          <table:table-cell table:formula="of:=[.$B$4]-[.P45]" office:value-type="float" office:value="3399.48051948052">
            <text:p>3399.4805194805</text:p>
          </table:table-cell>
          <table:table-cell/>
          <table:table-cell table:formula="of:=1/([.$D45]*(12+[.K45]))" office:value-type="float" office:value="80248.1632653061">
            <text:p>80248.1632653061</text:p>
          </table:table-cell>
          <table:table-cell table:formula="of:=[.$B$4]-[.$S45]" office:value-type="float" office:value="-248.163265306124">
            <text:p>-248.1632653061</text:p>
          </table:table-cell>
        </table:table-row>
        <table:table-row table:style-name="ro1">
          <table:table-cell table:formula="of:=IF([.$E46] &lt; [.$B$7]; &quot;!!! INVALID TAD CLOCK !!!&quot;; &quot;&quot;)">
            <text:p/>
          </table:table-cell>
          <table:table-cell table:formula="of:=[.$B45]+1" office:value-type="float" office:value="35">
            <text:p>35</text:p>
          </table:table-cell>
          <table:table-cell/>
          <table:table-cell table:formula="of:=[.$B$2]*([.$B46]+1)/2" office:value-type="float" office:value="0.0000006103515625">
            <text:p>6.103515625E-007</text:p>
          </table:table-cell>
          <table:table-cell table:formula="of:=[.$D46] * 1000000000" office:value-type="float" office:value="610.3515625">
            <text:p>610.3515625</text:p>
          </table:table-cell>
          <table:table-cell/>
          <table:table-cell table:formula="of:=[.$B$5]-12*[.$D46]" office:value-type="float" office:value="0.00000517578125">
            <text:p>5.17578125E-006</text:p>
          </table:table-cell>
          <table:table-cell/>
          <table:table-cell table:formula="of:=FLOOR([.$G46]/[.$D46];1)" office:value-type="float" office:value="8">
            <text:p>8</text:p>
          </table:table-cell>
          <table:table-cell table:formula="of:=CEILING([.$G46]/[.$D46];1)" office:value-type="float" office:value="9">
            <text:p>9</text:p>
          </table:table-cell>
          <table:table-cell table:formula="of:=FLOOR([.$G46]/[.$D46]+0.5;1)" office:value-type="float" office:value="8">
            <text:p>8</text:p>
          </table:table-cell>
          <table:table-cell/>
          <table:table-cell table:formula="of:=1/([.$D46]*(12+[.I46]))" office:value-type="float" office:value="81920">
            <text:p>81920</text:p>
          </table:table-cell>
          <table:table-cell table:formula="of:=[.$B$4]-[.$M46]" office:value-type="float" office:value="-1920">
            <text:p>-1920</text:p>
          </table:table-cell>
          <table:table-cell/>
          <table:table-cell table:formula="of:=1/([.$D46]*(12+[.J46]))" office:value-type="float" office:value="78019.0476190476">
            <text:p>78019.0476190476</text:p>
          </table:table-cell>
          <table:table-cell table:formula="of:=[.$B$4]-[.P46]" office:value-type="float" office:value="1980.95238095238">
            <text:p>1980.9523809524</text:p>
          </table:table-cell>
          <table:table-cell/>
          <table:table-cell table:formula="of:=1/([.$D46]*(12+[.K46]))" office:value-type="float" office:value="81920">
            <text:p>81920</text:p>
          </table:table-cell>
          <table:table-cell table:formula="of:=[.$B$4]-[.$S46]" office:value-type="float" office:value="-1920">
            <text:p>-1920</text:p>
          </table:table-cell>
        </table:table-row>
        <table:table-row table:style-name="ro1">
          <table:table-cell table:formula="of:=IF([.$E47] &lt; [.$B$7]; &quot;!!! INVALID TAD CLOCK !!!&quot;; &quot;&quot;)">
            <text:p/>
          </table:table-cell>
          <table:table-cell table:formula="of:=[.$B46]+1" office:value-type="float" office:value="36">
            <text:p>36</text:p>
          </table:table-cell>
          <table:table-cell/>
          <table:table-cell table:formula="of:=[.$B$2]*([.$B47]+1)/2" office:value-type="float" office:value="0.000000627305772569444">
            <text:p>6.27305772569444E-007</text:p>
          </table:table-cell>
          <table:table-cell table:formula="of:=[.$D47] * 1000000000" office:value-type="float" office:value="627.305772569444">
            <text:p>627.3057725694</text:p>
          </table:table-cell>
          <table:table-cell/>
          <table:table-cell table:formula="of:=[.$B$5]-12*[.$D47]" office:value-type="float" office:value="0.00000497233072916667">
            <text:p>4.97233072916667E-006</text:p>
          </table:table-cell>
          <table:table-cell/>
          <table:table-cell table:formula="of:=FLOOR([.$G47]/[.$D47];1)" office:value-type="float" office:value="7">
            <text:p>7</text:p>
          </table:table-cell>
          <table:table-cell table:formula="of:=CEILING([.$G47]/[.$D47];1)" office:value-type="float" office:value="8">
            <text:p>8</text:p>
          </table:table-cell>
          <table:table-cell table:formula="of:=FLOOR([.$G47]/[.$D47]+0.5;1)" office:value-type="float" office:value="8">
            <text:p>8</text:p>
          </table:table-cell>
          <table:table-cell/>
          <table:table-cell table:formula="of:=1/([.$D47]*(12+[.I47]))" office:value-type="float" office:value="83900.9957325747">
            <text:p>83900.9957325747</text:p>
          </table:table-cell>
          <table:table-cell table:formula="of:=[.$B$4]-[.$M47]" office:value-type="float" office:value="-3900.99573257468">
            <text:p>-3900.9957325747</text:p>
          </table:table-cell>
          <table:table-cell/>
          <table:table-cell table:formula="of:=1/([.$D47]*(12+[.J47]))" office:value-type="float" office:value="79705.945945946">
            <text:p>79705.945945946</text:p>
          </table:table-cell>
          <table:table-cell table:formula="of:=[.$B$4]-[.P47]" office:value-type="float" office:value="294.054054054053">
            <text:p>294.0540540541</text:p>
          </table:table-cell>
          <table:table-cell/>
          <table:table-cell table:formula="of:=1/([.$D47]*(12+[.K47]))" office:value-type="float" office:value="79705.945945946">
            <text:p>79705.945945946</text:p>
          </table:table-cell>
          <table:table-cell table:formula="of:=[.$B$4]-[.$S47]" office:value-type="float" office:value="294.054054054053">
            <text:p>294.0540540541</text:p>
          </table:table-cell>
        </table:table-row>
        <table:table-row table:style-name="ro1">
          <table:table-cell table:formula="of:=IF([.$E48] &lt; [.$B$7]; &quot;!!! INVALID TAD CLOCK !!!&quot;; &quot;&quot;)">
            <text:p/>
          </table:table-cell>
          <table:table-cell table:formula="of:=[.$B47]+1" office:value-type="float" office:value="37">
            <text:p>37</text:p>
          </table:table-cell>
          <table:table-cell/>
          <table:table-cell table:formula="of:=[.$B$2]*([.$B48]+1)/2" office:value-type="float" office:value="0.000000644259982638889">
            <text:p>6.44259982638889E-007</text:p>
          </table:table-cell>
          <table:table-cell table:formula="of:=[.$D48] * 1000000000" office:value-type="float" office:value="644.259982638889">
            <text:p>644.2599826389</text:p>
          </table:table-cell>
          <table:table-cell/>
          <table:table-cell table:formula="of:=[.$B$5]-12*[.$D48]" office:value-type="float" office:value="0.00000476888020833333">
            <text:p>4.76888020833333E-006</text:p>
          </table:table-cell>
          <table:table-cell/>
          <table:table-cell table:formula="of:=FLOOR([.$G48]/[.$D48];1)" office:value-type="float" office:value="7">
            <text:p>7</text:p>
          </table:table-cell>
          <table:table-cell table:formula="of:=CEILING([.$G48]/[.$D48];1)" office:value-type="float" office:value="8">
            <text:p>8</text:p>
          </table:table-cell>
          <table:table-cell table:formula="of:=FLOOR([.$G48]/[.$D48]+0.5;1)" office:value-type="float" office:value="7">
            <text:p>7</text:p>
          </table:table-cell>
          <table:table-cell/>
          <table:table-cell table:formula="of:=1/([.$D48]*(12+[.I48]))" office:value-type="float" office:value="81693.0747922438">
            <text:p>81693.0747922438</text:p>
          </table:table-cell>
          <table:table-cell table:formula="of:=[.$B$4]-[.$M48]" office:value-type="float" office:value="-1693.07479224376">
            <text:p>-1693.0747922438</text:p>
          </table:table-cell>
          <table:table-cell/>
          <table:table-cell table:formula="of:=1/([.$D48]*(12+[.J48]))" office:value-type="float" office:value="77608.4210526316">
            <text:p>77608.4210526316</text:p>
          </table:table-cell>
          <table:table-cell table:formula="of:=[.$B$4]-[.P48]" office:value-type="float" office:value="2391.57894736843">
            <text:p>2391.5789473684</text:p>
          </table:table-cell>
          <table:table-cell/>
          <table:table-cell table:formula="of:=1/([.$D48]*(12+[.K48]))" office:value-type="float" office:value="81693.0747922438">
            <text:p>81693.0747922438</text:p>
          </table:table-cell>
          <table:table-cell table:formula="of:=[.$B$4]-[.$S48]" office:value-type="float" office:value="-1693.07479224376">
            <text:p>-1693.0747922438</text:p>
          </table:table-cell>
        </table:table-row>
        <table:table-row table:style-name="ro1">
          <table:table-cell table:formula="of:=IF([.$E49] &lt; [.$B$7]; &quot;!!! INVALID TAD CLOCK !!!&quot;; &quot;&quot;)">
            <text:p/>
          </table:table-cell>
          <table:table-cell table:formula="of:=[.$B48]+1" office:value-type="float" office:value="38">
            <text:p>38</text:p>
          </table:table-cell>
          <table:table-cell/>
          <table:table-cell table:formula="of:=[.$B$2]*([.$B49]+1)/2" office:value-type="float" office:value="0.000000661214192708333">
            <text:p>6.61214192708333E-007</text:p>
          </table:table-cell>
          <table:table-cell table:formula="of:=[.$D49] * 1000000000" office:value-type="float" office:value="661.214192708333">
            <text:p>661.2141927083</text:p>
          </table:table-cell>
          <table:table-cell/>
          <table:table-cell table:formula="of:=[.$B$5]-12*[.$D49]" office:value-type="float" office:value="0.0000045654296875">
            <text:p>4.5654296875E-006</text:p>
          </table:table-cell>
          <table:table-cell/>
          <table:table-cell table:formula="of:=FLOOR([.$G49]/[.$D49];1)" office:value-type="float" office:value="6">
            <text:p>6</text:p>
          </table:table-cell>
          <table:table-cell table:formula="of:=CEILING([.$G49]/[.$D49];1)" office:value-type="float" office:value="7">
            <text:p>7</text:p>
          </table:table-cell>
          <table:table-cell table:formula="of:=FLOOR([.$G49]/[.$D49]+0.5;1)" office:value-type="float" office:value="7">
            <text:p>7</text:p>
          </table:table-cell>
          <table:table-cell/>
          <table:table-cell table:formula="of:=1/([.$D49]*(12+[.I49]))" office:value-type="float" office:value="84020.5128205128">
            <text:p>84020.5128205128</text:p>
          </table:table-cell>
          <table:table-cell table:formula="of:=[.$B$4]-[.$M49]" office:value-type="float" office:value="-4020.51282051281">
            <text:p>-4020.5128205128</text:p>
          </table:table-cell>
          <table:table-cell/>
          <table:table-cell table:formula="of:=1/([.$D49]*(12+[.J49]))" office:value-type="float" office:value="79598.3805668016">
            <text:p>79598.3805668016</text:p>
          </table:table-cell>
          <table:table-cell table:formula="of:=[.$B$4]-[.P49]" office:value-type="float" office:value="401.619433198386">
            <text:p>401.6194331984</text:p>
          </table:table-cell>
          <table:table-cell/>
          <table:table-cell table:formula="of:=1/([.$D49]*(12+[.K49]))" office:value-type="float" office:value="79598.3805668016">
            <text:p>79598.3805668016</text:p>
          </table:table-cell>
          <table:table-cell table:formula="of:=[.$B$4]-[.$S49]" office:value-type="float" office:value="401.619433198386">
            <text:p>401.6194331984</text:p>
          </table:table-cell>
        </table:table-row>
        <table:table-row table:style-name="ro1">
          <table:table-cell table:formula="of:=IF([.$E50] &lt; [.$B$7]; &quot;!!! INVALID TAD CLOCK !!!&quot;; &quot;&quot;)">
            <text:p/>
          </table:table-cell>
          <table:table-cell table:formula="of:=[.$B49]+1" office:value-type="float" office:value="39">
            <text:p>39</text:p>
          </table:table-cell>
          <table:table-cell/>
          <table:table-cell table:formula="of:=[.$B$2]*([.$B50]+1)/2" office:value-type="float" office:value="0.000000678168402777778">
            <text:p>6.78168402777778E-007</text:p>
          </table:table-cell>
          <table:table-cell table:formula="of:=[.$D50] * 1000000000" office:value-type="float" office:value="678.168402777778">
            <text:p>678.1684027778</text:p>
          </table:table-cell>
          <table:table-cell/>
          <table:table-cell table:formula="of:=[.$B$5]-12*[.$D50]" office:value-type="float" office:value="0.00000436197916666667">
            <text:p>0.000004362</text:p>
          </table:table-cell>
          <table:table-cell/>
          <table:table-cell table:formula="of:=FLOOR([.$G50]/[.$D50];1)" office:value-type="float" office:value="6">
            <text:p>6</text:p>
          </table:table-cell>
          <table:table-cell table:formula="of:=CEILING([.$G50]/[.$D50];1)" office:value-type="float" office:value="7">
            <text:p>7</text:p>
          </table:table-cell>
          <table:table-cell table:formula="of:=FLOOR([.$G50]/[.$D50]+0.5;1)" office:value-type="float" office:value="6">
            <text:p>6</text:p>
          </table:table-cell>
          <table:table-cell/>
          <table:table-cell table:formula="of:=1/([.$D50]*(12+[.I50]))" office:value-type="float" office:value="81920">
            <text:p>81920</text:p>
          </table:table-cell>
          <table:table-cell table:formula="of:=[.$B$4]-[.$M50]" office:value-type="float" office:value="-1920">
            <text:p>-1920</text:p>
          </table:table-cell>
          <table:table-cell/>
          <table:table-cell table:formula="of:=1/([.$D50]*(12+[.J50]))" office:value-type="float" office:value="77608.4210526316">
            <text:p>77608.4210526316</text:p>
          </table:table-cell>
          <table:table-cell table:formula="of:=[.$B$4]-[.P50]" office:value-type="float" office:value="2391.57894736843">
            <text:p>2391.5789473684</text:p>
          </table:table-cell>
          <table:table-cell/>
          <table:table-cell table:formula="of:=1/([.$D50]*(12+[.K50]))" office:value-type="float" office:value="81920">
            <text:p>81920</text:p>
          </table:table-cell>
          <table:table-cell table:formula="of:=[.$B$4]-[.$S50]" office:value-type="float" office:value="-1920">
            <text:p>-1920</text:p>
          </table:table-cell>
        </table:table-row>
        <table:table-row table:style-name="ro1">
          <table:table-cell table:formula="of:=IF([.$E51] &lt; [.$B$7]; &quot;!!! INVALID TAD CLOCK !!!&quot;; &quot;&quot;)">
            <text:p/>
          </table:table-cell>
          <table:table-cell table:formula="of:=[.$B50]+1" office:value-type="float" office:value="40">
            <text:p>40</text:p>
          </table:table-cell>
          <table:table-cell/>
          <table:table-cell table:formula="of:=[.$B$2]*([.$B51]+1)/2" office:value-type="float" office:value="0.000000695122612847222">
            <text:p>6.95122612847222E-007</text:p>
          </table:table-cell>
          <table:table-cell table:formula="of:=[.$D51] * 1000000000" office:value-type="float" office:value="695.122612847222">
            <text:p>695.1226128472</text:p>
          </table:table-cell>
          <table:table-cell/>
          <table:table-cell table:formula="of:=[.$B$5]-12*[.$D51]" office:value-type="float" office:value="0.00000415852864583334">
            <text:p>4.15852864583334E-006</text:p>
          </table:table-cell>
          <table:table-cell/>
          <table:table-cell table:formula="of:=FLOOR([.$G51]/[.$D51];1)" office:value-type="float" office:value="5">
            <text:p>5</text:p>
          </table:table-cell>
          <table:table-cell table:formula="of:=CEILING([.$G51]/[.$D51];1)" office:value-type="float" office:value="6">
            <text:p>6</text:p>
          </table:table-cell>
          <table:table-cell table:formula="of:=FLOOR([.$G51]/[.$D51]+0.5;1)" office:value-type="float" office:value="6">
            <text:p>6</text:p>
          </table:table-cell>
          <table:table-cell/>
          <table:table-cell table:formula="of:=1/([.$D51]*(12+[.I51]))" office:value-type="float" office:value="84623.2424677188">
            <text:p>84623.2424677188</text:p>
          </table:table-cell>
          <table:table-cell table:formula="of:=[.$B$4]-[.$M51]" office:value-type="float" office:value="-4623.2424677188">
            <text:p>-4623.2424677188</text:p>
          </table:table-cell>
          <table:table-cell/>
          <table:table-cell table:formula="of:=1/([.$D51]*(12+[.J51]))" office:value-type="float" office:value="79921.9512195122">
            <text:p>79921.9512195122</text:p>
          </table:table-cell>
          <table:table-cell table:formula="of:=[.$B$4]-[.P51]" office:value-type="float" office:value="78.0487804878067">
            <text:p>78.0487804878</text:p>
          </table:table-cell>
          <table:table-cell/>
          <table:table-cell table:formula="of:=1/([.$D51]*(12+[.K51]))" office:value-type="float" office:value="79921.9512195122">
            <text:p>79921.9512195122</text:p>
          </table:table-cell>
          <table:table-cell table:formula="of:=[.$B$4]-[.$S51]" office:value-type="float" office:value="78.0487804878067">
            <text:p>78.0487804878</text:p>
          </table:table-cell>
        </table:table-row>
        <table:table-row table:style-name="ro1">
          <table:table-cell table:formula="of:=IF([.$E52] &lt; [.$B$7]; &quot;!!! INVALID TAD CLOCK !!!&quot;; &quot;&quot;)">
            <text:p/>
          </table:table-cell>
          <table:table-cell table:formula="of:=[.$B51]+1" office:value-type="float" office:value="41">
            <text:p>41</text:p>
          </table:table-cell>
          <table:table-cell/>
          <table:table-cell table:formula="of:=[.$B$2]*([.$B52]+1)/2" office:value-type="float" office:value="0.000000712076822916667">
            <text:p>7.12076822916667E-007</text:p>
          </table:table-cell>
          <table:table-cell table:formula="of:=[.$D52] * 1000000000" office:value-type="float" office:value="712.076822916667">
            <text:p>712.0768229167</text:p>
          </table:table-cell>
          <table:table-cell/>
          <table:table-cell table:formula="of:=[.$B$5]-12*[.$D52]" office:value-type="float" office:value="0.000003955078125">
            <text:p>3.955078125E-006</text:p>
          </table:table-cell>
          <table:table-cell/>
          <table:table-cell table:formula="of:=FLOOR([.$G52]/[.$D52];1)" office:value-type="float" office:value="5">
            <text:p>5</text:p>
          </table:table-cell>
          <table:table-cell table:formula="of:=CEILING([.$G52]/[.$D52];1)" office:value-type="float" office:value="6">
            <text:p>6</text:p>
          </table:table-cell>
          <table:table-cell table:formula="of:=FLOOR([.$G52]/[.$D52]+0.5;1)" office:value-type="float" office:value="6">
            <text:p>6</text:p>
          </table:table-cell>
          <table:table-cell/>
          <table:table-cell table:formula="of:=1/([.$D52]*(12+[.I52]))" office:value-type="float" office:value="82608.4033613445">
            <text:p>82608.4033613445</text:p>
          </table:table-cell>
          <table:table-cell table:formula="of:=[.$B$4]-[.$M52]" office:value-type="float" office:value="-2608.40336134454">
            <text:p>-2608.4033613445</text:p>
          </table:table-cell>
          <table:table-cell/>
          <table:table-cell table:formula="of:=1/([.$D52]*(12+[.J52]))" office:value-type="float" office:value="78019.0476190476">
            <text:p>78019.0476190476</text:p>
          </table:table-cell>
          <table:table-cell table:formula="of:=[.$B$4]-[.P52]" office:value-type="float" office:value="1980.95238095238">
            <text:p>1980.9523809524</text:p>
          </table:table-cell>
          <table:table-cell/>
          <table:table-cell table:formula="of:=1/([.$D52]*(12+[.K52]))" office:value-type="float" office:value="78019.0476190476">
            <text:p>78019.0476190476</text:p>
          </table:table-cell>
          <table:table-cell table:formula="of:=[.$B$4]-[.$S52]" office:value-type="float" office:value="1980.95238095238">
            <text:p>1980.9523809524</text:p>
          </table:table-cell>
        </table:table-row>
        <table:table-row table:style-name="ro1">
          <table:table-cell table:formula="of:=IF([.$E53] &lt; [.$B$7]; &quot;!!! INVALID TAD CLOCK !!!&quot;; &quot;&quot;)">
            <text:p/>
          </table:table-cell>
          <table:table-cell table:formula="of:=[.$B52]+1" office:value-type="float" office:value="42">
            <text:p>42</text:p>
          </table:table-cell>
          <table:table-cell/>
          <table:table-cell table:formula="of:=[.$B$2]*([.$B53]+1)/2" office:value-type="float" office:value="0.000000729031032986111">
            <text:p>0.000000729</text:p>
          </table:table-cell>
          <table:table-cell table:formula="of:=[.$D53] * 1000000000" office:value-type="float" office:value="729.031032986111">
            <text:p>729.0310329861</text:p>
          </table:table-cell>
          <table:table-cell/>
          <table:table-cell table:formula="of:=[.$B$5]-12*[.$D53]" office:value-type="float" office:value="0.00000375162760416667">
            <text:p>3.75162760416667E-006</text:p>
          </table:table-cell>
          <table:table-cell/>
          <table:table-cell table:formula="of:=FLOOR([.$G53]/[.$D53];1)" office:value-type="float" office:value="5">
            <text:p>5</text:p>
          </table:table-cell>
          <table:table-cell table:formula="of:=CEILING([.$G53]/[.$D53];1)" office:value-type="float" office:value="6">
            <text:p>6</text:p>
          </table:table-cell>
          <table:table-cell table:formula="of:=FLOOR([.$G53]/[.$D53]+0.5;1)" office:value-type="float" office:value="5">
            <text:p>5</text:p>
          </table:table-cell>
          <table:table-cell/>
          <table:table-cell table:formula="of:=1/([.$D53]*(12+[.I53]))" office:value-type="float" office:value="80687.2777017784">
            <text:p>80687.2777017784</text:p>
          </table:table-cell>
          <table:table-cell table:formula="of:=[.$B$4]-[.$M53]" office:value-type="float" office:value="-687.277701778381">
            <text:p>-687.2777017784</text:p>
          </table:table-cell>
          <table:table-cell/>
          <table:table-cell table:formula="of:=1/([.$D53]*(12+[.J53]))" office:value-type="float" office:value="76204.6511627907">
            <text:p>76204.6511627907</text:p>
          </table:table-cell>
          <table:table-cell table:formula="of:=[.$B$4]-[.P53]" office:value-type="float" office:value="3795.34883720931">
            <text:p>3795.3488372093</text:p>
          </table:table-cell>
          <table:table-cell/>
          <table:table-cell table:formula="of:=1/([.$D53]*(12+[.K53]))" office:value-type="float" office:value="80687.2777017784">
            <text:p>80687.2777017784</text:p>
          </table:table-cell>
          <table:table-cell table:formula="of:=[.$B$4]-[.$S53]" office:value-type="float" office:value="-687.277701778381">
            <text:p>-687.2777017784</text:p>
          </table:table-cell>
        </table:table-row>
        <table:table-row table:style-name="ro1">
          <table:table-cell table:formula="of:=IF([.$E54] &lt; [.$B$7]; &quot;!!! INVALID TAD CLOCK !!!&quot;; &quot;&quot;)">
            <text:p/>
          </table:table-cell>
          <table:table-cell table:formula="of:=[.$B53]+1" office:value-type="float" office:value="43">
            <text:p>43</text:p>
          </table:table-cell>
          <table:table-cell/>
          <table:table-cell table:formula="of:=[.$B$2]*([.$B54]+1)/2" office:value-type="float" office:value="0.000000745985243055556">
            <text:p>0.000000746</text:p>
          </table:table-cell>
          <table:table-cell table:formula="of:=[.$D54] * 1000000000" office:value-type="float" office:value="745.985243055556">
            <text:p>745.9852430556</text:p>
          </table:table-cell>
          <table:table-cell/>
          <table:table-cell table:formula="of:=[.$B$5]-12*[.$D54]" office:value-type="float" office:value="0.00000354817708333333">
            <text:p>3.54817708333333E-006</text:p>
          </table:table-cell>
          <table:table-cell/>
          <table:table-cell table:formula="of:=FLOOR([.$G54]/[.$D54];1)" office:value-type="float" office:value="4">
            <text:p>4</text:p>
          </table:table-cell>
          <table:table-cell table:formula="of:=CEILING([.$G54]/[.$D54];1)" office:value-type="float" office:value="5">
            <text:p>5</text:p>
          </table:table-cell>
          <table:table-cell table:formula="of:=FLOOR([.$G54]/[.$D54]+0.5;1)" office:value-type="float" office:value="5">
            <text:p>5</text:p>
          </table:table-cell>
          <table:table-cell/>
          <table:table-cell table:formula="of:=1/([.$D54]*(12+[.I54]))" office:value-type="float" office:value="83781.8181818182">
            <text:p>83781.8181818182</text:p>
          </table:table-cell>
          <table:table-cell table:formula="of:=[.$B$4]-[.$M54]" office:value-type="float" office:value="-3781.81818181818">
            <text:p>-3781.8181818182</text:p>
          </table:table-cell>
          <table:table-cell/>
          <table:table-cell table:formula="of:=1/([.$D54]*(12+[.J54]))" office:value-type="float" office:value="78853.4759358289">
            <text:p>78853.4759358289</text:p>
          </table:table-cell>
          <table:table-cell table:formula="of:=[.$B$4]-[.P54]" office:value-type="float" office:value="1146.52406417113">
            <text:p>1146.5240641711</text:p>
          </table:table-cell>
          <table:table-cell/>
          <table:table-cell table:formula="of:=1/([.$D54]*(12+[.K54]))" office:value-type="float" office:value="78853.4759358289">
            <text:p>78853.4759358289</text:p>
          </table:table-cell>
          <table:table-cell table:formula="of:=[.$B$4]-[.$S54]" office:value-type="float" office:value="1146.52406417113">
            <text:p>1146.5240641711</text:p>
          </table:table-cell>
        </table:table-row>
        <table:table-row table:style-name="ro1">
          <table:table-cell table:formula="of:=IF([.$E55] &lt; [.$B$7]; &quot;!!! INVALID TAD CLOCK !!!&quot;; &quot;&quot;)">
            <text:p/>
          </table:table-cell>
          <table:table-cell table:formula="of:=[.$B54]+1" office:value-type="float" office:value="44">
            <text:p>44</text:p>
          </table:table-cell>
          <table:table-cell/>
          <table:table-cell table:formula="of:=[.$B$2]*([.$B55]+1)/2" office:value-type="float" office:value="0.000000762939453125">
            <text:p>7.62939453125E-007</text:p>
          </table:table-cell>
          <table:table-cell table:formula="of:=[.$D55] * 1000000000" office:value-type="float" office:value="762.939453125">
            <text:p>762.939453125</text:p>
          </table:table-cell>
          <table:table-cell/>
          <table:table-cell table:formula="of:=[.$B$5]-12*[.$D55]" office:value-type="float" office:value="0.0000033447265625">
            <text:p>3.3447265625E-006</text:p>
          </table:table-cell>
          <table:table-cell/>
          <table:table-cell table:formula="of:=FLOOR([.$G55]/[.$D55];1)" office:value-type="float" office:value="4">
            <text:p>4</text:p>
          </table:table-cell>
          <table:table-cell table:formula="of:=CEILING([.$G55]/[.$D55];1)" office:value-type="float" office:value="5">
            <text:p>5</text:p>
          </table:table-cell>
          <table:table-cell table:formula="of:=FLOOR([.$G55]/[.$D55]+0.5;1)" office:value-type="float" office:value="4">
            <text:p>4</text:p>
          </table:table-cell>
          <table:table-cell/>
          <table:table-cell table:formula="of:=1/([.$D55]*(12+[.I55]))" office:value-type="float" office:value="81920">
            <text:p>81920</text:p>
          </table:table-cell>
          <table:table-cell table:formula="of:=[.$B$4]-[.$M55]" office:value-type="float" office:value="-1920">
            <text:p>-1920</text:p>
          </table:table-cell>
          <table:table-cell/>
          <table:table-cell table:formula="of:=1/([.$D55]*(12+[.J55]))" office:value-type="float" office:value="77101.1764705882">
            <text:p>77101.1764705882</text:p>
          </table:table-cell>
          <table:table-cell table:formula="of:=[.$B$4]-[.P55]" office:value-type="float" office:value="2898.82352941178">
            <text:p>2898.8235294118</text:p>
          </table:table-cell>
          <table:table-cell/>
          <table:table-cell table:formula="of:=1/([.$D55]*(12+[.K55]))" office:value-type="float" office:value="81920">
            <text:p>81920</text:p>
          </table:table-cell>
          <table:table-cell table:formula="of:=[.$B$4]-[.$S55]" office:value-type="float" office:value="-1920">
            <text:p>-1920</text:p>
          </table:table-cell>
        </table:table-row>
        <table:table-row table:style-name="ro1">
          <table:table-cell table:formula="of:=IF([.$E56] &lt; [.$B$7]; &quot;!!! INVALID TAD CLOCK !!!&quot;; &quot;&quot;)">
            <text:p/>
          </table:table-cell>
          <table:table-cell table:formula="of:=[.$B55]+1" office:value-type="float" office:value="45">
            <text:p>45</text:p>
          </table:table-cell>
          <table:table-cell/>
          <table:table-cell table:formula="of:=[.$B$2]*([.$B56]+1)/2" office:value-type="float" office:value="0.000000779893663194445">
            <text:p>7.79893663194445E-007</text:p>
          </table:table-cell>
          <table:table-cell table:formula="of:=[.$D56] * 1000000000" office:value-type="float" office:value="779.893663194444">
            <text:p>779.8936631944</text:p>
          </table:table-cell>
          <table:table-cell/>
          <table:table-cell table:formula="of:=[.$B$5]-12*[.$D56]" office:value-type="float" office:value="0.00000314127604166667">
            <text:p>3.14127604166667E-006</text:p>
          </table:table-cell>
          <table:table-cell/>
          <table:table-cell table:formula="of:=FLOOR([.$G56]/[.$D56];1)" office:value-type="float" office:value="4">
            <text:p>4</text:p>
          </table:table-cell>
          <table:table-cell table:formula="of:=CEILING([.$G56]/[.$D56];1)" office:value-type="float" office:value="5">
            <text:p>5</text:p>
          </table:table-cell>
          <table:table-cell table:formula="of:=FLOOR([.$G56]/[.$D56]+0.5;1)" office:value-type="float" office:value="4">
            <text:p>4</text:p>
          </table:table-cell>
          <table:table-cell/>
          <table:table-cell table:formula="of:=1/([.$D56]*(12+[.I56]))" office:value-type="float" office:value="80139.1304347826">
            <text:p>80139.1304347826</text:p>
          </table:table-cell>
          <table:table-cell table:formula="of:=[.$B$4]-[.$M56]" office:value-type="float" office:value="-139.130434782608">
            <text:p>-139.1304347826</text:p>
          </table:table-cell>
          <table:table-cell/>
          <table:table-cell table:formula="of:=1/([.$D56]*(12+[.J56]))" office:value-type="float" office:value="75425.0639386189">
            <text:p>75425.0639386189</text:p>
          </table:table-cell>
          <table:table-cell table:formula="of:=[.$B$4]-[.P56]" office:value-type="float" office:value="4574.93606138107">
            <text:p>4574.9360613811</text:p>
          </table:table-cell>
          <table:table-cell/>
          <table:table-cell table:formula="of:=1/([.$D56]*(12+[.K56]))" office:value-type="float" office:value="80139.1304347826">
            <text:p>80139.1304347826</text:p>
          </table:table-cell>
          <table:table-cell table:formula="of:=[.$B$4]-[.$S56]" office:value-type="float" office:value="-139.130434782608">
            <text:p>-139.1304347826</text:p>
          </table:table-cell>
        </table:table-row>
        <table:table-row table:style-name="ro1">
          <table:table-cell table:formula="of:=IF([.$E57] &lt; [.$B$7]; &quot;!!! INVALID TAD CLOCK !!!&quot;; &quot;&quot;)">
            <text:p/>
          </table:table-cell>
          <table:table-cell table:formula="of:=[.$B56]+1" office:value-type="float" office:value="46">
            <text:p>46</text:p>
          </table:table-cell>
          <table:table-cell/>
          <table:table-cell table:formula="of:=[.$B$2]*([.$B57]+1)/2" office:value-type="float" office:value="0.000000796847873263889">
            <text:p>7.96847873263889E-007</text:p>
          </table:table-cell>
          <table:table-cell table:formula="of:=[.$D57] * 1000000000" office:value-type="float" office:value="796.847873263889">
            <text:p>796.8478732639</text:p>
          </table:table-cell>
          <table:table-cell/>
          <table:table-cell table:formula="of:=[.$B$5]-12*[.$D57]" office:value-type="float" office:value="0.00000293782552083333">
            <text:p>2.93782552083333E-006</text:p>
          </table:table-cell>
          <table:table-cell/>
          <table:table-cell table:formula="of:=FLOOR([.$G57]/[.$D57];1)" office:value-type="float" office:value="3">
            <text:p>3</text:p>
          </table:table-cell>
          <table:table-cell table:formula="of:=CEILING([.$G57]/[.$D57];1)" office:value-type="float" office:value="4">
            <text:p>4</text:p>
          </table:table-cell>
          <table:table-cell table:formula="of:=FLOOR([.$G57]/[.$D57]+0.5;1)" office:value-type="float" office:value="4">
            <text:p>4</text:p>
          </table:table-cell>
          <table:table-cell/>
          <table:table-cell table:formula="of:=1/([.$D57]*(12+[.I57]))" office:value-type="float" office:value="83662.9787234043">
            <text:p>83662.9787234043</text:p>
          </table:table-cell>
          <table:table-cell table:formula="of:=[.$B$4]-[.$M57]" office:value-type="float" office:value="-3662.97872340425">
            <text:p>-3662.9787234043</text:p>
          </table:table-cell>
          <table:table-cell/>
          <table:table-cell table:formula="of:=1/([.$D57]*(12+[.J57]))" office:value-type="float" office:value="78434.0425531915">
            <text:p>78434.0425531915</text:p>
          </table:table-cell>
          <table:table-cell table:formula="of:=[.$B$4]-[.P57]" office:value-type="float" office:value="1565.95744680852">
            <text:p>1565.9574468085</text:p>
          </table:table-cell>
          <table:table-cell/>
          <table:table-cell table:formula="of:=1/([.$D57]*(12+[.K57]))" office:value-type="float" office:value="78434.0425531915">
            <text:p>78434.0425531915</text:p>
          </table:table-cell>
          <table:table-cell table:formula="of:=[.$B$4]-[.$S57]" office:value-type="float" office:value="1565.95744680852">
            <text:p>1565.9574468085</text:p>
          </table:table-cell>
        </table:table-row>
        <table:table-row table:style-name="ro1">
          <table:table-cell table:formula="of:=IF([.$E58] &lt; [.$B$7]; &quot;!!! INVALID TAD CLOCK !!!&quot;; &quot;&quot;)">
            <text:p/>
          </table:table-cell>
          <table:table-cell table:formula="of:=[.$B57]+1" office:value-type="float" office:value="47">
            <text:p>47</text:p>
          </table:table-cell>
          <table:table-cell/>
          <table:table-cell table:formula="of:=[.$B$2]*([.$B58]+1)/2" office:value-type="float" office:value="0.000000813802083333333">
            <text:p>8.13802083333333E-007</text:p>
          </table:table-cell>
          <table:table-cell table:formula="of:=[.$D58] * 1000000000" office:value-type="float" office:value="813.802083333333">
            <text:p>813.8020833333</text:p>
          </table:table-cell>
          <table:table-cell/>
          <table:table-cell table:formula="of:=[.$B$5]-12*[.$D58]" office:value-type="float" office:value="0.000002734375">
            <text:p>2.734375E-006</text:p>
          </table:table-cell>
          <table:table-cell/>
          <table:table-cell table:formula="of:=FLOOR([.$G58]/[.$D58];1)" office:value-type="float" office:value="3">
            <text:p>3</text:p>
          </table:table-cell>
          <table:table-cell table:formula="of:=CEILING([.$G58]/[.$D58];1)" office:value-type="float" office:value="4">
            <text:p>4</text:p>
          </table:table-cell>
          <table:table-cell table:formula="of:=FLOOR([.$G58]/[.$D58]+0.5;1)" office:value-type="float" office:value="3">
            <text:p>3</text:p>
          </table:table-cell>
          <table:table-cell/>
          <table:table-cell table:formula="of:=1/([.$D58]*(12+[.I58]))" office:value-type="float" office:value="81920">
            <text:p>81920</text:p>
          </table:table-cell>
          <table:table-cell table:formula="of:=[.$B$4]-[.$M58]" office:value-type="float" office:value="-1920">
            <text:p>-1920</text:p>
          </table:table-cell>
          <table:table-cell/>
          <table:table-cell table:formula="of:=1/([.$D58]*(12+[.J58]))" office:value-type="float" office:value="76800">
            <text:p>76800</text:p>
          </table:table-cell>
          <table:table-cell table:formula="of:=[.$B$4]-[.P58]" office:value-type="float" office:value="3200">
            <text:p>3200</text:p>
          </table:table-cell>
          <table:table-cell/>
          <table:table-cell table:formula="of:=1/([.$D58]*(12+[.K58]))" office:value-type="float" office:value="81920">
            <text:p>81920</text:p>
          </table:table-cell>
          <table:table-cell table:formula="of:=[.$B$4]-[.$S58]" office:value-type="float" office:value="-1920">
            <text:p>-1920</text:p>
          </table:table-cell>
        </table:table-row>
        <table:table-row table:style-name="ro1">
          <table:table-cell table:formula="of:=IF([.$E59] &lt; [.$B$7]; &quot;!!! INVALID TAD CLOCK !!!&quot;; &quot;&quot;)">
            <text:p/>
          </table:table-cell>
          <table:table-cell table:formula="of:=[.$B58]+1" office:value-type="float" office:value="48">
            <text:p>48</text:p>
          </table:table-cell>
          <table:table-cell/>
          <table:table-cell table:formula="of:=[.$B$2]*([.$B59]+1)/2" office:value-type="float" office:value="0.000000830756293402778">
            <text:p>8.30756293402778E-007</text:p>
          </table:table-cell>
          <table:table-cell table:formula="of:=[.$D59] * 1000000000" office:value-type="float" office:value="830.756293402778">
            <text:p>830.7562934028</text:p>
          </table:table-cell>
          <table:table-cell/>
          <table:table-cell table:formula="of:=[.$B$5]-12*[.$D59]" office:value-type="float" office:value="0.00000253092447916667">
            <text:p>2.53092447916667E-006</text:p>
          </table:table-cell>
          <table:table-cell/>
          <table:table-cell table:formula="of:=FLOOR([.$G59]/[.$D59];1)" office:value-type="float" office:value="3">
            <text:p>3</text:p>
          </table:table-cell>
          <table:table-cell table:formula="of:=CEILING([.$G59]/[.$D59];1)" office:value-type="float" office:value="4">
            <text:p>4</text:p>
          </table:table-cell>
          <table:table-cell table:formula="of:=FLOOR([.$G59]/[.$D59]+0.5;1)" office:value-type="float" office:value="3">
            <text:p>3</text:p>
          </table:table-cell>
          <table:table-cell/>
          <table:table-cell table:formula="of:=1/([.$D59]*(12+[.I59]))" office:value-type="float" office:value="80248.1632653061">
            <text:p>80248.1632653061</text:p>
          </table:table-cell>
          <table:table-cell table:formula="of:=[.$B$4]-[.$M59]" office:value-type="float" office:value="-248.163265306124">
            <text:p>-248.1632653061</text:p>
          </table:table-cell>
          <table:table-cell/>
          <table:table-cell table:formula="of:=1/([.$D59]*(12+[.J59]))" office:value-type="float" office:value="75232.6530612245">
            <text:p>75232.6530612245</text:p>
          </table:table-cell>
          <table:table-cell table:formula="of:=[.$B$4]-[.P59]" office:value-type="float" office:value="4767.3469387755">
            <text:p>4767.3469387755</text:p>
          </table:table-cell>
          <table:table-cell/>
          <table:table-cell table:formula="of:=1/([.$D59]*(12+[.K59]))" office:value-type="float" office:value="80248.1632653061">
            <text:p>80248.1632653061</text:p>
          </table:table-cell>
          <table:table-cell table:formula="of:=[.$B$4]-[.$S59]" office:value-type="float" office:value="-248.163265306124">
            <text:p>-248.1632653061</text:p>
          </table:table-cell>
        </table:table-row>
        <table:table-row table:style-name="ro1">
          <table:table-cell table:formula="of:=IF([.$E60] &lt; [.$B$7]; &quot;!!! INVALID TAD CLOCK !!!&quot;; &quot;&quot;)">
            <text:p/>
          </table:table-cell>
          <table:table-cell table:formula="of:=[.$B59]+1" office:value-type="float" office:value="49">
            <text:p>49</text:p>
          </table:table-cell>
          <table:table-cell/>
          <table:table-cell table:formula="of:=[.$B$2]*([.$B60]+1)/2" office:value-type="float" office:value="0.000000847710503472222">
            <text:p>8.47710503472222E-007</text:p>
          </table:table-cell>
          <table:table-cell table:formula="of:=[.$D60] * 1000000000" office:value-type="float" office:value="847.710503472222">
            <text:p>847.7105034722</text:p>
          </table:table-cell>
          <table:table-cell/>
          <table:table-cell table:formula="of:=[.$B$5]-12*[.$D60]" office:value-type="float" office:value="0.00000232747395833333">
            <text:p>2.32747395833333E-006</text:p>
          </table:table-cell>
          <table:table-cell/>
          <table:table-cell table:formula="of:=FLOOR([.$G60]/[.$D60];1)" office:value-type="float" office:value="2">
            <text:p>2</text:p>
          </table:table-cell>
          <table:table-cell table:formula="of:=CEILING([.$G60]/[.$D60];1)" office:value-type="float" office:value="3">
            <text:p>3</text:p>
          </table:table-cell>
          <table:table-cell table:formula="of:=FLOOR([.$G60]/[.$D60]+0.5;1)" office:value-type="float" office:value="3">
            <text:p>3</text:p>
          </table:table-cell>
          <table:table-cell/>
          <table:table-cell table:formula="of:=1/([.$D60]*(12+[.I60]))" office:value-type="float" office:value="84260.5714285714">
            <text:p>84260.5714285714</text:p>
          </table:table-cell>
          <table:table-cell table:formula="of:=[.$B$4]-[.$M60]" office:value-type="float" office:value="-4260.57142857144">
            <text:p>-4260.5714285714</text:p>
          </table:table-cell>
          <table:table-cell/>
          <table:table-cell table:formula="of:=1/([.$D60]*(12+[.J60]))" office:value-type="float" office:value="78643.2">
            <text:p>78643.2</text:p>
          </table:table-cell>
          <table:table-cell table:formula="of:=[.$B$4]-[.P60]" office:value-type="float" office:value="1356.79999999999">
            <text:p>1356.8</text:p>
          </table:table-cell>
          <table:table-cell/>
          <table:table-cell table:formula="of:=1/([.$D60]*(12+[.K60]))" office:value-type="float" office:value="78643.2">
            <text:p>78643.2</text:p>
          </table:table-cell>
          <table:table-cell table:formula="of:=[.$B$4]-[.$S60]" office:value-type="float" office:value="1356.79999999999">
            <text:p>1356.8</text:p>
          </table:table-cell>
        </table:table-row>
        <table:table-row table:style-name="ro1">
          <table:table-cell table:formula="of:=IF([.$E61] &lt; [.$B$7]; &quot;!!! INVALID TAD CLOCK !!!&quot;; &quot;&quot;)">
            <text:p/>
          </table:table-cell>
          <table:table-cell table:formula="of:=[.$B60]+1" office:value-type="float" office:value="50">
            <text:p>50</text:p>
          </table:table-cell>
          <table:table-cell/>
          <table:table-cell table:formula="of:=[.$B$2]*([.$B61]+1)/2" office:value-type="float" office:value="0.000000864664713541667">
            <text:p>8.64664713541667E-007</text:p>
          </table:table-cell>
          <table:table-cell table:formula="of:=[.$D61] * 1000000000" office:value-type="float" office:value="864.664713541667">
            <text:p>864.6647135417</text:p>
          </table:table-cell>
          <table:table-cell/>
          <table:table-cell table:formula="of:=[.$B$5]-12*[.$D61]" office:value-type="float" office:value="0.0000021240234375">
            <text:p>0.000002124</text:p>
          </table:table-cell>
          <table:table-cell/>
          <table:table-cell table:formula="of:=FLOOR([.$G61]/[.$D61];1)" office:value-type="float" office:value="2">
            <text:p>2</text:p>
          </table:table-cell>
          <table:table-cell table:formula="of:=CEILING([.$G61]/[.$D61];1)" office:value-type="float" office:value="3">
            <text:p>3</text:p>
          </table:table-cell>
          <table:table-cell table:formula="of:=FLOOR([.$G61]/[.$D61]+0.5;1)" office:value-type="float" office:value="2">
            <text:p>2</text:p>
          </table:table-cell>
          <table:table-cell/>
          <table:table-cell table:formula="of:=1/([.$D61]*(12+[.I61]))" office:value-type="float" office:value="82608.4033613445">
            <text:p>82608.4033613445</text:p>
          </table:table-cell>
          <table:table-cell table:formula="of:=[.$B$4]-[.$M61]" office:value-type="float" office:value="-2608.40336134454">
            <text:p>-2608.4033613445</text:p>
          </table:table-cell>
          <table:table-cell/>
          <table:table-cell table:formula="of:=1/([.$D61]*(12+[.J61]))" office:value-type="float" office:value="77101.1764705882">
            <text:p>77101.1764705882</text:p>
          </table:table-cell>
          <table:table-cell table:formula="of:=[.$B$4]-[.P61]" office:value-type="float" office:value="2898.82352941176">
            <text:p>2898.8235294118</text:p>
          </table:table-cell>
          <table:table-cell/>
          <table:table-cell table:formula="of:=1/([.$D61]*(12+[.K61]))" office:value-type="float" office:value="82608.4033613445">
            <text:p>82608.4033613445</text:p>
          </table:table-cell>
          <table:table-cell table:formula="of:=[.$B$4]-[.$S61]" office:value-type="float" office:value="-2608.40336134454">
            <text:p>-2608.4033613445</text:p>
          </table:table-cell>
        </table:table-row>
        <table:table-row table:style-name="ro1">
          <table:table-cell table:formula="of:=IF([.$E62] &lt; [.$B$7]; &quot;!!! INVALID TAD CLOCK !!!&quot;; &quot;&quot;)">
            <text:p/>
          </table:table-cell>
          <table:table-cell table:formula="of:=[.$B61]+1" office:value-type="float" office:value="51">
            <text:p>51</text:p>
          </table:table-cell>
          <table:table-cell/>
          <table:table-cell table:formula="of:=[.$B$2]*([.$B62]+1)/2" office:value-type="float" office:value="0.000000881618923611111">
            <text:p>8.81618923611111E-007</text:p>
          </table:table-cell>
          <table:table-cell table:formula="of:=[.$D62] * 1000000000" office:value-type="float" office:value="881.618923611111">
            <text:p>881.6189236111</text:p>
          </table:table-cell>
          <table:table-cell/>
          <table:table-cell table:formula="of:=[.$B$5]-12*[.$D62]" office:value-type="float" office:value="0.00000192057291666667">
            <text:p>1.92057291666667E-006</text:p>
          </table:table-cell>
          <table:table-cell/>
          <table:table-cell table:formula="of:=FLOOR([.$G62]/[.$D62];1)" office:value-type="float" office:value="2">
            <text:p>2</text:p>
          </table:table-cell>
          <table:table-cell table:formula="of:=CEILING([.$G62]/[.$D62];1)" office:value-type="float" office:value="3">
            <text:p>3</text:p>
          </table:table-cell>
          <table:table-cell table:formula="of:=FLOOR([.$G62]/[.$D62]+0.5;1)" office:value-type="float" office:value="2">
            <text:p>2</text:p>
          </table:table-cell>
          <table:table-cell/>
          <table:table-cell table:formula="of:=1/([.$D62]*(12+[.I62]))" office:value-type="float" office:value="81019.7802197802">
            <text:p>81019.7802197802</text:p>
          </table:table-cell>
          <table:table-cell table:formula="of:=[.$B$4]-[.$M62]" office:value-type="float" office:value="-1019.78021978022">
            <text:p>-1019.7802197802</text:p>
          </table:table-cell>
          <table:table-cell/>
          <table:table-cell table:formula="of:=1/([.$D62]*(12+[.J62]))" office:value-type="float" office:value="75618.4615384615">
            <text:p>75618.4615384615</text:p>
          </table:table-cell>
          <table:table-cell table:formula="of:=[.$B$4]-[.P62]" office:value-type="float" office:value="4381.53846153845">
            <text:p>4381.5384615385</text:p>
          </table:table-cell>
          <table:table-cell/>
          <table:table-cell table:formula="of:=1/([.$D62]*(12+[.K62]))" office:value-type="float" office:value="81019.7802197802">
            <text:p>81019.7802197802</text:p>
          </table:table-cell>
          <table:table-cell table:formula="of:=[.$B$4]-[.$S62]" office:value-type="float" office:value="-1019.78021978022">
            <text:p>-1019.7802197802</text:p>
          </table:table-cell>
        </table:table-row>
        <table:table-row table:style-name="ro1">
          <table:table-cell table:formula="of:=IF([.$E63] &lt; [.$B$7]; &quot;!!! INVALID TAD CLOCK !!!&quot;; &quot;&quot;)">
            <text:p/>
          </table:table-cell>
          <table:table-cell table:formula="of:=[.$B62]+1" office:value-type="float" office:value="52">
            <text:p>52</text:p>
          </table:table-cell>
          <table:table-cell/>
          <table:table-cell table:formula="of:=[.$B$2]*([.$B63]+1)/2" office:value-type="float" office:value="0.000000898573133680556">
            <text:p>8.98573133680556E-007</text:p>
          </table:table-cell>
          <table:table-cell table:formula="of:=[.$D63] * 1000000000" office:value-type="float" office:value="898.573133680556">
            <text:p>898.5731336806</text:p>
          </table:table-cell>
          <table:table-cell/>
          <table:table-cell table:formula="of:=[.$B$5]-12*[.$D63]" office:value-type="float" office:value="0.00000171712239583333">
            <text:p>1.71712239583333E-006</text:p>
          </table:table-cell>
          <table:table-cell/>
          <table:table-cell table:formula="of:=FLOOR([.$G63]/[.$D63];1)" office:value-type="float" office:value="1">
            <text:p>1</text:p>
          </table:table-cell>
          <table:table-cell table:formula="of:=CEILING([.$G63]/[.$D63];1)" office:value-type="float" office:value="2">
            <text:p>2</text:p>
          </table:table-cell>
          <table:table-cell table:formula="of:=FLOOR([.$G63]/[.$D63]+0.5;1)" office:value-type="float" office:value="2">
            <text:p>2</text:p>
          </table:table-cell>
          <table:table-cell/>
          <table:table-cell table:formula="of:=1/([.$D63]*(12+[.I63]))" office:value-type="float" office:value="85605.8055152395">
            <text:p>85605.8055152395</text:p>
          </table:table-cell>
          <table:table-cell table:formula="of:=[.$B$4]-[.$M63]" office:value-type="float" office:value="-5605.80551523948">
            <text:p>-5605.8055152395</text:p>
          </table:table-cell>
          <table:table-cell/>
          <table:table-cell table:formula="of:=1/([.$D63]*(12+[.J63]))" office:value-type="float" office:value="79491.1051212938">
            <text:p>79491.1051212938</text:p>
          </table:table-cell>
          <table:table-cell table:formula="of:=[.$B$4]-[.P63]" office:value-type="float" office:value="508.894878706196">
            <text:p>508.8948787062</text:p>
          </table:table-cell>
          <table:table-cell/>
          <table:table-cell table:formula="of:=1/([.$D63]*(12+[.K63]))" office:value-type="float" office:value="79491.1051212938">
            <text:p>79491.1051212938</text:p>
          </table:table-cell>
          <table:table-cell table:formula="of:=[.$B$4]-[.$S63]" office:value-type="float" office:value="508.894878706196">
            <text:p>508.8948787062</text:p>
          </table:table-cell>
        </table:table-row>
        <table:table-row table:style-name="ro1">
          <table:table-cell table:formula="of:=IF([.$E64] &lt; [.$B$7]; &quot;!!! INVALID TAD CLOCK !!!&quot;; &quot;&quot;)">
            <text:p/>
          </table:table-cell>
          <table:table-cell table:formula="of:=[.$B63]+1" office:value-type="float" office:value="53">
            <text:p>53</text:p>
          </table:table-cell>
          <table:table-cell/>
          <table:table-cell table:formula="of:=[.$B$2]*([.$B64]+1)/2" office:value-type="float" office:value="0.00000091552734375">
            <text:p>9.1552734375E-007</text:p>
          </table:table-cell>
          <table:table-cell table:formula="of:=[.$D64] * 1000000000" office:value-type="float" office:value="915.52734375">
            <text:p>915.52734375</text:p>
          </table:table-cell>
          <table:table-cell/>
          <table:table-cell table:formula="of:=[.$B$5]-12*[.$D64]" office:value-type="float" office:value="0.000001513671875">
            <text:p>1.513671875E-006</text:p>
          </table:table-cell>
          <table:table-cell/>
          <table:table-cell table:formula="of:=FLOOR([.$G64]/[.$D64];1)" office:value-type="float" office:value="1">
            <text:p>1</text:p>
          </table:table-cell>
          <table:table-cell table:formula="of:=CEILING([.$G64]/[.$D64];1)" office:value-type="float" office:value="2">
            <text:p>2</text:p>
          </table:table-cell>
          <table:table-cell table:formula="of:=FLOOR([.$G64]/[.$D64]+0.5;1)" office:value-type="float" office:value="2">
            <text:p>2</text:p>
          </table:table-cell>
          <table:table-cell/>
          <table:table-cell table:formula="of:=1/([.$D64]*(12+[.I64]))" office:value-type="float" office:value="84020.5128205128">
            <text:p>84020.5128205128</text:p>
          </table:table-cell>
          <table:table-cell table:formula="of:=[.$B$4]-[.$M64]" office:value-type="float" office:value="-4020.51282051281">
            <text:p>-4020.5128205128</text:p>
          </table:table-cell>
          <table:table-cell/>
          <table:table-cell table:formula="of:=1/([.$D64]*(12+[.J64]))" office:value-type="float" office:value="78019.0476190476">
            <text:p>78019.0476190476</text:p>
          </table:table-cell>
          <table:table-cell table:formula="of:=[.$B$4]-[.P64]" office:value-type="float" office:value="1980.95238095238">
            <text:p>1980.9523809524</text:p>
          </table:table-cell>
          <table:table-cell/>
          <table:table-cell table:formula="of:=1/([.$D64]*(12+[.K64]))" office:value-type="float" office:value="78019.0476190476">
            <text:p>78019.0476190476</text:p>
          </table:table-cell>
          <table:table-cell table:formula="of:=[.$B$4]-[.$S64]" office:value-type="float" office:value="1980.95238095238">
            <text:p>1980.9523809524</text:p>
          </table:table-cell>
        </table:table-row>
        <table:table-row table:style-name="ro1">
          <table:table-cell table:formula="of:=IF([.$E65] &lt; [.$B$7]; &quot;!!! INVALID TAD CLOCK !!!&quot;; &quot;&quot;)">
            <text:p/>
          </table:table-cell>
          <table:table-cell table:formula="of:=[.$B64]+1" office:value-type="float" office:value="54">
            <text:p>54</text:p>
          </table:table-cell>
          <table:table-cell/>
          <table:table-cell table:formula="of:=[.$B$2]*([.$B65]+1)/2" office:value-type="float" office:value="0.000000932481553819444">
            <text:p>9.32481553819444E-007</text:p>
          </table:table-cell>
          <table:table-cell table:formula="of:=[.$D65] * 1000000000" office:value-type="float" office:value="932.481553819444">
            <text:p>932.4815538194</text:p>
          </table:table-cell>
          <table:table-cell/>
          <table:table-cell table:formula="of:=[.$B$5]-12*[.$D65]" office:value-type="float" office:value="0.00000131022135416667">
            <text:p>1.31022135416667E-006</text:p>
          </table:table-cell>
          <table:table-cell/>
          <table:table-cell table:formula="of:=FLOOR([.$G65]/[.$D65];1)" office:value-type="float" office:value="1">
            <text:p>1</text:p>
          </table:table-cell>
          <table:table-cell table:formula="of:=CEILING([.$G65]/[.$D65];1)" office:value-type="float" office:value="2">
            <text:p>2</text:p>
          </table:table-cell>
          <table:table-cell table:formula="of:=FLOOR([.$G65]/[.$D65]+0.5;1)" office:value-type="float" office:value="1">
            <text:p>1</text:p>
          </table:table-cell>
          <table:table-cell/>
          <table:table-cell table:formula="of:=1/([.$D65]*(12+[.I65]))" office:value-type="float" office:value="82492.8671328671">
            <text:p>82492.8671328671</text:p>
          </table:table-cell>
          <table:table-cell table:formula="of:=[.$B$4]-[.$M65]" office:value-type="float" office:value="-2492.86713286713">
            <text:p>-2492.8671328671</text:p>
          </table:table-cell>
          <table:table-cell/>
          <table:table-cell table:formula="of:=1/([.$D65]*(12+[.J65]))" office:value-type="float" office:value="76600.5194805195">
            <text:p>76600.5194805195</text:p>
          </table:table-cell>
          <table:table-cell table:formula="of:=[.$B$4]-[.P65]" office:value-type="float" office:value="3399.48051948051">
            <text:p>3399.4805194805</text:p>
          </table:table-cell>
          <table:table-cell/>
          <table:table-cell table:formula="of:=1/([.$D65]*(12+[.K65]))" office:value-type="float" office:value="82492.8671328671">
            <text:p>82492.8671328671</text:p>
          </table:table-cell>
          <table:table-cell table:formula="of:=[.$B$4]-[.$S65]" office:value-type="float" office:value="-2492.86713286713">
            <text:p>-2492.8671328671</text:p>
          </table:table-cell>
        </table:table-row>
        <table:table-row table:style-name="ro1">
          <table:table-cell table:formula="of:=IF([.$E66] &lt; [.$B$7]; &quot;!!! INVALID TAD CLOCK !!!&quot;; &quot;&quot;)">
            <text:p/>
          </table:table-cell>
          <table:table-cell table:formula="of:=[.$B65]+1" office:value-type="float" office:value="55">
            <text:p>55</text:p>
          </table:table-cell>
          <table:table-cell/>
          <table:table-cell table:formula="of:=[.$B$2]*([.$B66]+1)/2" office:value-type="float" office:value="0.000000949435763888889">
            <text:p>9.49435763888889E-007</text:p>
          </table:table-cell>
          <table:table-cell table:formula="of:=[.$D66] * 1000000000" office:value-type="float" office:value="949.435763888889">
            <text:p>949.4357638889</text:p>
          </table:table-cell>
          <table:table-cell/>
          <table:table-cell table:formula="of:=[.$B$5]-12*[.$D66]" office:value-type="float" office:value="0.00000110677083333334">
            <text:p>1.10677083333334E-006</text:p>
          </table:table-cell>
          <table:table-cell/>
          <table:table-cell table:formula="of:=FLOOR([.$G66]/[.$D66];1)" office:value-type="float" office:value="1">
            <text:p>1</text:p>
          </table:table-cell>
          <table:table-cell table:formula="of:=CEILING([.$G66]/[.$D66];1)" office:value-type="float" office:value="2">
            <text:p>2</text:p>
          </table:table-cell>
          <table:table-cell table:formula="of:=FLOOR([.$G66]/[.$D66]+0.5;1)" office:value-type="float" office:value="1">
            <text:p>1</text:p>
          </table:table-cell>
          <table:table-cell/>
          <table:table-cell table:formula="of:=1/([.$D66]*(12+[.I66]))" office:value-type="float" office:value="81019.7802197802">
            <text:p>81019.7802197802</text:p>
          </table:table-cell>
          <table:table-cell table:formula="of:=[.$B$4]-[.$M66]" office:value-type="float" office:value="-1019.78021978022">
            <text:p>-1019.7802197802</text:p>
          </table:table-cell>
          <table:table-cell/>
          <table:table-cell table:formula="of:=1/([.$D66]*(12+[.J66]))" office:value-type="float" office:value="75232.6530612245">
            <text:p>75232.6530612245</text:p>
          </table:table-cell>
          <table:table-cell table:formula="of:=[.$B$4]-[.P66]" office:value-type="float" office:value="4767.3469387755">
            <text:p>4767.3469387755</text:p>
          </table:table-cell>
          <table:table-cell/>
          <table:table-cell table:formula="of:=1/([.$D66]*(12+[.K66]))" office:value-type="float" office:value="81019.7802197802">
            <text:p>81019.7802197802</text:p>
          </table:table-cell>
          <table:table-cell table:formula="of:=[.$B$4]-[.$S66]" office:value-type="float" office:value="-1019.78021978022">
            <text:p>-1019.7802197802</text:p>
          </table:table-cell>
        </table:table-row>
        <table:table-row table:style-name="ro1">
          <table:table-cell table:formula="of:=IF([.$E67] &lt; [.$B$7]; &quot;!!! INVALID TAD CLOCK !!!&quot;; &quot;&quot;)">
            <text:p/>
          </table:table-cell>
          <table:table-cell table:formula="of:=[.$B66]+1" office:value-type="float" office:value="56">
            <text:p>56</text:p>
          </table:table-cell>
          <table:table-cell/>
          <table:table-cell table:formula="of:=[.$B$2]*([.$B67]+1)/2" office:value-type="float" office:value="0.000000966389973958333">
            <text:p>9.66389973958333E-007</text:p>
          </table:table-cell>
          <table:table-cell table:formula="of:=[.$D67] * 1000000000" office:value-type="float" office:value="966.389973958333">
            <text:p>966.3899739583</text:p>
          </table:table-cell>
          <table:table-cell/>
          <table:table-cell table:formula="of:=[.$B$5]-12*[.$D67]" office:value-type="float" office:value="0.000000903320312500001">
            <text:p>9.03320312500001E-007</text:p>
          </table:table-cell>
          <table:table-cell/>
          <table:table-cell table:formula="of:=FLOOR([.$G67]/[.$D67];1)" office:value-type="float" office:value="0">
            <text:p>0</text:p>
          </table:table-cell>
          <table:table-cell table:formula="of:=CEILING([.$G67]/[.$D67];1)" office:value-type="float" office:value="1">
            <text:p>1</text:p>
          </table:table-cell>
          <table:table-cell table:formula="of:=FLOOR([.$G67]/[.$D67]+0.5;1)" office:value-type="float" office:value="1">
            <text:p>1</text:p>
          </table:table-cell>
          <table:table-cell/>
          <table:table-cell table:formula="of:=1/([.$D67]*(12+[.I67]))" office:value-type="float" office:value="86231.5789473684">
            <text:p>86231.5789473684</text:p>
          </table:table-cell>
          <table:table-cell table:formula="of:=[.$B$4]-[.$M67]" office:value-type="float" office:value="-6231.57894736843">
            <text:p>-6231.5789473684</text:p>
          </table:table-cell>
          <table:table-cell/>
          <table:table-cell table:formula="of:=1/([.$D67]*(12+[.J67]))" office:value-type="float" office:value="79598.3805668016">
            <text:p>79598.3805668016</text:p>
          </table:table-cell>
          <table:table-cell table:formula="of:=[.$B$4]-[.P67]" office:value-type="float" office:value="401.619433198386">
            <text:p>401.6194331984</text:p>
          </table:table-cell>
          <table:table-cell/>
          <table:table-cell table:formula="of:=1/([.$D67]*(12+[.K67]))" office:value-type="float" office:value="79598.3805668016">
            <text:p>79598.3805668016</text:p>
          </table:table-cell>
          <table:table-cell table:formula="of:=[.$B$4]-[.$S67]" office:value-type="float" office:value="401.619433198386">
            <text:p>401.6194331984</text:p>
          </table:table-cell>
        </table:table-row>
        <table:table-row table:style-name="ro1">
          <table:table-cell table:formula="of:=IF([.$E68] &lt; [.$B$7]; &quot;!!! INVALID TAD CLOCK !!!&quot;; &quot;&quot;)">
            <text:p/>
          </table:table-cell>
          <table:table-cell table:formula="of:=[.$B67]+1" office:value-type="float" office:value="57">
            <text:p>57</text:p>
          </table:table-cell>
          <table:table-cell/>
          <table:table-cell table:formula="of:=[.$B$2]*([.$B68]+1)/2" office:value-type="float" office:value="0.000000983344184027778">
            <text:p>9.83344184027778E-007</text:p>
          </table:table-cell>
          <table:table-cell table:formula="of:=[.$D68] * 1000000000" office:value-type="float" office:value="983.344184027778">
            <text:p>983.3441840278</text:p>
          </table:table-cell>
          <table:table-cell/>
          <table:table-cell table:formula="of:=[.$B$5]-12*[.$D68]" office:value-type="float" office:value="0.000000699869791666668">
            <text:p>6.99869791666668E-007</text:p>
          </table:table-cell>
          <table:table-cell/>
          <table:table-cell table:formula="of:=FLOOR([.$G68]/[.$D68];1)" office:value-type="float" office:value="0">
            <text:p>0</text:p>
          </table:table-cell>
          <table:table-cell table:formula="of:=CEILING([.$G68]/[.$D68];1)" office:value-type="float" office:value="1">
            <text:p>1</text:p>
          </table:table-cell>
          <table:table-cell table:formula="of:=FLOOR([.$G68]/[.$D68]+0.5;1)" office:value-type="float" office:value="1">
            <text:p>1</text:p>
          </table:table-cell>
          <table:table-cell/>
          <table:table-cell table:formula="of:=1/([.$D68]*(12+[.I68]))" office:value-type="float" office:value="84744.8275862069">
            <text:p>84744.8275862069</text:p>
          </table:table-cell>
          <table:table-cell table:formula="of:=[.$B$4]-[.$M68]" office:value-type="float" office:value="-4744.8275862069">
            <text:p>-4744.8275862069</text:p>
          </table:table-cell>
          <table:table-cell/>
          <table:table-cell table:formula="of:=1/([.$D68]*(12+[.J68]))" office:value-type="float" office:value="78225.9946949602">
            <text:p>78225.9946949602</text:p>
          </table:table-cell>
          <table:table-cell table:formula="of:=[.$B$4]-[.P68]" office:value-type="float" office:value="1774.00530503978">
            <text:p>1774.0053050398</text:p>
          </table:table-cell>
          <table:table-cell/>
          <table:table-cell table:formula="of:=1/([.$D68]*(12+[.K68]))" office:value-type="float" office:value="78225.9946949602">
            <text:p>78225.9946949602</text:p>
          </table:table-cell>
          <table:table-cell table:formula="of:=[.$B$4]-[.$S68]" office:value-type="float" office:value="1774.00530503978">
            <text:p>1774.0053050398</text:p>
          </table:table-cell>
        </table:table-row>
        <table:table-row table:style-name="ro1">
          <table:table-cell table:formula="of:=IF([.$E69] &lt; [.$B$7]; &quot;!!! INVALID TAD CLOCK !!!&quot;; &quot;&quot;)">
            <text:p/>
          </table:table-cell>
          <table:table-cell table:formula="of:=[.$B68]+1" office:value-type="float" office:value="58">
            <text:p>58</text:p>
          </table:table-cell>
          <table:table-cell/>
          <table:table-cell table:formula="of:=[.$B$2]*([.$B69]+1)/2" office:value-type="float" office:value="0.00000100029839409722">
            <text:p>1.00029839409722E-006</text:p>
          </table:table-cell>
          <table:table-cell table:formula="of:=[.$D69] * 1000000000" office:value-type="float" office:value="1000.29839409722">
            <text:p>1000.2983940972</text:p>
          </table:table-cell>
          <table:table-cell/>
          <table:table-cell table:formula="of:=[.$B$5]-12*[.$D69]" office:value-type="float" office:value="0.000000496419270833333">
            <text:p>4.96419270833333E-007</text:p>
          </table:table-cell>
          <table:table-cell/>
          <table:table-cell table:formula="of:=FLOOR([.$G69]/[.$D69];1)" office:value-type="float" office:value="0">
            <text:p>0</text:p>
          </table:table-cell>
          <table:table-cell table:formula="of:=CEILING([.$G69]/[.$D69];1)" office:value-type="float" office:value="1">
            <text:p>1</text:p>
          </table:table-cell>
          <table:table-cell table:formula="of:=FLOOR([.$G69]/[.$D69]+0.5;1)" office:value-type="float" office:value="0">
            <text:p>0</text:p>
          </table:table-cell>
          <table:table-cell/>
          <table:table-cell table:formula="of:=1/([.$D69]*(12+[.I69]))" office:value-type="float" office:value="83308.4745762712">
            <text:p>83308.4745762712</text:p>
          </table:table-cell>
          <table:table-cell table:formula="of:=[.$B$4]-[.$M69]" office:value-type="float" office:value="-3308.47457627118">
            <text:p>-3308.4745762712</text:p>
          </table:table-cell>
          <table:table-cell/>
          <table:table-cell table:formula="of:=1/([.$D69]*(12+[.J69]))" office:value-type="float" office:value="76900.1303780965">
            <text:p>76900.1303780965</text:p>
          </table:table-cell>
          <table:table-cell table:formula="of:=[.$B$4]-[.P69]" office:value-type="float" office:value="3099.86962190353">
            <text:p>3099.8696219035</text:p>
          </table:table-cell>
          <table:table-cell/>
          <table:table-cell table:formula="of:=1/([.$D69]*(12+[.K69]))" office:value-type="float" office:value="83308.4745762712">
            <text:p>83308.4745762712</text:p>
          </table:table-cell>
          <table:table-cell table:formula="of:=[.$B$4]-[.$S69]" office:value-type="float" office:value="-3308.47457627118">
            <text:p>-3308.4745762712</text:p>
          </table:table-cell>
        </table:table-row>
        <table:table-row table:style-name="ro1">
          <table:table-cell table:formula="of:=IF([.$E70] &lt; [.$B$7]; &quot;!!! INVALID TAD CLOCK !!!&quot;; &quot;&quot;)">
            <text:p/>
          </table:table-cell>
          <table:table-cell table:formula="of:=[.$B69]+1" office:value-type="float" office:value="59">
            <text:p>59</text:p>
          </table:table-cell>
          <table:table-cell/>
          <table:table-cell table:formula="of:=[.$B$2]*([.$B70]+1)/2" office:value-type="float" office:value="0.00000101725260416667">
            <text:p>1.01725260416667E-006</text:p>
          </table:table-cell>
          <table:table-cell table:formula="of:=[.$D70] * 1000000000" office:value-type="float" office:value="1017.25260416667">
            <text:p>1017.2526041667</text:p>
          </table:table-cell>
          <table:table-cell/>
          <table:table-cell table:formula="of:=[.$B$5]-12*[.$D70]" office:value-type="float" office:value="0.00000029296875">
            <text:p>0.000000293</text:p>
          </table:table-cell>
          <table:table-cell/>
          <table:table-cell table:formula="of:=FLOOR([.$G70]/[.$D70];1)" office:value-type="float" office:value="0">
            <text:p>0</text:p>
          </table:table-cell>
          <table:table-cell table:formula="of:=CEILING([.$G70]/[.$D70];1)" office:value-type="float" office:value="1">
            <text:p>1</text:p>
          </table:table-cell>
          <table:table-cell table:formula="of:=FLOOR([.$G70]/[.$D70]+0.5;1)" office:value-type="float" office:value="0">
            <text:p>0</text:p>
          </table:table-cell>
          <table:table-cell/>
          <table:table-cell table:formula="of:=1/([.$D70]*(12+[.I70]))" office:value-type="float" office:value="81920">
            <text:p>81920</text:p>
          </table:table-cell>
          <table:table-cell table:formula="of:=[.$B$4]-[.$M70]" office:value-type="float" office:value="-1920">
            <text:p>-1920</text:p>
          </table:table-cell>
          <table:table-cell/>
          <table:table-cell table:formula="of:=1/([.$D70]*(12+[.J70]))" office:value-type="float" office:value="75618.4615384615">
            <text:p>75618.4615384615</text:p>
          </table:table-cell>
          <table:table-cell table:formula="of:=[.$B$4]-[.P70]" office:value-type="float" office:value="4381.53846153847">
            <text:p>4381.5384615385</text:p>
          </table:table-cell>
          <table:table-cell/>
          <table:table-cell table:formula="of:=1/([.$D70]*(12+[.K70]))" office:value-type="float" office:value="81920">
            <text:p>81920</text:p>
          </table:table-cell>
          <table:table-cell table:formula="of:=[.$B$4]-[.$S70]" office:value-type="float" office:value="-1920">
            <text:p>-1920</text:p>
          </table:table-cell>
        </table:table-row>
        <table:table-row table:style-name="ro1">
          <table:table-cell table:formula="of:=IF([.$E71] &lt; [.$B$7]; &quot;!!! INVALID TAD CLOCK !!!&quot;; &quot;&quot;)">
            <text:p/>
          </table:table-cell>
          <table:table-cell table:formula="of:=[.$B70]+1" office:value-type="float" office:value="60">
            <text:p>60</text:p>
          </table:table-cell>
          <table:table-cell/>
          <table:table-cell table:formula="of:=[.$B$2]*([.$B71]+1)/2" office:value-type="float" office:value="0.00000103420681423611">
            <text:p>1.03420681423611E-006</text:p>
          </table:table-cell>
          <table:table-cell table:formula="of:=[.$D71] * 1000000000" office:value-type="float" office:value="1034.20681423611">
            <text:p>1034.2068142361</text:p>
          </table:table-cell>
          <table:table-cell/>
          <table:table-cell table:formula="of:=[.$B$5]-12*[.$D71]" office:value-type="float" office:value="0.0000000895182291666653">
            <text:p>8.95182291666653E-008</text:p>
          </table:table-cell>
          <table:table-cell/>
          <table:table-cell table:formula="of:=FLOOR([.$G71]/[.$D71];1)" office:value-type="float" office:value="0">
            <text:p>0</text:p>
          </table:table-cell>
          <table:table-cell table:formula="of:=CEILING([.$G71]/[.$D71];1)" office:value-type="float" office:value="1">
            <text:p>1</text:p>
          </table:table-cell>
          <table:table-cell table:formula="of:=FLOOR([.$G71]/[.$D71]+0.5;1)" office:value-type="float" office:value="0">
            <text:p>0</text:p>
          </table:table-cell>
          <table:table-cell/>
          <table:table-cell table:formula="of:=1/([.$D71]*(12+[.I71]))" office:value-type="float" office:value="80577.0491803279">
            <text:p>80577.0491803279</text:p>
          </table:table-cell>
          <table:table-cell table:formula="of:=[.$B$4]-[.$M71]" office:value-type="float" office:value="-577.049180327856">
            <text:p>-577.0491803279</text:p>
          </table:table-cell>
          <table:table-cell/>
          <table:table-cell table:formula="of:=1/([.$D71]*(12+[.J71]))" office:value-type="float" office:value="74378.814627995">
            <text:p>74378.814627995</text:p>
          </table:table-cell>
          <table:table-cell table:formula="of:=[.$B$4]-[.P71]" office:value-type="float" office:value="5621.18537200506">
            <text:p>5621.1853720051</text:p>
          </table:table-cell>
          <table:table-cell/>
          <table:table-cell table:formula="of:=1/([.$D71]*(12+[.K71]))" office:value-type="float" office:value="80577.0491803279">
            <text:p>80577.0491803279</text:p>
          </table:table-cell>
          <table:table-cell table:formula="of:=[.$B$4]-[.$S71]" office:value-type="float" office:value="-577.049180327856">
            <text:p>-577.0491803279</text:p>
          </table:table-cell>
        </table:table-row>
        <table:table-row table:style-name="ro1">
          <table:table-cell table:formula="of:=IF([.$E72] &lt; [.$B$7]; &quot;!!! INVALID TAD CLOCK !!!&quot;; &quot;&quot;)">
            <text:p/>
          </table:table-cell>
          <table:table-cell table:formula="of:=[.$B71]+1" office:value-type="float" office:value="61">
            <text:p>61</text:p>
          </table:table-cell>
          <table:table-cell/>
          <table:table-cell table:formula="of:=[.$B$2]*([.$B72]+1)/2" office:value-type="float" office:value="0.00000105116102430556">
            <text:p>1.05116102430556E-006</text:p>
          </table:table-cell>
          <table:table-cell table:formula="of:=[.$D72] * 1000000000" office:value-type="float" office:value="1051.16102430556">
            <text:p>1051.1610243056</text:p>
          </table:table-cell>
          <table:table-cell/>
          <table:table-cell table:formula="of:=[.$B$5]-12*[.$D72]" office:value-type="float" office:value="-0.000000113932291666666">
            <text:p>-1.13932291666666E-007</text:p>
          </table:table-cell>
          <table:table-cell/>
          <table:table-cell table:formula="of:=FLOOR([.$G72]/[.$D72];1)" office:value-type="float" office:value="0">
            <text:p>Err:502</text:p>
          </table:table-cell>
          <table:table-cell table:formula="of:=CEILING([.$G72]/[.$D72];1)" office:value-type="float" office:value="0">
            <text:p>Err:502</text:p>
          </table:table-cell>
          <table:table-cell table:formula="of:=FLOOR([.$G72]/[.$D72]+0.5;1)" office:value-type="float" office:value="0">
            <text:p>0</text:p>
          </table:table-cell>
          <table:table-cell/>
          <table:table-cell table:formula="of:=1/([.$D72]*(12+[.I72]))" office:value-type="float" office:value="0">
            <text:p>Err:502</text:p>
          </table:table-cell>
          <table:table-cell table:formula="of:=[.$B$4]-[.$M72]" office:value-type="float" office:value="0">
            <text:p>Err:502</text:p>
          </table:table-cell>
          <table:table-cell/>
          <table:table-cell table:formula="of:=1/([.$D72]*(12+[.J72]))" office:value-type="float" office:value="0">
            <text:p>Err:502</text:p>
          </table:table-cell>
          <table:table-cell table:formula="of:=[.$B$4]-[.P72]" office:value-type="float" office:value="0">
            <text:p>Err:502</text:p>
          </table:table-cell>
          <table:table-cell/>
          <table:table-cell table:formula="of:=1/([.$D72]*(12+[.K72]))" office:value-type="float" office:value="79277.4193548387">
            <text:p>79277.4193548387</text:p>
          </table:table-cell>
          <table:table-cell table:formula="of:=[.$B$4]-[.$S72]" office:value-type="float" office:value="722.580645161288">
            <text:p>722.5806451613</text:p>
          </table:table-cell>
        </table:table-row>
        <table:table-row table:style-name="ro1">
          <table:table-cell table:formula="of:=IF([.$E73] &lt; [.$B$7]; &quot;!!! INVALID TAD CLOCK !!!&quot;; &quot;&quot;)">
            <text:p/>
          </table:table-cell>
          <table:table-cell table:formula="of:=[.$B72]+1" office:value-type="float" office:value="62">
            <text:p>62</text:p>
          </table:table-cell>
          <table:table-cell/>
          <table:table-cell table:formula="of:=[.$B$2]*([.$B73]+1)/2" office:value-type="float" office:value="0.000001068115234375">
            <text:p>1.068115234375E-006</text:p>
          </table:table-cell>
          <table:table-cell table:formula="of:=[.$D73] * 1000000000" office:value-type="float" office:value="1068.115234375">
            <text:p>1068.115234375</text:p>
          </table:table-cell>
          <table:table-cell/>
          <table:table-cell table:formula="of:=[.$B$5]-12*[.$D73]" office:value-type="float" office:value="-0.000000317382812500001">
            <text:p>-3.17382812500001E-007</text:p>
          </table:table-cell>
          <table:table-cell/>
          <table:table-cell table:formula="of:=FLOOR([.$G73]/[.$D73];1)" office:value-type="float" office:value="0">
            <text:p>Err:502</text:p>
          </table:table-cell>
          <table:table-cell table:formula="of:=CEILING([.$G73]/[.$D73];1)" office:value-type="float" office:value="0">
            <text:p>Err:502</text:p>
          </table:table-cell>
          <table:table-cell table:formula="of:=FLOOR([.$G73]/[.$D73]+0.5;1)" office:value-type="float" office:value="0">
            <text:p>0</text:p>
          </table:table-cell>
          <table:table-cell/>
          <table:table-cell table:formula="of:=1/([.$D73]*(12+[.I73]))" office:value-type="float" office:value="0">
            <text:p>Err:502</text:p>
          </table:table-cell>
          <table:table-cell table:formula="of:=[.$B$4]-[.$M73]" office:value-type="float" office:value="0">
            <text:p>Err:502</text:p>
          </table:table-cell>
          <table:table-cell/>
          <table:table-cell table:formula="of:=1/([.$D73]*(12+[.J73]))" office:value-type="float" office:value="0">
            <text:p>Err:502</text:p>
          </table:table-cell>
          <table:table-cell table:formula="of:=[.$B$4]-[.P73]" office:value-type="float" office:value="0">
            <text:p>Err:502</text:p>
          </table:table-cell>
          <table:table-cell/>
          <table:table-cell table:formula="of:=1/([.$D73]*(12+[.K73]))" office:value-type="float" office:value="78019.0476190476">
            <text:p>78019.0476190476</text:p>
          </table:table-cell>
          <table:table-cell table:formula="of:=[.$B$4]-[.$S73]" office:value-type="float" office:value="1980.95238095238">
            <text:p>1980.9523809524</text:p>
          </table:table-cell>
        </table:table-row>
        <table:table-row table:style-name="ro1">
          <table:table-cell table:formula="of:=IF([.$E74] &lt; [.$B$7]; &quot;!!! INVALID TAD CLOCK !!!&quot;; &quot;&quot;)">
            <text:p/>
          </table:table-cell>
          <table:table-cell table:formula="of:=[.$B73]+1" office:value-type="float" office:value="63">
            <text:p>63</text:p>
          </table:table-cell>
          <table:table-cell/>
          <table:table-cell table:formula="of:=[.$B$2]*([.$B74]+1)/2" office:value-type="float" office:value="0.00000108506944444444">
            <text:p>1.08506944444444E-006</text:p>
          </table:table-cell>
          <table:table-cell table:formula="of:=[.$D74] * 1000000000" office:value-type="float" office:value="1085.06944444444">
            <text:p>1085.0694444445</text:p>
          </table:table-cell>
          <table:table-cell/>
          <table:table-cell table:formula="of:=[.$B$5]-12*[.$D74]" office:value-type="float" office:value="-0.000000520833333333332">
            <text:p>-5.20833333333332E-007</text:p>
          </table:table-cell>
          <table:table-cell/>
          <table:table-cell table:formula="of:=FLOOR([.$G74]/[.$D74];1)" office:value-type="float" office:value="0">
            <text:p>Err:502</text:p>
          </table:table-cell>
          <table:table-cell table:formula="of:=CEILING([.$G74]/[.$D74];1)" office:value-type="float" office:value="0">
            <text:p>Err:502</text:p>
          </table:table-cell>
          <table:table-cell table:formula="of:=FLOOR([.$G74]/[.$D74]+0.5;1)" office:value-type="float" office:value="0">
            <text:p>0</text:p>
          </table:table-cell>
          <table:table-cell/>
          <table:table-cell table:formula="of:=1/([.$D74]*(12+[.I74]))" office:value-type="float" office:value="0">
            <text:p>Err:502</text:p>
          </table:table-cell>
          <table:table-cell table:formula="of:=[.$B$4]-[.$M74]" office:value-type="float" office:value="0">
            <text:p>Err:502</text:p>
          </table:table-cell>
          <table:table-cell/>
          <table:table-cell table:formula="of:=1/([.$D74]*(12+[.J74]))" office:value-type="float" office:value="0">
            <text:p>Err:502</text:p>
          </table:table-cell>
          <table:table-cell table:formula="of:=[.$B$4]-[.P74]" office:value-type="float" office:value="0">
            <text:p>Err:502</text:p>
          </table:table-cell>
          <table:table-cell/>
          <table:table-cell table:formula="of:=1/([.$D74]*(12+[.K74]))" office:value-type="float" office:value="76800">
            <text:p>76800</text:p>
          </table:table-cell>
          <table:table-cell table:formula="of:=[.$B$4]-[.$S74]" office:value-type="float" office:value="3200">
            <text:p>3200</text:p>
          </table:table-cell>
        </table:table-row>
        <table:table-row table:style-name="ro1" table:number-rows-repeated="14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 table:number-columns-repeated="19"/>
        </table:table-row>
      </table:table>
      <table:table table:name="Goertzel Detector" table:style-name="ta1" table:print="false">
        <table:table-column table:style-name="co4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table:style-name="ce1" office:value-type="string">
            <text:p>MCU Instruction Frequency (Hz)</text:p>
          </table:table-cell>
          <table:table-cell office:value-type="float" office:value="29491200">
            <text:p>29491200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MCU Instruction Interval (s)</text:p>
          </table:table-cell>
          <table:table-cell table:formula="of:=1 / [.$B$1]" office:value-type="float" office:value="0.0000000339084201388889">
            <text:p>3.39084201388889E-008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ADCS</text:p>
          </table:table-cell>
          <table:table-cell office:value-type="float" office:value="17">
            <text:p>17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SAMC</text:p>
          </table:table-cell>
          <table:table-cell office:value-type="float" office:value="29">
            <text:p>29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Sampling Frequency (Hz)</text:p>
          </table:table-cell>
          <table:table-cell table:style-name="ce2" table:formula="of:=1 / (([.$B$2] * ([.$B$4] + 1) / 2) * (12 + [.$B$5]))" office:value-type="float" office:value="79921.9512195122">
            <text:p>79921.9512195122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Desired Detector Frequency (Hz)</text:p>
          </table:table-cell>
          <table:table-cell office:value-type="float" office:value="60000">
            <text:p>60000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Block Size (N)</text:p>
          </table:table-cell>
          <table:table-cell office:value-type="float" office:value="345">
            <text:p>345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Delay (ms)</text:p>
          </table:table-cell>
          <table:table-cell table:formula="of:=1000 * [.$B$10] / [.$B$7]" office:value-type="float" office:value="4.31671142578125">
            <text:p>4.3167114258</text:p>
          </table:table-cell>
          <table:table-cell table:style-name="Default"/>
          <table:table-cell/>
          <table:table-cell table:style-name="ce1" office:value-type="string">
            <text:p>Delay until an output – MSF 'fast code' is in the order of 100ms on / off, so make sure it's much less than that</text:p>
          </table:table-cell>
          <table:table-cell table:number-columns-repeated="3"/>
        </table:table-row>
        <table:table-row table:style-name="ro1">
          <table:table-cell table:style-name="ce1" office:value-type="string">
            <text:p>Bin Width (Frequency Resolution – Hz)</text:p>
          </table:table-cell>
          <table:table-cell table:formula="of:=[.$B$7] / [.$B$10]" office:value-type="float" office:value="231.657829621774">
            <text:p>231.6578296218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Offset From Bin Centre (Hz)</text:p>
          </table:table-cell>
          <table:table-cell table:formula="of:=MOD([.$B$8]; [.$B$7] / [.$B$10])" office:value-type="float" office:value="0.622127960406942">
            <text:p>0.6221279604</text:p>
          </table:table-cell>
          <table:table-cell table:style-name="Default"/>
          <table:table-cell/>
          <table:table-cell table:style-name="ce1" office:value-type="string">
            <text:p>Offset of the target signal from the centre of the DFT Bin – make this as small as possible</text:p>
          </table:table-cell>
          <table:table-cell table:number-columns-repeated="3"/>
        </table:table-row>
        <table:table-row table:style-name="ro1">
          <table:table-cell table:style-name="ce1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Calculated k</text:p>
          </table:table-cell>
          <table:table-cell table:formula="of:=ROUND([.$B$10] * [.$B$8] / [.$B$7]; 0)" office:value-type="float" office:value="259">
            <text:p>259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Calculated w (radians)</text:p>
          </table:table-cell>
          <table:table-cell table:formula="of:=2 * PI() * [.$B$15] / [.$B$10]" office:value-type="float" office:value="4.71694201321598">
            <text:p>4.7169420132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1" office:value-type="string">
            <text:p>Q1.15</text:p>
          </table:table-cell>
          <table:table-cell table:style-name="Default"/>
          <table:table-cell table:style-name="ce1" office:value-type="string">
            <text:p>Q1.15 Truncated</text:p>
          </table:table-cell>
          <table:table-cell/>
          <table:table-cell table:style-name="ce1" office:value-type="string">
            <text:p>Q1.15 Hexadecimal</text:p>
          </table:table-cell>
        </table:table-row>
        <table:table-row table:style-name="ro1">
          <table:table-cell table:style-name="ce1" office:value-type="string">
            <text:p>Cosine of w</text:p>
          </table:table-cell>
          <table:table-cell table:formula="of:=COS([.$B$16])" office:value-type="float" office:value="0.00455301710049504">
            <text:p>0.0045530171</text:p>
          </table:table-cell>
          <table:table-cell table:style-name="Default"/>
          <table:table-cell table:formula="of:=ROUND(32768 * [.$B$18]; 0)" office:value-type="float" office:value="149">
            <text:p>149</text:p>
          </table:table-cell>
          <table:table-cell table:style-name="Default"/>
          <table:table-cell table:formula="of:=MAX(-32768; MIN(32767; [.$D$18]))" office:value-type="float" office:value="149">
            <text:p>149</text:p>
          </table:table-cell>
          <table:table-cell/>
          <table:table-cell table:formula="of:=CONCATENATE(&quot;0x&quot;; RIGHT(LOWER(DEC2HEX([.$F$18]; 4)); 4))" office:value-type="string" office:string-value="0x0095">
            <text:p>0x0095</text:p>
          </table:table-cell>
        </table:table-row>
        <table:table-row table:style-name="ro1">
          <table:table-cell table:style-name="ce1" office:value-type="string">
            <text:p>Sine of w</text:p>
          </table:table-cell>
          <table:table-cell table:formula="of:=SIN([.$B$16])" office:value-type="float" office:value="-0.999989634963924">
            <text:p>-0.999989635</text:p>
          </table:table-cell>
          <table:table-cell table:style-name="Default"/>
          <table:table-cell table:style-name="ce2" table:formula="of:=ROUND(32768 * [.$B$19]; 0)" office:value-type="float" office:value="-32768">
            <text:p>-32768</text:p>
          </table:table-cell>
          <table:table-cell table:style-name="Default"/>
          <table:table-cell table:style-name="ce2" table:formula="of:=MAX(-32768; MIN(32767; [.$D$19]))" office:value-type="float" office:value="-32768">
            <text:p>-32768</text:p>
          </table:table-cell>
          <table:table-cell/>
          <table:table-cell table:style-name="ce2" table:formula="of:=CONCATENATE(&quot;0x&quot;; RIGHT(LOWER(DEC2HEX([.$F$19]; 4)); 4))" office:value-type="string" office:string-value="0x8000">
            <text:p>0x8000</text:p>
          </table:table-cell>
        </table:table-row>
        <table:table-row table:style-name="ro1" table:number-rows-repeated="4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Block Size (N)</text:p>
          </table:table-cell>
          <table:table-cell/>
          <table:table-cell table:style-name="ce1" office:value-type="string">
            <text:p>Bin Offset (Hz)</text:p>
          </table:table-cell>
          <table:table-cell/>
          <table:table-cell table:style-name="ce1" office:value-type="string">
            <text:p>Delay (ms)</text:p>
          </table:table-cell>
          <table:table-cell table:number-columns-repeated="2"/>
          <table:table-cell table:style-name="ce1" table:formula="of:=CONCATENATE(&quot;Minimum Offset = &quot;; MIN([.$C$25:.$C$190]); &quot;Hz&quot;)" office:value-type="string" office:string-value="Minimum Offset = 0.622127960406942Hz">
            <text:p>Minimum Offset = 0.622127960406942Hz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/>
          <table:table-cell table:formula="of:=MOD([.$B$8]; [.$B$7] / [.$A25])" office:value-type="float" office:value="58.5365853658586">
            <text:p>58.5365853659</text:p>
          </table:table-cell>
          <table:table-cell/>
          <table:table-cell table:formula="of:=1000 * [.$A25] / [.$B$7]" office:value-type="float" office:value="3.753662109375">
            <text:p>3.7536621094</text:p>
          </table:table-cell>
          <table:table-cell table:number-columns-repeated="3"/>
        </table:table-row>
        <table:table-row table:style-name="ro1">
          <table:table-cell table:formula="of:=[.$A25] + 1" office:value-type="float" office:value="301">
            <text:p>301</text:p>
          </table:table-cell>
          <table:table-cell/>
          <table:table-cell table:formula="of:=MOD([.$B$8]; [.$B$7] / [.$A26])" office:value-type="float" office:value="257.677659833083">
            <text:p>257.6776598331</text:p>
          </table:table-cell>
          <table:table-cell/>
          <table:table-cell table:formula="of:=1000 * [.$A26] / [.$B$7]" office:value-type="float" office:value="3.76617431640625">
            <text:p>3.7661743164</text:p>
          </table:table-cell>
          <table:table-cell table:number-columns-repeated="3"/>
        </table:table-row>
        <table:table-row table:style-name="ro1">
          <table:table-cell table:formula="of:=[.$A26] + 1" office:value-type="float" office:value="302">
            <text:p>302</text:p>
          </table:table-cell>
          <table:table-cell/>
          <table:table-cell table:formula="of:=MOD([.$B$8]; [.$B$7] / [.$A27])" office:value-type="float" office:value="190.857696656436">
            <text:p>190.8576966564</text:p>
          </table:table-cell>
          <table:table-cell/>
          <table:table-cell table:formula="of:=1000 * [.$A27] / [.$B$7]" office:value-type="float" office:value="3.7786865234375">
            <text:p>3.7786865234</text:p>
          </table:table-cell>
          <table:table-cell table:number-columns-repeated="3"/>
        </table:table-row>
        <table:table-row table:style-name="ro1">
          <table:table-cell table:formula="of:=[.$A27] + 1" office:value-type="float" office:value="303">
            <text:p>303</text:p>
          </table:table-cell>
          <table:table-cell/>
          <table:table-cell table:formula="of:=MOD([.$B$8]; [.$B$7] / [.$A28])" office:value-type="float" office:value="124.478789342349">
            <text:p>124.4787893423</text:p>
          </table:table-cell>
          <table:table-cell/>
          <table:table-cell table:formula="of:=1000 * [.$A28] / [.$B$7]" office:value-type="float" office:value="3.79119873046875">
            <text:p>3.7911987305</text:p>
          </table:table-cell>
          <table:table-cell table:number-columns-repeated="3"/>
        </table:table-row>
        <table:table-row table:style-name="ro1">
          <table:table-cell table:formula="of:=[.$A28] + 1" office:value-type="float" office:value="304">
            <text:p>304</text:p>
          </table:table-cell>
          <table:table-cell/>
          <table:table-cell table:formula="of:=MOD([.$B$8]; [.$B$7] / [.$A29])" office:value-type="float" office:value="58.5365853658586">
            <text:p>58.5365853659</text:p>
          </table:table-cell>
          <table:table-cell/>
          <table:table-cell table:formula="of:=1000 * [.$A29] / [.$B$7]" office:value-type="float" office:value="3.8037109375">
            <text:p>3.8037109375</text:p>
          </table:table-cell>
          <table:table-cell table:number-columns-repeated="3"/>
        </table:table-row>
        <table:table-row table:style-name="ro1">
          <table:table-cell table:formula="of:=[.$A29] + 1" office:value-type="float" office:value="305">
            <text:p>305</text:p>
          </table:table-cell>
          <table:table-cell/>
          <table:table-cell table:formula="of:=MOD([.$B$8]; [.$B$7] / [.$A30])" office:value-type="float" office:value="255.065973610559">
            <text:p>255.0659736106</text:p>
          </table:table-cell>
          <table:table-cell/>
          <table:table-cell table:formula="of:=1000 * [.$A30] / [.$B$7]" office:value-type="float" office:value="3.81622314453125">
            <text:p>3.8162231445</text:p>
          </table:table-cell>
          <table:table-cell table:number-columns-repeated="3"/>
        </table:table-row>
        <table:table-row table:style-name="ro1">
          <table:table-cell table:formula="of:=[.$A30] + 1" office:value-type="float" office:value="306">
            <text:p>306</text:p>
          </table:table-cell>
          <table:table-cell/>
          <table:table-cell table:formula="of:=MOD([.$B$8]; [.$B$7] / [.$A31])" office:value-type="float" office:value="189.128008927153">
            <text:p>189.1280089272</text:p>
          </table:table-cell>
          <table:table-cell/>
          <table:table-cell table:formula="of:=1000 * [.$A31] / [.$B$7]" office:value-type="float" office:value="3.8287353515625">
            <text:p>3.8287353516</text:p>
          </table:table-cell>
          <table:table-cell table:number-columns-repeated="3"/>
        </table:table-row>
        <table:table-row table:style-name="ro1">
          <table:table-cell table:formula="of:=[.$A31] + 1" office:value-type="float" office:value="307">
            <text:p>307</text:p>
          </table:table-cell>
          <table:table-cell/>
          <table:table-cell table:formula="of:=MOD([.$B$8]; [.$B$7] / [.$A32])" office:value-type="float" office:value="123.619607531575">
            <text:p>123.6196075316</text:p>
          </table:table-cell>
          <table:table-cell/>
          <table:table-cell table:formula="of:=1000 * [.$A32] / [.$B$7]" office:value-type="float" office:value="3.84124755859375">
            <text:p>3.8412475586</text:p>
          </table:table-cell>
          <table:table-cell table:number-columns-repeated="3"/>
        </table:table-row>
        <table:table-row table:style-name="ro1">
          <table:table-cell table:formula="of:=[.$A32] + 1" office:value-type="float" office:value="308">
            <text:p>308</text:p>
          </table:table-cell>
          <table:table-cell/>
          <table:table-cell table:formula="of:=MOD([.$B$8]; [.$B$7] / [.$A33])" office:value-type="float" office:value="58.5365853658586">
            <text:p>58.5365853659</text:p>
          </table:table-cell>
          <table:table-cell/>
          <table:table-cell table:formula="of:=1000 * [.$A33] / [.$B$7]" office:value-type="float" office:value="3.853759765625">
            <text:p>3.8537597656</text:p>
          </table:table-cell>
          <table:table-cell table:number-columns-repeated="3"/>
        </table:table-row>
        <table:table-row table:style-name="ro1">
          <table:table-cell table:formula="of:=[.$A33] + 1" office:value-type="float" office:value="309">
            <text:p>309</text:p>
          </table:table-cell>
          <table:table-cell/>
          <table:table-cell table:formula="of:=MOD([.$B$8]; [.$B$7] / [.$A34])" office:value-type="float" office:value="252.521903859815">
            <text:p>252.5219038598</text:p>
          </table:table-cell>
          <table:table-cell/>
          <table:table-cell table:formula="of:=1000 * [.$A34] / [.$B$7]" office:value-type="float" office:value="3.86627197265625">
            <text:p>3.8662719727</text:p>
          </table:table-cell>
          <table:table-cell table:number-columns-repeated="3"/>
        </table:table-row>
        <table:table-row table:style-name="ro1">
          <table:table-cell table:formula="of:=[.$A34] + 1" office:value-type="float" office:value="310">
            <text:p>310</text:p>
          </table:table-cell>
          <table:table-cell/>
          <table:table-cell table:formula="of:=MOD([.$B$8]; [.$B$7] / [.$A35])" office:value-type="float" office:value="187.442958300548">
            <text:p>187.4429583005</text:p>
          </table:table-cell>
          <table:table-cell/>
          <table:table-cell table:formula="of:=1000 * [.$A35] / [.$B$7]" office:value-type="float" office:value="3.8787841796875">
            <text:p>3.8787841797</text:p>
          </table:table-cell>
          <table:table-cell table:number-columns-repeated="3"/>
        </table:table-row>
        <table:table-row table:style-name="ro1">
          <table:table-cell table:formula="of:=[.$A35] + 1" office:value-type="float" office:value="311">
            <text:p>311</text:p>
          </table:table-cell>
          <table:table-cell/>
          <table:table-cell table:formula="of:=MOD([.$B$8]; [.$B$7] / [.$A36])" office:value-type="float" office:value="122.782526860647">
            <text:p>122.7825268606</text:p>
          </table:table-cell>
          <table:table-cell/>
          <table:table-cell table:formula="of:=1000 * [.$A36] / [.$B$7]" office:value-type="float" office:value="3.89129638671875">
            <text:p>3.8912963867</text:p>
          </table:table-cell>
          <table:table-cell table:number-columns-repeated="3"/>
        </table:table-row>
        <table:table-row table:style-name="ro1">
          <table:table-cell table:formula="of:=[.$A36] + 1" office:value-type="float" office:value="312">
            <text:p>312</text:p>
          </table:table-cell>
          <table:table-cell/>
          <table:table-cell table:formula="of:=MOD([.$B$8]; [.$B$7] / [.$A37])" office:value-type="float" office:value="58.5365853658586">
            <text:p>58.5365853659</text:p>
          </table:table-cell>
          <table:table-cell/>
          <table:table-cell table:formula="of:=1000 * [.$A37] / [.$B$7]" office:value-type="float" office:value="3.90380859375">
            <text:p>3.9038085938</text:p>
          </table:table-cell>
          <table:table-cell table:number-columns-repeated="3"/>
        </table:table-row>
        <table:table-row table:style-name="ro1">
          <table:table-cell table:formula="of:=[.$A37] + 1" office:value-type="float" office:value="313">
            <text:p>313</text:p>
          </table:table-cell>
          <table:table-cell/>
          <table:table-cell table:formula="of:=MOD([.$B$8]; [.$B$7] / [.$A38])" office:value-type="float" office:value="250.042858256063">
            <text:p>250.0428582561</text:p>
          </table:table-cell>
          <table:table-cell/>
          <table:table-cell table:formula="of:=1000 * [.$A38] / [.$B$7]" office:value-type="float" office:value="3.91632080078125">
            <text:p>3.9163208008</text:p>
          </table:table-cell>
          <table:table-cell table:number-columns-repeated="3"/>
        </table:table-row>
        <table:table-row table:style-name="ro1">
          <table:table-cell table:formula="of:=[.$A38] + 1" office:value-type="float" office:value="314">
            <text:p>314</text:p>
          </table:table-cell>
          <table:table-cell/>
          <table:table-cell table:formula="of:=MOD([.$B$8]; [.$B$7] / [.$A39])" office:value-type="float" office:value="185.800838900104">
            <text:p>185.8008389001</text:p>
          </table:table-cell>
          <table:table-cell/>
          <table:table-cell table:formula="of:=1000 * [.$A39] / [.$B$7]" office:value-type="float" office:value="3.9288330078125">
            <text:p>3.9288330078</text:p>
          </table:table-cell>
          <table:table-cell table:number-columns-repeated="3"/>
        </table:table-row>
        <table:table-row table:style-name="ro1">
          <table:table-cell table:formula="of:=[.$A39] + 1" office:value-type="float" office:value="315">
            <text:p>315</text:p>
          </table:table-cell>
          <table:table-cell/>
          <table:table-cell table:formula="of:=MOD([.$B$8]; [.$B$7] / [.$A40])" office:value-type="float" office:value="121.966705381339">
            <text:p>121.9667053813</text:p>
          </table:table-cell>
          <table:table-cell/>
          <table:table-cell table:formula="of:=1000 * [.$A40] / [.$B$7]" office:value-type="float" office:value="3.94134521484375">
            <text:p>3.9413452148</text:p>
          </table:table-cell>
          <table:table-cell table:number-columns-repeated="3"/>
        </table:table-row>
        <table:table-row table:style-name="ro1">
          <table:table-cell table:formula="of:=[.$A40] + 1" office:value-type="float" office:value="316">
            <text:p>316</text:p>
          </table:table-cell>
          <table:table-cell/>
          <table:table-cell table:formula="of:=MOD([.$B$8]; [.$B$7] / [.$A41])" office:value-type="float" office:value="58.5365853658586">
            <text:p>58.5365853659</text:p>
          </table:table-cell>
          <table:table-cell/>
          <table:table-cell table:formula="of:=1000 * [.$A41] / [.$B$7]" office:value-type="float" office:value="3.953857421875">
            <text:p>3.9538574219</text:p>
          </table:table-cell>
          <table:table-cell table:number-columns-repeated="3"/>
        </table:table-row>
        <table:table-row table:style-name="ro1">
          <table:table-cell table:formula="of:=[.$A41] + 1" office:value-type="float" office:value="317">
            <text:p>317</text:p>
          </table:table-cell>
          <table:table-cell/>
          <table:table-cell table:formula="of:=MOD([.$B$8]; [.$B$7] / [.$A42])" office:value-type="float" office:value="247.626375317384">
            <text:p>247.6263753174</text:p>
          </table:table-cell>
          <table:table-cell/>
          <table:table-cell table:formula="of:=1000 * [.$A42] / [.$B$7]" office:value-type="float" office:value="3.96636962890625">
            <text:p>3.9663696289</text:p>
          </table:table-cell>
          <table:table-cell table:number-columns-repeated="3"/>
        </table:table-row>
        <table:table-row table:style-name="ro1">
          <table:table-cell table:formula="of:=[.$A42] + 1" office:value-type="float" office:value="318">
            <text:p>318</text:p>
          </table:table-cell>
          <table:table-cell/>
          <table:table-cell table:formula="of:=MOD([.$B$8]; [.$B$7] / [.$A43])" office:value-type="float" office:value="184.200030679553">
            <text:p>184.2000306796</text:p>
          </table:table-cell>
          <table:table-cell/>
          <table:table-cell table:formula="of:=1000 * [.$A43] / [.$B$7]" office:value-type="float" office:value="3.9788818359375">
            <text:p>3.9788818359</text:p>
          </table:table-cell>
          <table:table-cell table:number-columns-repeated="3"/>
        </table:table-row>
        <table:table-row table:style-name="ro1">
          <table:table-cell table:formula="of:=[.$A43] + 1" office:value-type="float" office:value="319">
            <text:p>319</text:p>
          </table:table-cell>
          <table:table-cell/>
          <table:table-cell table:formula="of:=MOD([.$B$8]; [.$B$7] / [.$A44])" office:value-type="float" office:value="121.171343374881">
            <text:p>121.1713433749</text:p>
          </table:table-cell>
          <table:table-cell/>
          <table:table-cell table:formula="of:=1000 * [.$A44] / [.$B$7]" office:value-type="float" office:value="3.99139404296875">
            <text:p>3.991394043</text:p>
          </table:table-cell>
          <table:table-cell table:number-columns-repeated="3"/>
        </table:table-row>
        <table:table-row table:style-name="ro1">
          <table:table-cell table:formula="of:=[.$A44] + 1" office:value-type="float" office:value="320">
            <text:p>320</text:p>
          </table:table-cell>
          <table:table-cell/>
          <table:table-cell table:formula="of:=MOD([.$B$8]; [.$B$7] / [.$A45])" office:value-type="float" office:value="58.5365853658586">
            <text:p>58.5365853659</text:p>
          </table:table-cell>
          <table:table-cell/>
          <table:table-cell table:formula="of:=1000 * [.$A45] / [.$B$7]" office:value-type="float" office:value="4.00390625">
            <text:p>4.00390625</text:p>
          </table:table-cell>
          <table:table-cell table:number-columns-repeated="3"/>
        </table:table-row>
        <table:table-row table:style-name="ro1">
          <table:table-cell table:formula="of:=[.$A45] + 1" office:value-type="float" office:value="321">
            <text:p>321</text:p>
          </table:table-cell>
          <table:table-cell/>
          <table:table-cell table:formula="of:=MOD([.$B$8]; [.$B$7] / [.$A46])" office:value-type="float" office:value="245.270116252563">
            <text:p>245.2701162526</text:p>
          </table:table-cell>
          <table:table-cell/>
          <table:table-cell table:formula="of:=1000 * [.$A46] / [.$B$7]" office:value-type="float" office:value="4.01641845703125">
            <text:p>4.016418457</text:p>
          </table:table-cell>
          <table:table-cell table:number-columns-repeated="3"/>
        </table:table-row>
        <table:table-row table:style-name="ro1">
          <table:table-cell table:formula="of:=[.$A46] + 1" office:value-type="float" office:value="322">
            <text:p>322</text:p>
          </table:table-cell>
          <table:table-cell/>
          <table:table-cell table:formula="of:=MOD([.$B$8]; [.$B$7] / [.$A47])" office:value-type="float" office:value="182.638994091809">
            <text:p>182.6389940918</text:p>
          </table:table-cell>
          <table:table-cell/>
          <table:table-cell table:formula="of:=1000 * [.$A47] / [.$B$7]" office:value-type="float" office:value="4.0289306640625">
            <text:p>4.0289306641</text:p>
          </table:table-cell>
          <table:table-cell table:number-columns-repeated="3"/>
        </table:table-row>
        <table:table-row table:style-name="ro1">
          <table:table-cell table:formula="of:=[.$A47] + 1" office:value-type="float" office:value="323">
            <text:p>323</text:p>
          </table:table-cell>
          <table:table-cell/>
          <table:table-cell table:formula="of:=MOD([.$B$8]; [.$B$7] / [.$A48])" office:value-type="float" office:value="120.395680736998">
            <text:p>120.395680737</text:p>
          </table:table-cell>
          <table:table-cell/>
          <table:table-cell table:formula="of:=1000 * [.$A48] / [.$B$7]" office:value-type="float" office:value="4.04144287109375">
            <text:p>4.0414428711</text:p>
          </table:table-cell>
          <table:table-cell table:number-columns-repeated="3"/>
        </table:table-row>
        <table:table-row table:style-name="ro1">
          <table:table-cell table:formula="of:=[.$A48] + 1" office:value-type="float" office:value="324">
            <text:p>324</text:p>
          </table:table-cell>
          <table:table-cell/>
          <table:table-cell table:formula="of:=MOD([.$B$8]; [.$B$7] / [.$A49])" office:value-type="float" office:value="58.5365853658514">
            <text:p>58.5365853659</text:p>
          </table:table-cell>
          <table:table-cell/>
          <table:table-cell table:formula="of:=1000 * [.$A49] / [.$B$7]" office:value-type="float" office:value="4.053955078125">
            <text:p>4.0539550781</text:p>
          </table:table-cell>
          <table:table-cell table:number-columns-repeated="3"/>
        </table:table-row>
        <table:table-row table:style-name="ro1">
          <table:table-cell table:formula="of:=[.$A49] + 1" office:value-type="float" office:value="325">
            <text:p>325</text:p>
          </table:table-cell>
          <table:table-cell/>
          <table:table-cell table:formula="of:=MOD([.$B$8]; [.$B$7] / [.$A50])" office:value-type="float" office:value="242.971857410885">
            <text:p>242.9718574109</text:p>
          </table:table-cell>
          <table:table-cell/>
          <table:table-cell table:formula="of:=1000 * [.$A50] / [.$B$7]" office:value-type="float" office:value="4.06646728515625">
            <text:p>4.0664672852</text:p>
          </table:table-cell>
          <table:table-cell table:number-columns-repeated="3"/>
        </table:table-row>
        <table:table-row table:style-name="ro1">
          <table:table-cell table:formula="of:=[.$A50] + 1" office:value-type="float" office:value="326">
            <text:p>326</text:p>
          </table:table-cell>
          <table:table-cell/>
          <table:table-cell table:formula="of:=MOD([.$B$8]; [.$B$7] / [.$A51])" office:value-type="float" office:value="181.116265150384">
            <text:p>181.1162651504</text:p>
          </table:table-cell>
          <table:table-cell/>
          <table:table-cell table:formula="of:=1000 * [.$A51] / [.$B$7]" office:value-type="float" office:value="4.0789794921875">
            <text:p>4.0789794922</text:p>
          </table:table-cell>
          <table:table-cell table:number-columns-repeated="3"/>
        </table:table-row>
        <table:table-row table:style-name="ro1">
          <table:table-cell table:formula="of:=[.$A51] + 1" office:value-type="float" office:value="327">
            <text:p>327</text:p>
          </table:table-cell>
          <table:table-cell/>
          <table:table-cell table:formula="of:=MOD([.$B$8]; [.$B$7] / [.$A52])" office:value-type="float" office:value="119.638994555084">
            <text:p>119.6389945551</text:p>
          </table:table-cell>
          <table:table-cell/>
          <table:table-cell table:formula="of:=1000 * [.$A52] / [.$B$7]" office:value-type="float" office:value="4.09149169921875">
            <text:p>4.0914916992</text:p>
          </table:table-cell>
          <table:table-cell table:number-columns-repeated="3"/>
        </table:table-row>
        <table:table-row table:style-name="ro1">
          <table:table-cell table:formula="of:=[.$A52] + 1" office:value-type="float" office:value="328">
            <text:p>328</text:p>
          </table:table-cell>
          <table:table-cell/>
          <table:table-cell table:formula="of:=MOD([.$B$8]; [.$B$7] / [.$A53])" office:value-type="float" office:value="58.5365853658514">
            <text:p>58.5365853659</text:p>
          </table:table-cell>
          <table:table-cell/>
          <table:table-cell table:formula="of:=1000 * [.$A53] / [.$B$7]" office:value-type="float" office:value="4.10400390625">
            <text:p>4.1040039063</text:p>
          </table:table-cell>
          <table:table-cell table:number-columns-repeated="3"/>
        </table:table-row>
        <table:table-row table:style-name="ro1">
          <table:table-cell table:formula="of:=[.$A53] + 1" office:value-type="float" office:value="329">
            <text:p>329</text:p>
          </table:table-cell>
          <table:table-cell/>
          <table:table-cell table:formula="of:=MOD([.$B$8]; [.$B$7] / [.$A54])" office:value-type="float" office:value="240.729483282681">
            <text:p>240.7294832827</text:p>
          </table:table-cell>
          <table:table-cell/>
          <table:table-cell table:formula="of:=1000 * [.$A54] / [.$B$7]" office:value-type="float" office:value="4.11651611328125">
            <text:p>4.1165161133</text:p>
          </table:table-cell>
          <table:table-cell table:number-columns-repeated="3"/>
        </table:table-row>
        <table:table-row table:style-name="ro1">
          <table:table-cell table:formula="of:=[.$A54] + 1" office:value-type="float" office:value="330">
            <text:p>330</text:p>
          </table:table-cell>
          <table:table-cell/>
          <table:table-cell table:formula="of:=MOD([.$B$8]; [.$B$7] / [.$A55])" office:value-type="float" office:value="179.63045084996">
            <text:p>179.63045085</text:p>
          </table:table-cell>
          <table:table-cell/>
          <table:table-cell table:formula="of:=1000 * [.$A55] / [.$B$7]" office:value-type="float" office:value="4.1290283203125">
            <text:p>4.1290283203</text:p>
          </table:table-cell>
          <table:table-cell table:number-columns-repeated="3"/>
        </table:table-row>
        <table:table-row table:style-name="ro1">
          <table:table-cell table:formula="of:=[.$A55] + 1" office:value-type="float" office:value="331">
            <text:p>331</text:p>
          </table:table-cell>
          <table:table-cell/>
          <table:table-cell table:formula="of:=MOD([.$B$8]; [.$B$7] / [.$A56])" office:value-type="float" office:value="118.900596860956">
            <text:p>118.900596861</text:p>
          </table:table-cell>
          <table:table-cell/>
          <table:table-cell table:formula="of:=1000 * [.$A56] / [.$B$7]" office:value-type="float" office:value="4.14154052734375">
            <text:p>4.1415405273</text:p>
          </table:table-cell>
          <table:table-cell table:number-columns-repeated="3"/>
        </table:table-row>
        <table:table-row table:style-name="ro1">
          <table:table-cell table:formula="of:=[.$A56] + 1" office:value-type="float" office:value="332">
            <text:p>332</text:p>
          </table:table-cell>
          <table:table-cell/>
          <table:table-cell table:formula="of:=MOD([.$B$8]; [.$B$7] / [.$A57])" office:value-type="float" office:value="58.5365853658514">
            <text:p>58.5365853659</text:p>
          </table:table-cell>
          <table:table-cell/>
          <table:table-cell table:formula="of:=1000 * [.$A57] / [.$B$7]" office:value-type="float" office:value="4.154052734375">
            <text:p>4.1540527344</text:p>
          </table:table-cell>
          <table:table-cell table:number-columns-repeated="3"/>
        </table:table-row>
        <table:table-row table:style-name="ro1">
          <table:table-cell table:formula="of:=[.$A57] + 1" office:value-type="float" office:value="333">
            <text:p>333</text:p>
          </table:table-cell>
          <table:table-cell/>
          <table:table-cell table:formula="of:=MOD([.$B$8]; [.$B$7] / [.$A58])" office:value-type="float" office:value="238.5409800044">
            <text:p>238.5409800044</text:p>
          </table:table-cell>
          <table:table-cell/>
          <table:table-cell table:formula="of:=1000 * [.$A58] / [.$B$7]" office:value-type="float" office:value="4.16656494140625">
            <text:p>4.1665649414</text:p>
          </table:table-cell>
          <table:table-cell table:number-columns-repeated="3"/>
        </table:table-row>
        <table:table-row table:style-name="ro1">
          <table:table-cell table:formula="of:=[.$A58] + 1" office:value-type="float" office:value="334">
            <text:p>334</text:p>
          </table:table-cell>
          <table:table-cell/>
          <table:table-cell table:formula="of:=MOD([.$B$8]; [.$B$7] / [.$A59])" office:value-type="float" office:value="178.180224916025">
            <text:p>178.180224916</text:p>
          </table:table-cell>
          <table:table-cell/>
          <table:table-cell table:formula="of:=1000 * [.$A59] / [.$B$7]" office:value-type="float" office:value="4.1790771484375">
            <text:p>4.1790771484</text:p>
          </table:table-cell>
          <table:table-cell table:number-columns-repeated="3"/>
        </table:table-row>
        <table:table-row table:style-name="ro1">
          <table:table-cell table:formula="of:=[.$A59] + 1" office:value-type="float" office:value="335">
            <text:p>335</text:p>
          </table:table-cell>
          <table:table-cell/>
          <table:table-cell table:formula="of:=MOD([.$B$8]; [.$B$7] / [.$A60])" office:value-type="float" office:value="118.179832544593">
            <text:p>118.1798325446</text:p>
          </table:table-cell>
          <table:table-cell/>
          <table:table-cell table:formula="of:=1000 * [.$A60] / [.$B$7]" office:value-type="float" office:value="4.19158935546875">
            <text:p>4.1915893555</text:p>
          </table:table-cell>
          <table:table-cell table:number-columns-repeated="3"/>
        </table:table-row>
        <table:table-row table:style-name="ro1">
          <table:table-cell table:formula="of:=[.$A60] + 1" office:value-type="float" office:value="336">
            <text:p>336</text:p>
          </table:table-cell>
          <table:table-cell/>
          <table:table-cell table:formula="of:=MOD([.$B$8]; [.$B$7] / [.$A61])" office:value-type="float" office:value="58.5365853658514">
            <text:p>58.5365853659</text:p>
          </table:table-cell>
          <table:table-cell/>
          <table:table-cell table:formula="of:=1000 * [.$A61] / [.$B$7]" office:value-type="float" office:value="4.2041015625">
            <text:p>4.2041015625</text:p>
          </table:table-cell>
          <table:table-cell table:number-columns-repeated="3"/>
        </table:table-row>
        <table:table-row table:style-name="ro1">
          <table:table-cell table:formula="of:=[.$A61] + 1" office:value-type="float" office:value="337">
            <text:p>337</text:p>
          </table:table-cell>
          <table:table-cell/>
          <table:table-cell table:formula="of:=MOD([.$B$8]; [.$B$7] / [.$A62])" office:value-type="float" office:value="236.40442932619">
            <text:p>236.4044293262</text:p>
          </table:table-cell>
          <table:table-cell/>
          <table:table-cell table:formula="of:=1000 * [.$A62] / [.$B$7]" office:value-type="float" office:value="4.21661376953125">
            <text:p>4.2166137695</text:p>
          </table:table-cell>
          <table:table-cell table:number-columns-repeated="3"/>
        </table:table-row>
        <table:table-row table:style-name="ro1">
          <table:table-cell table:formula="of:=[.$A62] + 1" office:value-type="float" office:value="338">
            <text:p>338</text:p>
          </table:table-cell>
          <table:table-cell/>
          <table:table-cell table:formula="of:=MOD([.$B$8]; [.$B$7] / [.$A63])" office:value-type="float" office:value="176.764323856252">
            <text:p>176.7643238563</text:p>
          </table:table-cell>
          <table:table-cell/>
          <table:table-cell table:formula="of:=1000 * [.$A63] / [.$B$7]" office:value-type="float" office:value="4.2291259765625">
            <text:p>4.2291259766</text:p>
          </table:table-cell>
          <table:table-cell table:number-columns-repeated="3"/>
        </table:table-row>
        <table:table-row table:style-name="ro1">
          <table:table-cell table:formula="of:=[.$A63] + 1" office:value-type="float" office:value="339">
            <text:p>339</text:p>
          </table:table-cell>
          <table:table-cell/>
          <table:table-cell table:formula="of:=MOD([.$B$8]; [.$B$7] / [.$A64])" office:value-type="float" office:value="117.476077415646">
            <text:p>117.4760774156</text:p>
          </table:table-cell>
          <table:table-cell/>
          <table:table-cell table:formula="of:=1000 * [.$A64] / [.$B$7]" office:value-type="float" office:value="4.24163818359375">
            <text:p>4.2416381836</text:p>
          </table:table-cell>
          <table:table-cell table:number-columns-repeated="3"/>
        </table:table-row>
        <table:table-row table:style-name="ro1">
          <table:table-cell table:formula="of:=[.$A64] + 1" office:value-type="float" office:value="340">
            <text:p>340</text:p>
          </table:table-cell>
          <table:table-cell/>
          <table:table-cell table:formula="of:=MOD([.$B$8]; [.$B$7] / [.$A65])" office:value-type="float" office:value="58.5365853658514">
            <text:p>58.5365853659</text:p>
          </table:table-cell>
          <table:table-cell/>
          <table:table-cell table:formula="of:=1000 * [.$A65] / [.$B$7]" office:value-type="float" office:value="4.254150390625">
            <text:p>4.2541503906</text:p>
          </table:table-cell>
          <table:table-cell table:number-columns-repeated="3"/>
        </table:table-row>
        <table:table-row table:style-name="ro1">
          <table:table-cell table:formula="of:=[.$A65] + 1" office:value-type="float" office:value="341">
            <text:p>341</text:p>
          </table:table-cell>
          <table:table-cell/>
          <table:table-cell table:formula="of:=MOD([.$B$8]; [.$B$7] / [.$A66])" office:value-type="float" office:value="234.318003004075">
            <text:p>234.3180030041</text:p>
          </table:table-cell>
          <table:table-cell/>
          <table:table-cell table:formula="of:=1000 * [.$A66] / [.$B$7]" office:value-type="float" office:value="4.26666259765625">
            <text:p>4.2666625977</text:p>
          </table:table-cell>
          <table:table-cell table:number-columns-repeated="3"/>
        </table:table-row>
        <table:table-row table:style-name="ro1">
          <table:table-cell table:formula="of:=[.$A66] + 1" office:value-type="float" office:value="342">
            <text:p>342</text:p>
          </table:table-cell>
          <table:table-cell/>
          <table:table-cell table:formula="of:=MOD([.$B$8]; [.$B$7] / [.$A67])" office:value-type="float" office:value="175.381543289121">
            <text:p>175.3815432891</text:p>
          </table:table-cell>
          <table:table-cell/>
          <table:table-cell table:formula="of:=1000 * [.$A67] / [.$B$7]" office:value-type="float" office:value="4.2791748046875">
            <text:p>4.2791748047</text:p>
          </table:table-cell>
          <table:table-cell table:number-columns-repeated="3"/>
        </table:table-row>
        <table:table-row table:style-name="ro1">
          <table:table-cell table:formula="of:=[.$A67] + 1" office:value-type="float" office:value="343">
            <text:p>343</text:p>
          </table:table-cell>
          <table:table-cell/>
          <table:table-cell table:formula="of:=MOD([.$B$8]; [.$B$7] / [.$A68])" office:value-type="float" office:value="116.788736400486">
            <text:p>116.7887364005</text:p>
          </table:table-cell>
          <table:table-cell/>
          <table:table-cell table:formula="of:=1000 * [.$A68] / [.$B$7]" office:value-type="float" office:value="4.29168701171875">
            <text:p>4.2916870117</text:p>
          </table:table-cell>
          <table:table-cell table:number-columns-repeated="3"/>
        </table:table-row>
        <table:table-row table:style-name="ro1">
          <table:table-cell table:formula="of:=[.$A68] + 1" office:value-type="float" office:value="344">
            <text:p>344</text:p>
          </table:table-cell>
          <table:table-cell/>
          <table:table-cell table:formula="of:=MOD([.$B$8]; [.$B$7] / [.$A69])" office:value-type="float" office:value="58.5365853658586">
            <text:p>58.5365853659</text:p>
          </table:table-cell>
          <table:table-cell/>
          <table:table-cell table:formula="of:=1000 * [.$A69] / [.$B$7]" office:value-type="float" office:value="4.30419921875">
            <text:p>4.3041992188</text:p>
          </table:table-cell>
          <table:table-cell table:number-columns-repeated="3"/>
        </table:table-row>
        <table:table-row table:style-name="ro1">
          <table:table-cell table:formula="of:=[.$A69] + 1" office:value-type="float" office:value="345">
            <text:p>345</text:p>
          </table:table-cell>
          <table:table-cell/>
          <table:table-cell table:formula="of:=MOD([.$B$8]; [.$B$7] / [.$A70])" office:value-type="float" office:value="0.622127960406942">
            <text:p>0.6221279604</text:p>
          </table:table-cell>
          <table:table-cell/>
          <table:table-cell table:formula="of:=1000 * [.$A70] / [.$B$7]" office:value-type="float" office:value="4.31671142578125">
            <text:p>4.3167114258</text:p>
          </table:table-cell>
          <table:table-cell table:number-columns-repeated="3"/>
        </table:table-row>
        <table:table-row table:style-name="ro1">
          <table:table-cell table:formula="of:=[.$A70] + 1" office:value-type="float" office:value="346">
            <text:p>346</text:p>
          </table:table-cell>
          <table:table-cell/>
          <table:table-cell table:formula="of:=MOD([.$B$8]; [.$B$7] / [.$A71])" office:value-type="float" office:value="174.030734526998">
            <text:p>174.030734527</text:p>
          </table:table-cell>
          <table:table-cell/>
          <table:table-cell table:formula="of:=1000 * [.$A71] / [.$B$7]" office:value-type="float" office:value="4.3292236328125">
            <text:p>4.3292236328</text:p>
          </table:table-cell>
          <table:table-cell table:number-columns-repeated="3"/>
        </table:table-row>
        <table:table-row table:style-name="ro1">
          <table:table-cell table:formula="of:=[.$A71] + 1" office:value-type="float" office:value="347">
            <text:p>347</text:p>
          </table:table-cell>
          <table:table-cell/>
          <table:table-cell table:formula="of:=MOD([.$B$8]; [.$B$7] / [.$A72])" office:value-type="float" office:value="116.117241864064">
            <text:p>116.1172418641</text:p>
          </table:table-cell>
          <table:table-cell/>
          <table:table-cell table:formula="of:=1000 * [.$A72] / [.$B$7]" office:value-type="float" office:value="4.34173583984375">
            <text:p>4.3417358398</text:p>
          </table:table-cell>
          <table:table-cell table:number-columns-repeated="3"/>
        </table:table-row>
        <table:table-row table:style-name="ro1">
          <table:table-cell table:formula="of:=[.$A72] + 1" office:value-type="float" office:value="348">
            <text:p>348</text:p>
          </table:table-cell>
          <table:table-cell/>
          <table:table-cell table:formula="of:=MOD([.$B$8]; [.$B$7] / [.$A73])" office:value-type="float" office:value="58.5365853658586">
            <text:p>58.5365853659</text:p>
          </table:table-cell>
          <table:table-cell/>
          <table:table-cell table:formula="of:=1000 * [.$A73] / [.$B$7]" office:value-type="float" office:value="4.354248046875">
            <text:p>4.3542480469</text:p>
          </table:table-cell>
          <table:table-cell table:number-columns-repeated="3"/>
        </table:table-row>
        <table:table-row table:style-name="ro1">
          <table:table-cell table:formula="of:=[.$A73] + 1" office:value-type="float" office:value="349">
            <text:p>349</text:p>
          </table:table-cell>
          <table:table-cell/>
          <table:table-cell table:formula="of:=MOD([.$B$8]; [.$B$7] / [.$A74])" office:value-type="float" office:value="1.28590397651715">
            <text:p>1.2859039765</text:p>
          </table:table-cell>
          <table:table-cell/>
          <table:table-cell table:formula="of:=1000 * [.$A74] / [.$B$7]" office:value-type="float" office:value="4.36676025390625">
            <text:p>4.3667602539</text:p>
          </table:table-cell>
          <table:table-cell table:number-columns-repeated="3"/>
        </table:table-row>
        <table:table-row table:style-name="ro1">
          <table:table-cell table:formula="of:=[.$A74] + 1" office:value-type="float" office:value="350">
            <text:p>350</text:p>
          </table:table-cell>
          <table:table-cell/>
          <table:table-cell table:formula="of:=MOD([.$B$8]; [.$B$7] / [.$A75])" office:value-type="float" office:value="172.710801393725">
            <text:p>172.7108013937</text:p>
          </table:table-cell>
          <table:table-cell/>
          <table:table-cell table:formula="of:=1000 * [.$A75] / [.$B$7]" office:value-type="float" office:value="4.3792724609375">
            <text:p>4.3792724609</text:p>
          </table:table-cell>
          <table:table-cell table:number-columns-repeated="3"/>
        </table:table-row>
        <table:table-row table:style-name="ro1">
          <table:table-cell table:formula="of:=[.$A75] + 1" office:value-type="float" office:value="351">
            <text:p>351</text:p>
          </table:table-cell>
          <table:table-cell/>
          <table:table-cell table:formula="of:=MOD([.$B$8]; [.$B$7] / [.$A76])" office:value-type="float" office:value="115.461052046419">
            <text:p>115.4610520464</text:p>
          </table:table-cell>
          <table:table-cell/>
          <table:table-cell table:formula="of:=1000 * [.$A76] / [.$B$7]" office:value-type="float" office:value="4.39178466796875">
            <text:p>4.391784668</text:p>
          </table:table-cell>
          <table:table-cell table:number-columns-repeated="3"/>
        </table:table-row>
        <table:table-row table:style-name="ro1">
          <table:table-cell table:formula="of:=[.$A76] + 1" office:value-type="float" office:value="352">
            <text:p>352</text:p>
          </table:table-cell>
          <table:table-cell/>
          <table:table-cell table:formula="of:=MOD([.$B$8]; [.$B$7] / [.$A77])" office:value-type="float" office:value="58.5365853658586">
            <text:p>58.5365853659</text:p>
          </table:table-cell>
          <table:table-cell/>
          <table:table-cell table:formula="of:=1000 * [.$A77] / [.$B$7]" office:value-type="float" office:value="4.404296875">
            <text:p>4.404296875</text:p>
          </table:table-cell>
          <table:table-cell table:number-columns-repeated="3"/>
        </table:table-row>
        <table:table-row table:style-name="ro1">
          <table:table-cell table:formula="of:=[.$A77] + 1" office:value-type="float" office:value="353">
            <text:p>353</text:p>
          </table:table-cell>
          <table:table-cell/>
          <table:table-cell table:formula="of:=MOD([.$B$8]; [.$B$7] / [.$A78])" office:value-type="float" office:value="1.93463691011129">
            <text:p>1.9346369101</text:p>
          </table:table-cell>
          <table:table-cell/>
          <table:table-cell table:formula="of:=1000 * [.$A78] / [.$B$7]" office:value-type="float" office:value="4.41680908203125">
            <text:p>4.416809082</text:p>
          </table:table-cell>
          <table:table-cell table:number-columns-repeated="3"/>
        </table:table-row>
        <table:table-row table:style-name="ro1">
          <table:table-cell table:formula="of:=[.$A78] + 1" office:value-type="float" office:value="354">
            <text:p>354</text:p>
          </table:table-cell>
          <table:table-cell/>
          <table:table-cell table:formula="of:=MOD([.$B$8]; [.$B$7] / [.$A79])" office:value-type="float" office:value="171.420697257825">
            <text:p>171.4206972578</text:p>
          </table:table-cell>
          <table:table-cell/>
          <table:table-cell table:formula="of:=1000 * [.$A79] / [.$B$7]" office:value-type="float" office:value="4.4293212890625">
            <text:p>4.4293212891</text:p>
          </table:table-cell>
          <table:table-cell table:number-columns-repeated="3"/>
        </table:table-row>
        <table:table-row table:style-name="ro1">
          <table:table-cell table:formula="of:=[.$A79] + 1" office:value-type="float" office:value="355">
            <text:p>355</text:p>
          </table:table-cell>
          <table:table-cell/>
          <table:table-cell table:formula="of:=MOD([.$B$8]; [.$B$7] / [.$A80])" office:value-type="float" office:value="114.81964960495">
            <text:p>114.819649605</text:p>
          </table:table-cell>
          <table:table-cell/>
          <table:table-cell table:formula="of:=1000 * [.$A80] / [.$B$7]" office:value-type="float" office:value="4.44183349609375">
            <text:p>4.4418334961</text:p>
          </table:table-cell>
          <table:table-cell table:number-columns-repeated="3"/>
        </table:table-row>
        <table:table-row table:style-name="ro1">
          <table:table-cell table:formula="of:=[.$A80] + 1" office:value-type="float" office:value="356">
            <text:p>356</text:p>
          </table:table-cell>
          <table:table-cell/>
          <table:table-cell table:formula="of:=MOD([.$B$8]; [.$B$7] / [.$A81])" office:value-type="float" office:value="58.5365853658514">
            <text:p>58.5365853659</text:p>
          </table:table-cell>
          <table:table-cell/>
          <table:table-cell table:formula="of:=1000 * [.$A81] / [.$B$7]" office:value-type="float" office:value="4.454345703125">
            <text:p>4.4543457031</text:p>
          </table:table-cell>
          <table:table-cell table:number-columns-repeated="3"/>
        </table:table-row>
        <table:table-row table:style-name="ro1">
          <table:table-cell table:formula="of:=[.$A81] + 1" office:value-type="float" office:value="357">
            <text:p>357</text:p>
          </table:table-cell>
          <table:table-cell/>
          <table:table-cell table:formula="of:=MOD([.$B$8]; [.$B$7] / [.$A82])" office:value-type="float" office:value="2.56883241101605">
            <text:p>2.568832411</text:p>
          </table:table-cell>
          <table:table-cell/>
          <table:table-cell table:formula="of:=1000 * [.$A82] / [.$B$7]" office:value-type="float" office:value="4.46685791015625">
            <text:p>4.4668579102</text:p>
          </table:table-cell>
          <table:table-cell table:number-columns-repeated="3"/>
        </table:table-row>
        <table:table-row table:style-name="ro1">
          <table:table-cell table:formula="of:=[.$A82] + 1" office:value-type="float" office:value="358">
            <text:p>358</text:p>
          </table:table-cell>
          <table:table-cell/>
          <table:table-cell table:formula="of:=MOD([.$B$8]; [.$B$7] / [.$A83])" office:value-type="float" office:value="170.159422264616">
            <text:p>170.1594222646</text:p>
          </table:table-cell>
          <table:table-cell/>
          <table:table-cell table:formula="of:=1000 * [.$A83] / [.$B$7]" office:value-type="float" office:value="4.4793701171875">
            <text:p>4.4793701172</text:p>
          </table:table-cell>
          <table:table-cell table:number-columns-repeated="3"/>
        </table:table-row>
        <table:table-row table:style-name="ro1">
          <table:table-cell table:formula="of:=[.$A83] + 1" office:value-type="float" office:value="359">
            <text:p>359</text:p>
          </table:table-cell>
          <table:table-cell/>
          <table:table-cell table:formula="of:=MOD([.$B$8]; [.$B$7] / [.$A84])" office:value-type="float" office:value="114.192540254095">
            <text:p>114.1925402541</text:p>
          </table:table-cell>
          <table:table-cell/>
          <table:table-cell table:formula="of:=1000 * [.$A84] / [.$B$7]" office:value-type="float" office:value="4.49188232421875">
            <text:p>4.4918823242</text:p>
          </table:table-cell>
          <table:table-cell table:number-columns-repeated="3"/>
        </table:table-row>
        <table:table-row table:style-name="ro1">
          <table:table-cell table:formula="of:=[.$A84] + 1" office:value-type="float" office:value="360">
            <text:p>360</text:p>
          </table:table-cell>
          <table:table-cell/>
          <table:table-cell table:formula="of:=MOD([.$B$8]; [.$B$7] / [.$A85])" office:value-type="float" office:value="58.5365853658586">
            <text:p>58.5365853659</text:p>
          </table:table-cell>
          <table:table-cell/>
          <table:table-cell table:formula="of:=1000 * [.$A85] / [.$B$7]" office:value-type="float" office:value="4.50439453125">
            <text:p>4.5043945313</text:p>
          </table:table-cell>
          <table:table-cell table:number-columns-repeated="3"/>
        </table:table-row>
        <table:table-row table:style-name="ro1">
          <table:table-cell table:formula="of:=[.$A85] + 1" office:value-type="float" office:value="361">
            <text:p>361</text:p>
          </table:table-cell>
          <table:table-cell/>
          <table:table-cell table:formula="of:=MOD([.$B$8]; [.$B$7] / [.$A86])" office:value-type="float" office:value="3.1889737179954">
            <text:p>3.188973718</text:p>
          </table:table-cell>
          <table:table-cell/>
          <table:table-cell table:formula="of:=1000 * [.$A86] / [.$B$7]" office:value-type="float" office:value="4.51690673828125">
            <text:p>4.5169067383</text:p>
          </table:table-cell>
          <table:table-cell table:number-columns-repeated="3"/>
        </table:table-row>
        <table:table-row table:style-name="ro1">
          <table:table-cell table:formula="of:=[.$A86] + 1" office:value-type="float" office:value="362">
            <text:p>362</text:p>
          </table:table-cell>
          <table:table-cell/>
          <table:table-cell table:formula="of:=MOD([.$B$8]; [.$B$7] / [.$A87])" office:value-type="float" office:value="168.926020751918">
            <text:p>168.9260207519</text:p>
          </table:table-cell>
          <table:table-cell/>
          <table:table-cell table:formula="of:=1000 * [.$A87] / [.$B$7]" office:value-type="float" office:value="4.5294189453125">
            <text:p>4.5294189453</text:p>
          </table:table-cell>
          <table:table-cell table:number-columns-repeated="3"/>
        </table:table-row>
        <table:table-row table:style-name="ro1">
          <table:table-cell table:formula="of:=[.$A87] + 1" office:value-type="float" office:value="363">
            <text:p>363</text:p>
          </table:table-cell>
          <table:table-cell/>
          <table:table-cell table:formula="of:=MOD([.$B$8]; [.$B$7] / [.$A88])" office:value-type="float" office:value="113.579251495001">
            <text:p>113.579251495</text:p>
          </table:table-cell>
          <table:table-cell/>
          <table:table-cell table:formula="of:=1000 * [.$A88] / [.$B$7]" office:value-type="float" office:value="4.54193115234375">
            <text:p>4.5419311523</text:p>
          </table:table-cell>
          <table:table-cell table:number-columns-repeated="3"/>
        </table:table-row>
        <table:table-row table:style-name="ro1">
          <table:table-cell table:formula="of:=[.$A88] + 1" office:value-type="float" office:value="364">
            <text:p>364</text:p>
          </table:table-cell>
          <table:table-cell/>
          <table:table-cell table:formula="of:=MOD([.$B$8]; [.$B$7] / [.$A89])" office:value-type="float" office:value="58.5365853658514">
            <text:p>58.5365853659</text:p>
          </table:table-cell>
          <table:table-cell/>
          <table:table-cell table:formula="of:=1000 * [.$A89] / [.$B$7]" office:value-type="float" office:value="4.554443359375">
            <text:p>4.5544433594</text:p>
          </table:table-cell>
          <table:table-cell table:number-columns-repeated="3"/>
        </table:table-row>
        <table:table-row table:style-name="ro1">
          <table:table-cell table:formula="of:=[.$A89] + 1" office:value-type="float" office:value="365">
            <text:p>365</text:p>
          </table:table-cell>
          <table:table-cell/>
          <table:table-cell table:formula="of:=MOD([.$B$8]; [.$B$7] / [.$A90])" office:value-type="float" office:value="3.79552288673585">
            <text:p>3.7955228867</text:p>
          </table:table-cell>
          <table:table-cell/>
          <table:table-cell table:formula="of:=1000 * [.$A90] / [.$B$7]" office:value-type="float" office:value="4.56695556640625">
            <text:p>4.5669555664</text:p>
          </table:table-cell>
          <table:table-cell table:number-columns-repeated="3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19/04/2015</text:date>, <text:time>18:0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 Restall</meta:initial-creator>
    <meta:creation-date>2015-03-27T16:17:37</meta:creation-date>
    <dc:date>2015-04-19T18:05:20</dc:date>
    <dc:creator>Pete Restall</dc:creator>
    <meta:editing-duration>PT19H44M57S</meta:editing-duration>
    <meta:editing-cycles>30</meta:editing-cycles>
    <meta:generator>OpenOffice.org/3.3$Unix OpenOffice.org_project/330m20$Build-9567</meta:generator>
    <meta:document-statistic meta:table-count="3" meta:cell-count="1145" meta:object-count="0"/>
  </office:meta>
</office:document-meta>
</file>